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.834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3cm"/>
    </style:style>
    <style:style style:name="co13" style:family="table-column">
      <style:table-column-properties fo:break-before="auto" style:column-width="4.794cm"/>
    </style:style>
    <style:style style:name="co14" style:family="table-column">
      <style:table-column-properties fo:break-before="auto" style:column-width="1.219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302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4.205cm"/>
    </style:style>
    <style:style style:name="co19" style:family="table-column">
      <style:table-column-properties fo:break-before="auto" style:column-width="4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p(u wins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 is 1</text:p>
          </table:table-cell>
          <table:table-cell office:value-type="string" calcext:value-type="string">
            <text:p>u is max(w,v)</text:p>
          </table:table-cell>
          <table:table-cell office:value-type="string" calcext:value-type="string">
            <text:p>u is min(w,v)</text:p>
          </table:table-cell>
          <table:table-cell office:value-type="string" calcext:value-type="string">
            <text:p>best u</text:p>
          </table:table-cell>
          <table:table-cell office:value-type="string" calcext:value-type="string">
            <text:p>p(v wins)</text:p>
          </table:table-cell>
          <table:table-cell office:value-type="string" calcext:value-type="string">
            <text:p>p(w wins) for best v</text:p>
          </table:table-cell>
          <table:table-cell office:value-type="string" calcext:value-type="string">
            <text:p>best v?</text:p>
          </table:table-cell>
          <table:table-cell office:value-type="string" calcext:value-type="string">
            <text:p>p(w wins)</text:p>
          </table:table-cell>
          <table:table-cell table:number-columns-repeated="1014"/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01" calcext:value-type="float">
            <text:p>0.01</text:p>
          </table:table-cell>
          <table:table-cell table:formula="of:=(1-[.$A$3])*(1-[.B3])" office:value-type="float" office:value="0.70587" calcext:value-type="float">
            <text:p>0.70587</text:p>
          </table:table-cell>
          <table:table-cell table:formula="of:=MAX([.$A$3];[.B3])*(1-MIN([.$A$3];[.B3]))/(1-(1-MAX([.$A$3];[.B3]))*(1-MAX([.$A$3];[.B3]))*(1-MIN([.$A$3];[.B3])))" office:value-type="float" office:value="0.572018516303595" calcext:value-type="float">
            <text:p>0.572018516303595</text:p>
          </table:table-cell>
          <table:table-cell table:formula="of:=MIN([.$A$3];[.B3])/(1-(1-MAX([.$A$3];[.B3]))*(1-MIN([.$A$3];[.B3]))*(1-MIN([.$A$3];[.B3])))" office:value-type="float" office:value="0.0332017768262887" calcext:value-type="float">
            <text:p>0.033201776826289</text:p>
          </table:table-cell>
          <table:table-cell table:formula="of:=IF([.C3]&gt;[.D3];IF([.E3]&gt;[.C3];MIN([.B3];[.$A$3]);1);IF([.D3]&gt;[.E3];MAX([.$A$3];[.B3]);MIN([.$A$3];[.B3])))" office:value-type="float" office:value="1" calcext:value-type="float">
            <text:p>1</text:p>
          </table:table-cell>
          <table:table-cell table:formula="of:=IF([.B3]&lt;MIN([.F3];[.$A$3]);[.B3]/(1-(1-[.$A$3])*(1-[.B3])*(1-[.F3]));IF([.B3]&gt;=MAX([.F3];[.$A$3]);[.B3]*(1-[.$A$3])*(1-[.F3])/(1-(1-[.$A$3])*(1-[.B3])*(1-[.F3]));IF([.B3]=MIN([.F3];[.$A$3]);[.B3]*(1-[.F3])/(1-(1-[.$A$3])*(1-[.B3])*(1-[.F3]));[.B3]*(1-[.$A$3]))))" office:value-type="float" office:value="0.01" calcext:value-type="float">
            <text:p>0.01</text:p>
          </table:table-cell>
          <table:table-cell table:formula="of:=MAX([.J3:.J101])" office:value-type="float" office:value="0.287" calcext:value-type="float">
            <text:p>0.287</text:p>
          </table:table-cell>
          <table:table-cell table:style-name="ce5" table:formula="of:=IF([.G3]=[.$G$102];[.G3];0)" office:value-type="float" office:value="0" calcext:value-type="float">
            <text:p>0</text:p>
          </table:table-cell>
          <table:table-cell table:formula="of:=IF([.I3]&gt;0;1-[.I3]-MAX([.C3];[.D3];[.E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]+0.01" office:value-type="float" office:value="0.02" calcext:value-type="float">
            <text:p>0.02</text:p>
          </table:table-cell>
          <table:table-cell table:formula="of:=(1-[.$A$3])*(1-[.B4])" office:value-type="float" office:value="0.69874" calcext:value-type="float">
            <text:p>0.69874</text:p>
          </table:table-cell>
          <table:table-cell table:formula="of:=MAX([.$A$3];[.B4])*(1-MIN([.$A$3];[.B4]))/(1-(1-MAX([.$A$3];[.B4]))*(1-MAX([.$A$3];[.B4]))*(1-MIN([.$A$3];[.B4])))" office:value-type="float" office:value="0.560504001627108" calcext:value-type="float">
            <text:p>0.560504001627108</text:p>
          </table:table-cell>
          <table:table-cell table:formula="of:=MIN([.$A$3];[.B4])/(1-(1-MAX([.$A$3];[.B4]))*(1-MIN([.$A$3];[.B4]))*(1-MIN([.$A$3];[.B4])))" office:value-type="float" office:value="0.0634447719604561" calcext:value-type="float">
            <text:p>0.063444771960456</text:p>
          </table:table-cell>
          <table:table-cell table:formula="of:=IF([.C4]&gt;[.D4];IF([.E4]&gt;[.C4];MIN([.B4];[.$A$3]);1);IF([.D4]&gt;[.E4];MAX([.$A$3];[.B4]);MIN([.$A$3];[.B4])))" office:value-type="float" office:value="1" calcext:value-type="float">
            <text:p>1</text:p>
          </table:table-cell>
          <table:table-cell table:formula="of:=IF([.B4]&lt;MIN([.F4];[.$A$3]);[.B4]/(1-(1-[.$A$3])*(1-[.B4])*(1-[.F4]));IF([.B4]&gt;=MAX([.F4];[.$A$3]);[.B4]*(1-[.$A$3])*(1-[.F4])/(1-(1-[.$A$3])*(1-[.B4])*(1-[.F4]));IF([.B4]=MIN([.F4];[.$A$3]);[.B4]*(1-[.F4])/(1-(1-[.$A$3])*(1-[.B4])*(1-[.F4]));[.B4]*(1-[.$A$3]))))" office:value-type="float" office:value="0.02" calcext:value-type="float">
            <text:p>0.02</text:p>
          </table:table-cell>
          <table:table-cell/>
          <table:table-cell table:style-name="ce5" table:formula="of:=IF([.G4]=[.$G$102];[.G4];0)" office:value-type="float" office:value="0" calcext:value-type="float">
            <text:p>0</text:p>
          </table:table-cell>
          <table:table-cell table:formula="of:=IF([.I4]&gt;0;1-[.I4]-MAX([.C4];[.D4];[.E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]+0.01" office:value-type="float" office:value="0.03" calcext:value-type="float">
            <text:p>0.03</text:p>
          </table:table-cell>
          <table:table-cell table:formula="of:=(1-[.$A$3])*(1-[.B5])" office:value-type="float" office:value="0.69161" calcext:value-type="float">
            <text:p>0.69161</text:p>
          </table:table-cell>
          <table:table-cell table:formula="of:=MAX([.$A$3];[.B5])*(1-MIN([.$A$3];[.B5]))/(1-(1-MAX([.$A$3];[.B5]))*(1-MAX([.$A$3];[.B5]))*(1-MIN([.$A$3];[.B5])))" office:value-type="float" office:value="0.549220452796841" calcext:value-type="float">
            <text:p>0.549220452796841</text:p>
          </table:table-cell>
          <table:table-cell table:formula="of:=MIN([.$A$3];[.B5])/(1-(1-MAX([.$A$3];[.B5]))*(1-MIN([.$A$3];[.B5]))*(1-MIN([.$A$3];[.B5])))" office:value-type="float" office:value="0.0911470953091755" calcext:value-type="float">
            <text:p>0.091147095309176</text:p>
          </table:table-cell>
          <table:table-cell table:formula="of:=IF([.C5]&gt;[.D5];IF([.E5]&gt;[.C5];MIN([.B5];[.$A$3]);1);IF([.D5]&gt;[.E5];MAX([.$A$3];[.B5]);MIN([.$A$3];[.B5])))" office:value-type="float" office:value="1" calcext:value-type="float">
            <text:p>1</text:p>
          </table:table-cell>
          <table:table-cell table:formula="of:=IF([.B5]&lt;MIN([.F5];[.$A$3]);[.B5]/(1-(1-[.$A$3])*(1-[.B5])*(1-[.F5]));IF([.B5]&gt;=MAX([.F5];[.$A$3]);[.B5]*(1-[.$A$3])*(1-[.F5])/(1-(1-[.$A$3])*(1-[.B5])*(1-[.F5]));IF([.B5]=MIN([.F5];[.$A$3]);[.B5]*(1-[.F5])/(1-(1-[.$A$3])*(1-[.B5])*(1-[.F5]));[.B5]*(1-[.$A$3]))))" office:value-type="float" office:value="0.03" calcext:value-type="float">
            <text:p>0.03</text:p>
          </table:table-cell>
          <table:table-cell/>
          <table:table-cell table:style-name="ce5" table:formula="of:=IF([.G5]=[.$G$102];[.G5];0)" office:value-type="float" office:value="0" calcext:value-type="float">
            <text:p>0</text:p>
          </table:table-cell>
          <table:table-cell table:formula="of:=IF([.I5]&gt;0;1-[.I5]-MAX([.C5];[.D5];[.E5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]+0.01" office:value-type="float" office:value="0.04" calcext:value-type="float">
            <text:p>0.04</text:p>
          </table:table-cell>
          <table:table-cell table:formula="of:=(1-[.$A$3])*(1-[.B6])" office:value-type="float" office:value="0.68448" calcext:value-type="float">
            <text:p>0.68448</text:p>
          </table:table-cell>
          <table:table-cell table:formula="of:=MAX([.$A$3];[.B6])*(1-MIN([.$A$3];[.B6]))/(1-(1-MAX([.$A$3];[.B6]))*(1-MAX([.$A$3];[.B6]))*(1-MIN([.$A$3];[.B6])))" office:value-type="float" office:value="0.538160989516174" calcext:value-type="float">
            <text:p>0.538160989516174</text:p>
          </table:table-cell>
          <table:table-cell table:formula="of:=MIN([.$A$3];[.B6])/(1-(1-MAX([.$A$3];[.B6]))*(1-MIN([.$A$3];[.B6]))*(1-MIN([.$A$3];[.B6])))" office:value-type="float" office:value="0.116652357310837" calcext:value-type="float">
            <text:p>0.116652357310837</text:p>
          </table:table-cell>
          <table:table-cell table:formula="of:=IF([.C6]&gt;[.D6];IF([.E6]&gt;[.C6];MIN([.B6];[.$A$3]);1);IF([.D6]&gt;[.E6];MAX([.$A$3];[.B6]);MIN([.$A$3];[.B6])))" office:value-type="float" office:value="1" calcext:value-type="float">
            <text:p>1</text:p>
          </table:table-cell>
          <table:table-cell table:formula="of:=IF([.B6]&lt;MIN([.F6];[.$A$3]);[.B6]/(1-(1-[.$A$3])*(1-[.B6])*(1-[.F6]));IF([.B6]&gt;=MAX([.F6];[.$A$3]);[.B6]*(1-[.$A$3])*(1-[.F6])/(1-(1-[.$A$3])*(1-[.B6])*(1-[.F6]));IF([.B6]=MIN([.F6];[.$A$3]);[.B6]*(1-[.F6])/(1-(1-[.$A$3])*(1-[.B6])*(1-[.F6]));[.B6]*(1-[.$A$3]))))" office:value-type="float" office:value="0.04" calcext:value-type="float">
            <text:p>0.04</text:p>
          </table:table-cell>
          <table:table-cell/>
          <table:table-cell table:style-name="ce5" table:formula="of:=IF([.G6]=[.$G$102];[.G6];0)" office:value-type="float" office:value="0" calcext:value-type="float">
            <text:p>0</text:p>
          </table:table-cell>
          <table:table-cell table:formula="of:=IF([.I6]&gt;0;1-[.I6]-MAX([.C6];[.D6];[.E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]+0.01" office:value-type="float" office:value="0.05" calcext:value-type="float">
            <text:p>0.05</text:p>
          </table:table-cell>
          <table:table-cell table:formula="of:=(1-[.$A$3])*(1-[.B7])" office:value-type="float" office:value="0.67735" calcext:value-type="float">
            <text:p>0.67735</text:p>
          </table:table-cell>
          <table:table-cell table:formula="of:=MAX([.$A$3];[.B7])*(1-MIN([.$A$3];[.B7]))/(1-(1-MAX([.$A$3];[.B7]))*(1-MAX([.$A$3];[.B7]))*(1-MIN([.$A$3];[.B7])))" office:value-type="float" office:value="0.527319002079975" calcext:value-type="float">
            <text:p>0.527319002079975</text:p>
          </table:table-cell>
          <table:table-cell table:formula="of:=MIN([.$A$3];[.B7])/(1-(1-MAX([.$A$3];[.B7]))*(1-MIN([.$A$3];[.B7]))*(1-MIN([.$A$3];[.B7])))" office:value-type="float" office:value="0.140245569993058" calcext:value-type="float">
            <text:p>0.140245569993058</text:p>
          </table:table-cell>
          <table:table-cell table:formula="of:=IF([.C7]&gt;[.D7];IF([.E7]&gt;[.C7];MIN([.B7];[.$A$3]);1);IF([.D7]&gt;[.E7];MAX([.$A$3];[.B7]);MIN([.$A$3];[.B7])))" office:value-type="float" office:value="1" calcext:value-type="float">
            <text:p>1</text:p>
          </table:table-cell>
          <table:table-cell table:formula="of:=IF([.B7]&lt;MIN([.F7];[.$A$3]);[.B7]/(1-(1-[.$A$3])*(1-[.B7])*(1-[.F7]));IF([.B7]&gt;=MAX([.F7];[.$A$3]);[.B7]*(1-[.$A$3])*(1-[.F7])/(1-(1-[.$A$3])*(1-[.B7])*(1-[.F7]));IF([.B7]=MIN([.F7];[.$A$3]);[.B7]*(1-[.F7])/(1-(1-[.$A$3])*(1-[.B7])*(1-[.F7]));[.B7]*(1-[.$A$3]))))" office:value-type="float" office:value="0.05" calcext:value-type="float">
            <text:p>0.05</text:p>
          </table:table-cell>
          <table:table-cell/>
          <table:table-cell table:style-name="ce5" table:formula="of:=IF([.G7]=[.$G$102];[.G7];0)" office:value-type="float" office:value="0" calcext:value-type="float">
            <text:p>0</text:p>
          </table:table-cell>
          <table:table-cell table:formula="of:=IF([.I7]&gt;0;1-[.I7]-MAX([.C7];[.D7];[.E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]+0.01" office:value-type="float" office:value="0.06" calcext:value-type="float">
            <text:p>0.06</text:p>
          </table:table-cell>
          <table:table-cell table:formula="of:=(1-[.$A$3])*(1-[.B8])" office:value-type="float" office:value="0.67022" calcext:value-type="float">
            <text:p>0.67022</text:p>
          </table:table-cell>
          <table:table-cell table:formula="of:=MAX([.$A$3];[.B8])*(1-MIN([.$A$3];[.B8]))/(1-(1-MAX([.$A$3];[.B8]))*(1-MAX([.$A$3];[.B8]))*(1-MIN([.$A$3];[.B8])))" office:value-type="float" office:value="0.516688138201685" calcext:value-type="float">
            <text:p>0.516688138201685</text:p>
          </table:table-cell>
          <table:table-cell table:formula="of:=MIN([.$A$3];[.B8])/(1-(1-MAX([.$A$3];[.B8]))*(1-MIN([.$A$3];[.B8]))*(1-MIN([.$A$3];[.B8])))" office:value-type="float" office:value="0.162165142494511" calcext:value-type="float">
            <text:p>0.162165142494511</text:p>
          </table:table-cell>
          <table:table-cell table:formula="of:=IF([.C8]&gt;[.D8];IF([.E8]&gt;[.C8];MIN([.B8];[.$A$3]);1);IF([.D8]&gt;[.E8];MAX([.$A$3];[.B8]);MIN([.$A$3];[.B8])))" office:value-type="float" office:value="1" calcext:value-type="float">
            <text:p>1</text:p>
          </table:table-cell>
          <table:table-cell table:formula="of:=IF([.B8]&lt;MIN([.F8];[.$A$3]);[.B8]/(1-(1-[.$A$3])*(1-[.B8])*(1-[.F8]));IF([.B8]&gt;=MAX([.F8];[.$A$3]);[.B8]*(1-[.$A$3])*(1-[.F8])/(1-(1-[.$A$3])*(1-[.B8])*(1-[.F8]));IF([.B8]=MIN([.F8];[.$A$3]);[.B8]*(1-[.F8])/(1-(1-[.$A$3])*(1-[.B8])*(1-[.F8]));[.B8]*(1-[.$A$3]))))" office:value-type="float" office:value="0.06" calcext:value-type="float">
            <text:p>0.06</text:p>
          </table:table-cell>
          <table:table-cell/>
          <table:table-cell table:style-name="ce5" table:formula="of:=IF([.G8]=[.$G$102];[.G8];0)" office:value-type="float" office:value="0" calcext:value-type="float">
            <text:p>0</text:p>
          </table:table-cell>
          <table:table-cell table:formula="of:=IF([.I8]&gt;0;1-[.I8]-MAX([.C8];[.D8];[.E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]+0.01" office:value-type="float" office:value="0.07" calcext:value-type="float">
            <text:p>0.07</text:p>
          </table:table-cell>
          <table:table-cell table:formula="of:=(1-[.$A$3])*(1-[.B9])" office:value-type="float" office:value="0.66309" calcext:value-type="float">
            <text:p>0.66309</text:p>
          </table:table-cell>
          <table:table-cell table:formula="of:=MAX([.$A$3];[.B9])*(1-MIN([.$A$3];[.B9]))/(1-(1-MAX([.$A$3];[.B9]))*(1-MAX([.$A$3];[.B9]))*(1-MIN([.$A$3];[.B9])))" office:value-type="float" office:value="0.506262290602521" calcext:value-type="float">
            <text:p>0.506262290602521</text:p>
          </table:table-cell>
          <table:table-cell table:formula="of:=MIN([.$A$3];[.B9])/(1-(1-MAX([.$A$3];[.B9]))*(1-MIN([.$A$3];[.B9]))*(1-MIN([.$A$3];[.B9])))" office:value-type="float" office:value="0.182612046186239" calcext:value-type="float">
            <text:p>0.182612046186239</text:p>
          </table:table-cell>
          <table:table-cell table:formula="of:=IF([.C9]&gt;[.D9];IF([.E9]&gt;[.C9];MIN([.B9];[.$A$3]);1);IF([.D9]&gt;[.E9];MAX([.$A$3];[.B9]);MIN([.$A$3];[.B9])))" office:value-type="float" office:value="1" calcext:value-type="float">
            <text:p>1</text:p>
          </table:table-cell>
          <table:table-cell table:formula="of:=IF([.B9]&lt;MIN([.F9];[.$A$3]);[.B9]/(1-(1-[.$A$3])*(1-[.B9])*(1-[.F9]));IF([.B9]&gt;=MAX([.F9];[.$A$3]);[.B9]*(1-[.$A$3])*(1-[.F9])/(1-(1-[.$A$3])*(1-[.B9])*(1-[.F9]));IF([.B9]=MIN([.F9];[.$A$3]);[.B9]*(1-[.F9])/(1-(1-[.$A$3])*(1-[.B9])*(1-[.F9]));[.B9]*(1-[.$A$3]))))" office:value-type="float" office:value="0.07" calcext:value-type="float">
            <text:p>0.07</text:p>
          </table:table-cell>
          <table:table-cell/>
          <table:table-cell table:style-name="ce5" table:formula="of:=IF([.G9]=[.$G$102];[.G9];0)" office:value-type="float" office:value="0" calcext:value-type="float">
            <text:p>0</text:p>
          </table:table-cell>
          <table:table-cell table:formula="of:=IF([.I9]&gt;0;1-[.I9]-MAX([.C9];[.D9];[.E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]+0.01" office:value-type="float" office:value="0.08" calcext:value-type="float">
            <text:p>0.08</text:p>
          </table:table-cell>
          <table:table-cell table:formula="of:=(1-[.$A$3])*(1-[.B10])" office:value-type="float" office:value="0.65596" calcext:value-type="float">
            <text:p>0.65596</text:p>
          </table:table-cell>
          <table:table-cell table:formula="of:=MAX([.$A$3];[.B10])*(1-MIN([.$A$3];[.B10]))/(1-(1-MAX([.$A$3];[.B10]))*(1-MAX([.$A$3];[.B10]))*(1-MIN([.$A$3];[.B10])))" office:value-type="float" office:value="0.496035585311846" calcext:value-type="float">
            <text:p>0.496035585311846</text:p>
          </table:table-cell>
          <table:table-cell table:formula="of:=MIN([.$A$3];[.B10])/(1-(1-MAX([.$A$3];[.B10]))*(1-MIN([.$A$3];[.B10]))*(1-MIN([.$A$3];[.B10])))" office:value-type="float" office:value="0.201756899077164" calcext:value-type="float">
            <text:p>0.201756899077164</text:p>
          </table:table-cell>
          <table:table-cell table:formula="of:=IF([.C10]&gt;[.D10];IF([.E10]&gt;[.C10];MIN([.B10];[.$A$3]);1);IF([.D10]&gt;[.E10];MAX([.$A$3];[.B10]);MIN([.$A$3];[.B10])))" office:value-type="float" office:value="1" calcext:value-type="float">
            <text:p>1</text:p>
          </table:table-cell>
          <table:table-cell table:formula="of:=IF([.B10]&lt;MIN([.F10];[.$A$3]);[.B10]/(1-(1-[.$A$3])*(1-[.B10])*(1-[.F10]));IF([.B10]&gt;=MAX([.F10];[.$A$3]);[.B10]*(1-[.$A$3])*(1-[.F10])/(1-(1-[.$A$3])*(1-[.B10])*(1-[.F10]));IF([.B10]=MIN([.F10];[.$A$3]);[.B10]*(1-[.F10])/(1-(1-[.$A$3])*(1-[.B10])*(1-[.F10]));[.B10]*(1-[.$A$3]))))" office:value-type="float" office:value="0.08" calcext:value-type="float">
            <text:p>0.08</text:p>
          </table:table-cell>
          <table:table-cell/>
          <table:table-cell table:style-name="ce5" table:formula="of:=IF([.G10]=[.$G$102];[.G10];0)" office:value-type="float" office:value="0" calcext:value-type="float">
            <text:p>0</text:p>
          </table:table-cell>
          <table:table-cell table:formula="of:=IF([.I10]&gt;0;1-[.I10]-MAX([.C10];[.D10];[.E1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0]+0.01" office:value-type="float" office:value="0.09" calcext:value-type="float">
            <text:p>0.09</text:p>
          </table:table-cell>
          <table:table-cell table:formula="of:=(1-[.$A$3])*(1-[.B11])" office:value-type="float" office:value="0.64883" calcext:value-type="float">
            <text:p>0.64883</text:p>
          </table:table-cell>
          <table:table-cell table:formula="of:=MAX([.$A$3];[.B11])*(1-MIN([.$A$3];[.B11]))/(1-(1-MAX([.$A$3];[.B11]))*(1-MAX([.$A$3];[.B11]))*(1-MIN([.$A$3];[.B11])))" office:value-type="float" office:value="0.48600237063162" calcext:value-type="float">
            <text:p>0.48600237063162</text:p>
          </table:table-cell>
          <table:table-cell table:formula="of:=MIN([.$A$3];[.B11])/(1-(1-MAX([.$A$3];[.B11]))*(1-MIN([.$A$3];[.B11]))*(1-MIN([.$A$3];[.B11])))" office:value-type="float" office:value="0.219745500527755" calcext:value-type="float">
            <text:p>0.219745500527755</text:p>
          </table:table-cell>
          <table:table-cell table:formula="of:=IF([.C11]&gt;[.D11];IF([.E11]&gt;[.C11];MIN([.B11];[.$A$3]);1);IF([.D11]&gt;[.E11];MAX([.$A$3];[.B11]);MIN([.$A$3];[.B11])))" office:value-type="float" office:value="1" calcext:value-type="float">
            <text:p>1</text:p>
          </table:table-cell>
          <table:table-cell table:formula="of:=IF([.B11]&lt;MIN([.F11];[.$A$3]);[.B11]/(1-(1-[.$A$3])*(1-[.B11])*(1-[.F11]));IF([.B11]&gt;=MAX([.F11];[.$A$3]);[.B11]*(1-[.$A$3])*(1-[.F11])/(1-(1-[.$A$3])*(1-[.B11])*(1-[.F11]));IF([.B11]=MIN([.F11];[.$A$3]);[.B11]*(1-[.F11])/(1-(1-[.$A$3])*(1-[.B11])*(1-[.F11]));[.B11]*(1-[.$A$3]))))" office:value-type="float" office:value="0.09" calcext:value-type="float">
            <text:p>0.09</text:p>
          </table:table-cell>
          <table:table-cell/>
          <table:table-cell table:style-name="ce5" table:formula="of:=IF([.G11]=[.$G$102];[.G11];0)" office:value-type="float" office:value="0" calcext:value-type="float">
            <text:p>0</text:p>
          </table:table-cell>
          <table:table-cell table:formula="of:=IF([.I11]&gt;0;1-[.I11]-MAX([.C11];[.D11];[.E1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1]+0.01" office:value-type="float" office:value="0.1" calcext:value-type="float">
            <text:p>0.1</text:p>
          </table:table-cell>
          <table:table-cell table:formula="of:=(1-[.$A$3])*(1-[.B12])" office:value-type="float" office:value="0.6417" calcext:value-type="float">
            <text:p>0.6417</text:p>
          </table:table-cell>
          <table:table-cell table:formula="of:=MAX([.$A$3];[.B12])*(1-MIN([.$A$3];[.B12]))/(1-(1-MAX([.$A$3];[.B12]))*(1-MAX([.$A$3];[.B12]))*(1-MIN([.$A$3];[.B12])))" office:value-type="float" office:value="0.476157206721356" calcext:value-type="float">
            <text:p>0.476157206721356</text:p>
          </table:table-cell>
          <table:table-cell table:formula="of:=MIN([.$A$3];[.B12])/(1-(1-MAX([.$A$3];[.B12]))*(1-MIN([.$A$3];[.B12]))*(1-MIN([.$A$3];[.B12])))" office:value-type="float" office:value="0.236703197860203" calcext:value-type="float">
            <text:p>0.236703197860203</text:p>
          </table:table-cell>
          <table:table-cell table:formula="of:=IF([.C12]&gt;[.D12];IF([.E12]&gt;[.C12];MIN([.B12];[.$A$3]);1);IF([.D12]&gt;[.E12];MAX([.$A$3];[.B12]);MIN([.$A$3];[.B12])))" office:value-type="float" office:value="1" calcext:value-type="float">
            <text:p>1</text:p>
          </table:table-cell>
          <table:table-cell table:formula="of:=IF([.B12]&lt;MIN([.F12];[.$A$3]);[.B12]/(1-(1-[.$A$3])*(1-[.B12])*(1-[.F12]));IF([.B12]&gt;=MAX([.F12];[.$A$3]);[.B12]*(1-[.$A$3])*(1-[.F12])/(1-(1-[.$A$3])*(1-[.B12])*(1-[.F12]));IF([.B12]=MIN([.F12];[.$A$3]);[.B12]*(1-[.F12])/(1-(1-[.$A$3])*(1-[.B12])*(1-[.F12]));[.B12]*(1-[.$A$3]))))" office:value-type="float" office:value="0.1" calcext:value-type="float">
            <text:p>0.1</text:p>
          </table:table-cell>
          <table:table-cell/>
          <table:table-cell table:style-name="ce5" table:formula="of:=IF([.G12]=[.$G$102];[.G12];0)" office:value-type="float" office:value="0" calcext:value-type="float">
            <text:p>0</text:p>
          </table:table-cell>
          <table:table-cell table:formula="of:=IF([.I12]&gt;0;1-[.I12]-MAX([.C12];[.D12];[.E12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2]+0.01" office:value-type="float" office:value="0.11" calcext:value-type="float">
            <text:p>0.11</text:p>
          </table:table-cell>
          <table:table-cell table:formula="of:=(1-[.$A$3])*(1-[.B13])" office:value-type="float" office:value="0.63457" calcext:value-type="float">
            <text:p>0.63457</text:p>
          </table:table-cell>
          <table:table-cell table:formula="of:=MAX([.$A$3];[.B13])*(1-MIN([.$A$3];[.B13]))/(1-(1-MAX([.$A$3];[.B13]))*(1-MAX([.$A$3];[.B13]))*(1-MIN([.$A$3];[.B13])))" office:value-type="float" office:value="0.466494855763272" calcext:value-type="float">
            <text:p>0.466494855763272</text:p>
          </table:table-cell>
          <table:table-cell table:formula="of:=MIN([.$A$3];[.B13])/(1-(1-MAX([.$A$3];[.B13]))*(1-MIN([.$A$3];[.B13]))*(1-MIN([.$A$3];[.B13])))" office:value-type="float" office:value="0.252738362719529" calcext:value-type="float">
            <text:p>0.252738362719529</text:p>
          </table:table-cell>
          <table:table-cell table:formula="of:=IF([.C13]&gt;[.D13];IF([.E13]&gt;[.C13];MIN([.B13];[.$A$3]);1);IF([.D13]&gt;[.E13];MAX([.$A$3];[.B13]);MIN([.$A$3];[.B13])))" office:value-type="float" office:value="1" calcext:value-type="float">
            <text:p>1</text:p>
          </table:table-cell>
          <table:table-cell table:formula="of:=IF([.B13]&lt;MIN([.F13];[.$A$3]);[.B13]/(1-(1-[.$A$3])*(1-[.B13])*(1-[.F13]));IF([.B13]&gt;=MAX([.F13];[.$A$3]);[.B13]*(1-[.$A$3])*(1-[.F13])/(1-(1-[.$A$3])*(1-[.B13])*(1-[.F13]));IF([.B13]=MIN([.F13];[.$A$3]);[.B13]*(1-[.F13])/(1-(1-[.$A$3])*(1-[.B13])*(1-[.F13]));[.B13]*(1-[.$A$3]))))" office:value-type="float" office:value="0.11" calcext:value-type="float">
            <text:p>0.11</text:p>
          </table:table-cell>
          <table:table-cell/>
          <table:table-cell table:style-name="ce5" table:formula="of:=IF([.G13]=[.$G$102];[.G13];0)" office:value-type="float" office:value="0" calcext:value-type="float">
            <text:p>0</text:p>
          </table:table-cell>
          <table:table-cell table:formula="of:=IF([.I13]&gt;0;1-[.I13]-MAX([.C13];[.D13];[.E1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3]+0.01" office:value-type="float" office:value="0.12" calcext:value-type="float">
            <text:p>0.12</text:p>
          </table:table-cell>
          <table:table-cell table:formula="of:=(1-[.$A$3])*(1-[.B14])" office:value-type="float" office:value="0.62744" calcext:value-type="float">
            <text:p>0.62744</text:p>
          </table:table-cell>
          <table:table-cell table:formula="of:=MAX([.$A$3];[.B14])*(1-MIN([.$A$3];[.B14]))/(1-(1-MAX([.$A$3];[.B14]))*(1-MAX([.$A$3];[.B14]))*(1-MIN([.$A$3];[.B14])))" office:value-type="float" office:value="0.45701027267025" calcext:value-type="float">
            <text:p>0.45701027267025</text:p>
          </table:table-cell>
          <table:table-cell table:formula="of:=MIN([.$A$3];[.B14])/(1-(1-MAX([.$A$3];[.B14]))*(1-MIN([.$A$3];[.B14]))*(1-MIN([.$A$3];[.B14])))" office:value-type="float" office:value="0.267945181988368" calcext:value-type="float">
            <text:p>0.267945181988368</text:p>
          </table:table-cell>
          <table:table-cell table:formula="of:=IF([.C14]&gt;[.D14];IF([.E14]&gt;[.C14];MIN([.B14];[.$A$3]);1);IF([.D14]&gt;[.E14];MAX([.$A$3];[.B14]);MIN([.$A$3];[.B14])))" office:value-type="float" office:value="1" calcext:value-type="float">
            <text:p>1</text:p>
          </table:table-cell>
          <table:table-cell table:formula="of:=IF([.B14]&lt;MIN([.F14];[.$A$3]);[.B14]/(1-(1-[.$A$3])*(1-[.B14])*(1-[.F14]));IF([.B14]&gt;=MAX([.F14];[.$A$3]);[.B14]*(1-[.$A$3])*(1-[.F14])/(1-(1-[.$A$3])*(1-[.B14])*(1-[.F14]));IF([.B14]=MIN([.F14];[.$A$3]);[.B14]*(1-[.F14])/(1-(1-[.$A$3])*(1-[.B14])*(1-[.F14]));[.B14]*(1-[.$A$3]))))" office:value-type="float" office:value="0.12" calcext:value-type="float">
            <text:p>0.12</text:p>
          </table:table-cell>
          <table:table-cell/>
          <table:table-cell table:style-name="ce5" table:formula="of:=IF([.G14]=[.$G$102];[.G14];0)" office:value-type="float" office:value="0" calcext:value-type="float">
            <text:p>0</text:p>
          </table:table-cell>
          <table:table-cell table:formula="of:=IF([.I14]&gt;0;1-[.I14]-MAX([.C14];[.D14];[.E1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4]+0.01" office:value-type="float" office:value="0.13" calcext:value-type="float">
            <text:p>0.13</text:p>
          </table:table-cell>
          <table:table-cell table:formula="of:=(1-[.$A$3])*(1-[.B15])" office:value-type="float" office:value="0.62031" calcext:value-type="float">
            <text:p>0.62031</text:p>
          </table:table-cell>
          <table:table-cell table:formula="of:=MAX([.$A$3];[.B15])*(1-MIN([.$A$3];[.B15]))/(1-(1-MAX([.$A$3];[.B15]))*(1-MAX([.$A$3];[.B15]))*(1-MIN([.$A$3];[.B15])))" office:value-type="float" office:value="0.447698596302005" calcext:value-type="float">
            <text:p>0.447698596302005</text:p>
          </table:table-cell>
          <table:table-cell table:formula="of:=MIN([.$A$3];[.B15])/(1-(1-MAX([.$A$3];[.B15]))*(1-MIN([.$A$3];[.B15]))*(1-MIN([.$A$3];[.B15])))" office:value-type="float" office:value="0.282405915926021" calcext:value-type="float">
            <text:p>0.282405915926021</text:p>
          </table:table-cell>
          <table:table-cell table:formula="of:=IF([.C15]&gt;[.D15];IF([.E15]&gt;[.C15];MIN([.B15];[.$A$3]);1);IF([.D15]&gt;[.E15];MAX([.$A$3];[.B15]);MIN([.$A$3];[.B15])))" office:value-type="float" office:value="1" calcext:value-type="float">
            <text:p>1</text:p>
          </table:table-cell>
          <table:table-cell table:formula="of:=IF([.B15]&lt;MIN([.F15];[.$A$3]);[.B15]/(1-(1-[.$A$3])*(1-[.B15])*(1-[.F15]));IF([.B15]&gt;=MAX([.F15];[.$A$3]);[.B15]*(1-[.$A$3])*(1-[.F15])/(1-(1-[.$A$3])*(1-[.B15])*(1-[.F15]));IF([.B15]=MIN([.F15];[.$A$3]);[.B15]*(1-[.F15])/(1-(1-[.$A$3])*(1-[.B15])*(1-[.F15]));[.B15]*(1-[.$A$3]))))" office:value-type="float" office:value="0.13" calcext:value-type="float">
            <text:p>0.13</text:p>
          </table:table-cell>
          <table:table-cell/>
          <table:table-cell table:style-name="ce5" table:formula="of:=IF([.G15]=[.$G$102];[.G15];0)" office:value-type="float" office:value="0" calcext:value-type="float">
            <text:p>0</text:p>
          </table:table-cell>
          <table:table-cell table:formula="of:=IF([.I15]&gt;0;1-[.I15]-MAX([.C15];[.D15];[.E15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5]+0.01" office:value-type="float" office:value="0.14" calcext:value-type="float">
            <text:p>0.14</text:p>
          </table:table-cell>
          <table:table-cell table:formula="of:=(1-[.$A$3])*(1-[.B16])" office:value-type="float" office:value="0.61318" calcext:value-type="float">
            <text:p>0.61318</text:p>
          </table:table-cell>
          <table:table-cell table:formula="of:=MAX([.$A$3];[.B16])*(1-MIN([.$A$3];[.B16]))/(1-(1-MAX([.$A$3];[.B16]))*(1-MAX([.$A$3];[.B16]))*(1-MIN([.$A$3];[.B16])))" office:value-type="float" office:value="0.438555141157293" calcext:value-type="float">
            <text:p>0.438555141157293</text:p>
          </table:table-cell>
          <table:table-cell table:formula="of:=MIN([.$A$3];[.B16])/(1-(1-MAX([.$A$3];[.B16]))*(1-MIN([.$A$3];[.B16]))*(1-MIN([.$A$3];[.B16])))" office:value-type="float" office:value="0.296192738538822" calcext:value-type="float">
            <text:p>0.296192738538822</text:p>
          </table:table-cell>
          <table:table-cell table:formula="of:=IF([.C16]&gt;[.D16];IF([.E16]&gt;[.C16];MIN([.B16];[.$A$3]);1);IF([.D16]&gt;[.E16];MAX([.$A$3];[.B16]);MIN([.$A$3];[.B16])))" office:value-type="float" office:value="1" calcext:value-type="float">
            <text:p>1</text:p>
          </table:table-cell>
          <table:table-cell table:formula="of:=IF([.B16]&lt;MIN([.F16];[.$A$3]);[.B16]/(1-(1-[.$A$3])*(1-[.B16])*(1-[.F16]));IF([.B16]&gt;=MAX([.F16];[.$A$3]);[.B16]*(1-[.$A$3])*(1-[.F16])/(1-(1-[.$A$3])*(1-[.B16])*(1-[.F16]));IF([.B16]=MIN([.F16];[.$A$3]);[.B16]*(1-[.F16])/(1-(1-[.$A$3])*(1-[.B16])*(1-[.F16]));[.B16]*(1-[.$A$3]))))" office:value-type="float" office:value="0.14" calcext:value-type="float">
            <text:p>0.14</text:p>
          </table:table-cell>
          <table:table-cell/>
          <table:table-cell table:style-name="ce5" table:formula="of:=IF([.G16]=[.$G$102];[.G16];0)" office:value-type="float" office:value="0" calcext:value-type="float">
            <text:p>0</text:p>
          </table:table-cell>
          <table:table-cell table:formula="of:=IF([.I16]&gt;0;1-[.I16]-MAX([.C16];[.D16];[.E1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6]+0.01" office:value-type="float" office:value="0.15" calcext:value-type="float">
            <text:p>0.15</text:p>
          </table:table-cell>
          <table:table-cell table:formula="of:=(1-[.$A$3])*(1-[.B17])" office:value-type="float" office:value="0.60605" calcext:value-type="float">
            <text:p>0.60605</text:p>
          </table:table-cell>
          <table:table-cell table:formula="of:=MAX([.$A$3];[.B17])*(1-MIN([.$A$3];[.B17]))/(1-(1-MAX([.$A$3];[.B17]))*(1-MAX([.$A$3];[.B17]))*(1-MIN([.$A$3];[.B17])))" office:value-type="float" office:value="0.429575389512356" calcext:value-type="float">
            <text:p>0.429575389512356</text:p>
          </table:table-cell>
          <table:table-cell table:formula="of:=MIN([.$A$3];[.B17])/(1-(1-MAX([.$A$3];[.B17]))*(1-MIN([.$A$3];[.B17]))*(1-MIN([.$A$3];[.B17])))" office:value-type="float" office:value="0.309369247665551" calcext:value-type="float">
            <text:p>0.309369247665551</text:p>
          </table:table-cell>
          <table:table-cell table:formula="of:=IF([.C17]&gt;[.D17];IF([.E17]&gt;[.C17];MIN([.B17];[.$A$3]);1);IF([.D17]&gt;[.E17];MAX([.$A$3];[.B17]);MIN([.$A$3];[.B17])))" office:value-type="float" office:value="1" calcext:value-type="float">
            <text:p>1</text:p>
          </table:table-cell>
          <table:table-cell table:formula="of:=IF([.B17]&lt;MIN([.F17];[.$A$3]);[.B17]/(1-(1-[.$A$3])*(1-[.B17])*(1-[.F17]));IF([.B17]&gt;=MAX([.F17];[.$A$3]);[.B17]*(1-[.$A$3])*(1-[.F17])/(1-(1-[.$A$3])*(1-[.B17])*(1-[.F17]));IF([.B17]=MIN([.F17];[.$A$3]);[.B17]*(1-[.F17])/(1-(1-[.$A$3])*(1-[.B17])*(1-[.F17]));[.B17]*(1-[.$A$3]))))" office:value-type="float" office:value="0.15" calcext:value-type="float">
            <text:p>0.15</text:p>
          </table:table-cell>
          <table:table-cell/>
          <table:table-cell table:style-name="ce5" table:formula="of:=IF([.G17]=[.$G$102];[.G17];0)" office:value-type="float" office:value="0" calcext:value-type="float">
            <text:p>0</text:p>
          </table:table-cell>
          <table:table-cell table:formula="of:=IF([.I17]&gt;0;1-[.I17]-MAX([.C17];[.D17];[.E1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7]+0.01" office:value-type="float" office:value="0.16" calcext:value-type="float">
            <text:p>0.16</text:p>
          </table:table-cell>
          <table:table-cell table:formula="of:=(1-[.$A$3])*(1-[.B18])" office:value-type="float" office:value="0.59892" calcext:value-type="float">
            <text:p>0.59892</text:p>
          </table:table-cell>
          <table:table-cell table:formula="of:=MAX([.$A$3];[.B18])*(1-MIN([.$A$3];[.B18]))/(1-(1-MAX([.$A$3];[.B18]))*(1-MAX([.$A$3];[.B18]))*(1-MIN([.$A$3];[.B18])))" office:value-type="float" office:value="0.420754983977871" calcext:value-type="float">
            <text:p>0.420754983977871</text:p>
          </table:table-cell>
          <table:table-cell table:formula="of:=MIN([.$A$3];[.B18])/(1-(1-MAX([.$A$3];[.B18]))*(1-MIN([.$A$3];[.B18]))*(1-MIN([.$A$3];[.B18])))" office:value-type="float" office:value="0.321991711933335" calcext:value-type="float">
            <text:p>0.321991711933335</text:p>
          </table:table-cell>
          <table:table-cell table:formula="of:=IF([.C18]&gt;[.D18];IF([.E18]&gt;[.C18];MIN([.B18];[.$A$3]);1);IF([.D18]&gt;[.E18];MAX([.$A$3];[.B18]);MIN([.$A$3];[.B18])))" office:value-type="float" office:value="1" calcext:value-type="float">
            <text:p>1</text:p>
          </table:table-cell>
          <table:table-cell table:formula="of:=IF([.B18]&lt;MIN([.F18];[.$A$3]);[.B18]/(1-(1-[.$A$3])*(1-[.B18])*(1-[.F18]));IF([.B18]&gt;=MAX([.F18];[.$A$3]);[.B18]*(1-[.$A$3])*(1-[.F18])/(1-(1-[.$A$3])*(1-[.B18])*(1-[.F18]));IF([.B18]=MIN([.F18];[.$A$3]);[.B18]*(1-[.F18])/(1-(1-[.$A$3])*(1-[.B18])*(1-[.F18]));[.B18]*(1-[.$A$3]))))" office:value-type="float" office:value="0.16" calcext:value-type="float">
            <text:p>0.16</text:p>
          </table:table-cell>
          <table:table-cell/>
          <table:table-cell table:style-name="ce5" table:formula="of:=IF([.G18]=[.$G$102];[.G18];0)" office:value-type="float" office:value="0" calcext:value-type="float">
            <text:p>0</text:p>
          </table:table-cell>
          <table:table-cell table:formula="of:=IF([.I18]&gt;0;1-[.I18]-MAX([.C18];[.D18];[.E1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8]+0.01" office:value-type="float" office:value="0.17" calcext:value-type="float">
            <text:p>0.17</text:p>
          </table:table-cell>
          <table:table-cell table:formula="of:=(1-[.$A$3])*(1-[.B19])" office:value-type="float" office:value="0.59179" calcext:value-type="float">
            <text:p>0.59179</text:p>
          </table:table-cell>
          <table:table-cell table:formula="of:=MAX([.$A$3];[.B19])*(1-MIN([.$A$3];[.B19]))/(1-(1-MAX([.$A$3];[.B19]))*(1-MAX([.$A$3];[.B19]))*(1-MIN([.$A$3];[.B19])))" office:value-type="float" office:value="0.412089720448651" calcext:value-type="float">
            <text:p>0.412089720448651</text:p>
          </table:table-cell>
          <table:table-cell table:formula="of:=MIN([.$A$3];[.B19])/(1-(1-MAX([.$A$3];[.B19]))*(1-MIN([.$A$3];[.B19]))*(1-MIN([.$A$3];[.B19])))" office:value-type="float" office:value="0.334110106575228" calcext:value-type="float">
            <text:p>0.334110106575228</text:p>
          </table:table-cell>
          <table:table-cell table:formula="of:=IF([.C19]&gt;[.D19];IF([.E19]&gt;[.C19];MIN([.B19];[.$A$3]);1);IF([.D19]&gt;[.E19];MAX([.$A$3];[.B19]);MIN([.$A$3];[.B19])))" office:value-type="float" office:value="1" calcext:value-type="float">
            <text:p>1</text:p>
          </table:table-cell>
          <table:table-cell table:formula="of:=IF([.B19]&lt;MIN([.F19];[.$A$3]);[.B19]/(1-(1-[.$A$3])*(1-[.B19])*(1-[.F19]));IF([.B19]&gt;=MAX([.F19];[.$A$3]);[.B19]*(1-[.$A$3])*(1-[.F19])/(1-(1-[.$A$3])*(1-[.B19])*(1-[.F19]));IF([.B19]=MIN([.F19];[.$A$3]);[.B19]*(1-[.F19])/(1-(1-[.$A$3])*(1-[.B19])*(1-[.F19]));[.B19]*(1-[.$A$3]))))" office:value-type="float" office:value="0.17" calcext:value-type="float">
            <text:p>0.17</text:p>
          </table:table-cell>
          <table:table-cell/>
          <table:table-cell table:style-name="ce5" table:formula="of:=IF([.G19]=[.$G$102];[.G19];0)" office:value-type="float" office:value="0" calcext:value-type="float">
            <text:p>0</text:p>
          </table:table-cell>
          <table:table-cell table:formula="of:=IF([.I19]&gt;0;1-[.I19]-MAX([.C19];[.D19];[.E1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9]+0.01" office:value-type="float" office:value="0.18" calcext:value-type="float">
            <text:p>0.18</text:p>
          </table:table-cell>
          <table:table-cell table:formula="of:=(1-[.$A$3])*(1-[.B20])" office:value-type="float" office:value="0.58466" calcext:value-type="float">
            <text:p>0.58466</text:p>
          </table:table-cell>
          <table:table-cell table:formula="of:=MAX([.$A$3];[.B20])*(1-MIN([.$A$3];[.B20]))/(1-(1-MAX([.$A$3];[.B20]))*(1-MAX([.$A$3];[.B20]))*(1-MIN([.$A$3];[.B20])))" office:value-type="float" office:value="0.403575541422123" calcext:value-type="float">
            <text:p>0.403575541422123</text:p>
          </table:table-cell>
          <table:table-cell table:formula="of:=MIN([.$A$3];[.B20])/(1-(1-MAX([.$A$3];[.B20]))*(1-MIN([.$A$3];[.B20]))*(1-MIN([.$A$3];[.B20])))" office:value-type="float" office:value="0.345768978682958" calcext:value-type="float">
            <text:p>0.345768978682958</text:p>
          </table:table-cell>
          <table:table-cell table:formula="of:=IF([.C20]&gt;[.D20];IF([.E20]&gt;[.C20];MIN([.B20];[.$A$3]);1);IF([.D20]&gt;[.E20];MAX([.$A$3];[.B20]);MIN([.$A$3];[.B20])))" office:value-type="float" office:value="1" calcext:value-type="float">
            <text:p>1</text:p>
          </table:table-cell>
          <table:table-cell table:formula="of:=IF([.B20]&lt;MIN([.F20];[.$A$3]);[.B20]/(1-(1-[.$A$3])*(1-[.B20])*(1-[.F20]));IF([.B20]&gt;=MAX([.F20];[.$A$3]);[.B20]*(1-[.$A$3])*(1-[.F20])/(1-(1-[.$A$3])*(1-[.B20])*(1-[.F20]));IF([.B20]=MIN([.F20];[.$A$3]);[.B20]*(1-[.F20])/(1-(1-[.$A$3])*(1-[.B20])*(1-[.F20]));[.B20]*(1-[.$A$3]))))" office:value-type="float" office:value="0.18" calcext:value-type="float">
            <text:p>0.18</text:p>
          </table:table-cell>
          <table:table-cell/>
          <table:table-cell table:style-name="ce5" table:formula="of:=IF([.G20]=[.$G$102];[.G20];0)" office:value-type="float" office:value="0" calcext:value-type="float">
            <text:p>0</text:p>
          </table:table-cell>
          <table:table-cell table:formula="of:=IF([.I20]&gt;0;1-[.I20]-MAX([.C20];[.D20];[.E2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0]+0.01" office:value-type="float" office:value="0.19" calcext:value-type="float">
            <text:p>0.19</text:p>
          </table:table-cell>
          <table:table-cell table:formula="of:=(1-[.$A$3])*(1-[.B21])" office:value-type="float" office:value="0.57753" calcext:value-type="float">
            <text:p>0.57753</text:p>
          </table:table-cell>
          <table:table-cell table:formula="of:=MAX([.$A$3];[.B21])*(1-MIN([.$A$3];[.B21]))/(1-(1-MAX([.$A$3];[.B21]))*(1-MAX([.$A$3];[.B21]))*(1-MIN([.$A$3];[.B21])))" office:value-type="float" office:value="0.395208529663276" calcext:value-type="float">
            <text:p>0.395208529663276</text:p>
          </table:table-cell>
          <table:table-cell table:formula="of:=MIN([.$A$3];[.B21])/(1-(1-MAX([.$A$3];[.B21]))*(1-MIN([.$A$3];[.B21]))*(1-MIN([.$A$3];[.B21])))" office:value-type="float" office:value="0.357008173796089" calcext:value-type="float">
            <text:p>0.357008173796089</text:p>
          </table:table-cell>
          <table:table-cell table:formula="of:=IF([.C21]&gt;[.D21];IF([.E21]&gt;[.C21];MIN([.B21];[.$A$3]);1);IF([.D21]&gt;[.E21];MAX([.$A$3];[.B21]);MIN([.$A$3];[.B21])))" office:value-type="float" office:value="1" calcext:value-type="float">
            <text:p>1</text:p>
          </table:table-cell>
          <table:table-cell table:formula="of:=IF([.B21]&lt;MIN([.F21];[.$A$3]);[.B21]/(1-(1-[.$A$3])*(1-[.B21])*(1-[.F21]));IF([.B21]&gt;=MAX([.F21];[.$A$3]);[.B21]*(1-[.$A$3])*(1-[.F21])/(1-(1-[.$A$3])*(1-[.B21])*(1-[.F21]));IF([.B21]=MIN([.F21];[.$A$3]);[.B21]*(1-[.F21])/(1-(1-[.$A$3])*(1-[.B21])*(1-[.F21]));[.B21]*(1-[.$A$3]))))" office:value-type="float" office:value="0.19" calcext:value-type="float">
            <text:p>0.19</text:p>
          </table:table-cell>
          <table:table-cell/>
          <table:table-cell table:style-name="ce5" table:formula="of:=IF([.G21]=[.$G$102];[.G21];0)" office:value-type="float" office:value="0" calcext:value-type="float">
            <text:p>0</text:p>
          </table:table-cell>
          <table:table-cell table:formula="of:=IF([.I21]&gt;0;1-[.I21]-MAX([.C21];[.D21];[.E2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1]+0.01" office:value-type="float" office:value="0.2" calcext:value-type="float">
            <text:p>0.2</text:p>
          </table:table-cell>
          <table:table-cell table:formula="of:=(1-[.$A$3])*(1-[.B22])" office:value-type="float" office:value="0.5704" calcext:value-type="float">
            <text:p>0.5704</text:p>
          </table:table-cell>
          <table:table-cell table:formula="of:=MAX([.$A$3];[.B22])*(1-MIN([.$A$3];[.B22]))/(1-(1-MAX([.$A$3];[.B22]))*(1-MAX([.$A$3];[.B22]))*(1-MIN([.$A$3];[.B22])))" office:value-type="float" office:value="0.386984902195297" calcext:value-type="float">
            <text:p>0.386984902195297</text:p>
          </table:table-cell>
          <table:table-cell table:formula="of:=MIN([.$A$3];[.B22])/(1-(1-MAX([.$A$3];[.B22]))*(1-MIN([.$A$3];[.B22]))*(1-MIN([.$A$3];[.B22])))" office:value-type="float" office:value="0.367863449087699" calcext:value-type="float">
            <text:p>0.367863449087699</text:p>
          </table:table-cell>
          <table:table-cell table:formula="of:=IF([.C22]&gt;[.D22];IF([.E22]&gt;[.C22];MIN([.B22];[.$A$3]);1);IF([.D22]&gt;[.E22];MAX([.$A$3];[.B22]);MIN([.$A$3];[.B22])))" office:value-type="float" office:value="1" calcext:value-type="float">
            <text:p>1</text:p>
          </table:table-cell>
          <table:table-cell table:formula="of:=IF([.B22]&lt;MIN([.F22];[.$A$3]);[.B22]/(1-(1-[.$A$3])*(1-[.B22])*(1-[.F22]));IF([.B22]&gt;=MAX([.F22];[.$A$3]);[.B22]*(1-[.$A$3])*(1-[.F22])/(1-(1-[.$A$3])*(1-[.B22])*(1-[.F22]));IF([.B22]=MIN([.F22];[.$A$3]);[.B22]*(1-[.F22])/(1-(1-[.$A$3])*(1-[.B22])*(1-[.F22]));[.B22]*(1-[.$A$3]))))" office:value-type="float" office:value="0.2" calcext:value-type="float">
            <text:p>0.2</text:p>
          </table:table-cell>
          <table:table-cell/>
          <table:table-cell table:style-name="ce5" table:formula="of:=IF([.G22]=[.$G$102];[.G22];0)" office:value-type="float" office:value="0" calcext:value-type="float">
            <text:p>0</text:p>
          </table:table-cell>
          <table:table-cell table:formula="of:=IF([.I22]&gt;0;1-[.I22]-MAX([.C22];[.D22];[.E22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2]+0.01" office:value-type="float" office:value="0.21" calcext:value-type="float">
            <text:p>0.21</text:p>
          </table:table-cell>
          <table:table-cell table:formula="of:=(1-[.$A$3])*(1-[.B23])" office:value-type="float" office:value="0.56327" calcext:value-type="float">
            <text:p>0.56327</text:p>
          </table:table-cell>
          <table:table-cell table:formula="of:=MAX([.$A$3];[.B23])*(1-MIN([.$A$3];[.B23]))/(1-(1-MAX([.$A$3];[.B23]))*(1-MAX([.$A$3];[.B23]))*(1-MIN([.$A$3];[.B23])))" office:value-type="float" office:value="0.378901004596529" calcext:value-type="float">
            <text:p>0.378901004596529</text:p>
          </table:table-cell>
          <table:table-cell table:formula="of:=MIN([.$A$3];[.B23])/(1-(1-MAX([.$A$3];[.B23]))*(1-MIN([.$A$3];[.B23]))*(1-MIN([.$A$3];[.B23])))" office:value-type="float" office:value="0.378366993281463" calcext:value-type="float">
            <text:p>0.378366993281463</text:p>
          </table:table-cell>
          <table:table-cell table:formula="of:=IF([.C23]&gt;[.D23];IF([.E23]&gt;[.C23];MIN([.B23];[.$A$3]);1);IF([.D23]&gt;[.E23];MAX([.$A$3];[.B23]);MIN([.$A$3];[.B23])))" office:value-type="float" office:value="1" calcext:value-type="float">
            <text:p>1</text:p>
          </table:table-cell>
          <table:table-cell table:formula="of:=IF([.B23]&lt;MIN([.F23];[.$A$3]);[.B23]/(1-(1-[.$A$3])*(1-[.B23])*(1-[.F23]));IF([.B23]&gt;=MAX([.F23];[.$A$3]);[.B23]*(1-[.$A$3])*(1-[.F23])/(1-(1-[.$A$3])*(1-[.B23])*(1-[.F23]));IF([.B23]=MIN([.F23];[.$A$3]);[.B23]*(1-[.F23])/(1-(1-[.$A$3])*(1-[.B23])*(1-[.F23]));[.B23]*(1-[.$A$3]))))" office:value-type="float" office:value="0.21" calcext:value-type="float">
            <text:p>0.21</text:p>
          </table:table-cell>
          <table:table-cell/>
          <table:table-cell table:style-name="ce5" table:formula="of:=IF([.G23]=[.$G$102];[.G23];0)" office:value-type="float" office:value="0" calcext:value-type="float">
            <text:p>0</text:p>
          </table:table-cell>
          <table:table-cell table:formula="of:=IF([.I23]&gt;0;1-[.I23]-MAX([.C23];[.D23];[.E2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3]+0.01" office:value-type="float" office:value="0.22" calcext:value-type="float">
            <text:p>0.22</text:p>
          </table:table-cell>
          <table:table-cell table:formula="of:=(1-[.$A$3])*(1-[.B24])" office:value-type="float" office:value="0.55614" calcext:value-type="float">
            <text:p>0.55614</text:p>
          </table:table-cell>
          <table:table-cell table:formula="of:=MAX([.$A$3];[.B24])*(1-MIN([.$A$3];[.B24]))/(1-(1-MAX([.$A$3];[.B24]))*(1-MAX([.$A$3];[.B24]))*(1-MIN([.$A$3];[.B24])))" office:value-type="float" office:value="0.370953305585686" calcext:value-type="float">
            <text:p>0.370953305585686</text:p>
          </table:table-cell>
          <table:table-cell table:formula="of:=MIN([.$A$3];[.B24])/(1-(1-MAX([.$A$3];[.B24]))*(1-MIN([.$A$3];[.B24]))*(1-MIN([.$A$3];[.B24])))" office:value-type="float" office:value="0.388547869450742" calcext:value-type="float">
            <text:p>0.388547869450742</text:p>
          </table:table-cell>
          <table:table-cell table:formula="of:=IF([.C24]&gt;[.D24];IF([.E24]&gt;[.C24];MIN([.B24];[.$A$3]);1);IF([.D24]&gt;[.E24];MAX([.$A$3];[.B24]);MIN([.$A$3];[.B24])))" office:value-type="float" office:value="1" calcext:value-type="float">
            <text:p>1</text:p>
          </table:table-cell>
          <table:table-cell table:formula="of:=IF([.B24]&lt;MIN([.F24];[.$A$3]);[.B24]/(1-(1-[.$A$3])*(1-[.B24])*(1-[.F24]));IF([.B24]&gt;=MAX([.F24];[.$A$3]);[.B24]*(1-[.$A$3])*(1-[.F24])/(1-(1-[.$A$3])*(1-[.B24])*(1-[.F24]));IF([.B24]=MIN([.F24];[.$A$3]);[.B24]*(1-[.F24])/(1-(1-[.$A$3])*(1-[.B24])*(1-[.F24]));[.B24]*(1-[.$A$3]))))" office:value-type="float" office:value="0.22" calcext:value-type="float">
            <text:p>0.22</text:p>
          </table:table-cell>
          <table:table-cell/>
          <table:table-cell table:style-name="ce5" table:formula="of:=IF([.G24]=[.$G$102];[.G24];0)" office:value-type="float" office:value="0" calcext:value-type="float">
            <text:p>0</text:p>
          </table:table-cell>
          <table:table-cell table:formula="of:=IF([.I24]&gt;0;1-[.I24]-MAX([.C24];[.D24];[.E2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4]+0.01" office:value-type="float" office:value="0.23" calcext:value-type="float">
            <text:p>0.23</text:p>
          </table:table-cell>
          <table:table-cell table:formula="of:=(1-[.$A$3])*(1-[.B25])" office:value-type="float" office:value="0.54901" calcext:value-type="float">
            <text:p>0.54901</text:p>
          </table:table-cell>
          <table:table-cell table:formula="of:=MAX([.$A$3];[.B25])*(1-MIN([.$A$3];[.B25]))/(1-(1-MAX([.$A$3];[.B25]))*(1-MAX([.$A$3];[.B25]))*(1-MIN([.$A$3];[.B25])))" office:value-type="float" office:value="0.363138391878465" calcext:value-type="float">
            <text:p>0.363138391878465</text:p>
          </table:table-cell>
          <table:table-cell table:formula="of:=MIN([.$A$3];[.B25])/(1-(1-MAX([.$A$3];[.B25]))*(1-MIN([.$A$3];[.B25]))*(1-MIN([.$A$3];[.B25])))" office:value-type="float" office:value="0.398432393731584" calcext:value-type="float">
            <text:p>0.398432393731584</text:p>
          </table:table-cell>
          <table:table-cell table:formula="of:=IF([.C25]&gt;[.D25];IF([.E25]&gt;[.C25];MIN([.B25];[.$A$3]);1);IF([.D25]&gt;[.E25];MAX([.$A$3];[.B25]);MIN([.$A$3];[.B25])))" office:value-type="float" office:value="1" calcext:value-type="float">
            <text:p>1</text:p>
          </table:table-cell>
          <table:table-cell table:formula="of:=IF([.B25]&lt;MIN([.F25];[.$A$3]);[.B25]/(1-(1-[.$A$3])*(1-[.B25])*(1-[.F25]));IF([.B25]&gt;=MAX([.F25];[.$A$3]);[.B25]*(1-[.$A$3])*(1-[.F25])/(1-(1-[.$A$3])*(1-[.B25])*(1-[.F25]));IF([.B25]=MIN([.F25];[.$A$3]);[.B25]*(1-[.F25])/(1-(1-[.$A$3])*(1-[.B25])*(1-[.F25]));[.B25]*(1-[.$A$3]))))" office:value-type="float" office:value="0.23" calcext:value-type="float">
            <text:p>0.23</text:p>
          </table:table-cell>
          <table:table-cell/>
          <table:table-cell table:style-name="ce5" table:formula="of:=IF([.G25]=[.$G$102];[.G25];0)" office:value-type="float" office:value="0" calcext:value-type="float">
            <text:p>0</text:p>
          </table:table-cell>
          <table:table-cell table:formula="of:=IF([.I25]&gt;0;1-[.I25]-MAX([.C25];[.D25];[.E25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5]+0.01" office:value-type="float" office:value="0.24" calcext:value-type="float">
            <text:p>0.24</text:p>
          </table:table-cell>
          <table:table-cell table:formula="of:=(1-[.$A$3])*(1-[.B26])" office:value-type="float" office:value="0.54188" calcext:value-type="float">
            <text:p>0.54188</text:p>
          </table:table-cell>
          <table:table-cell table:formula="of:=MAX([.$A$3];[.B26])*(1-MIN([.$A$3];[.B26]))/(1-(1-MAX([.$A$3];[.B26]))*(1-MAX([.$A$3];[.B26]))*(1-MIN([.$A$3];[.B26])))" office:value-type="float" office:value="0.355452963299824" calcext:value-type="float">
            <text:p>0.355452963299824</text:p>
          </table:table-cell>
          <table:table-cell table:formula="of:=MIN([.$A$3];[.B26])/(1-(1-MAX([.$A$3];[.B26]))*(1-MIN([.$A$3];[.B26]))*(1-MIN([.$A$3];[.B26])))" office:value-type="float" office:value="0.408044460524419" calcext:value-type="float">
            <text:p>0.408044460524419</text:p>
          </table:table-cell>
          <table:table-cell table:formula="of:=IF([.C26]&gt;[.D26];IF([.E26]&gt;[.C26];MIN([.B26];[.$A$3]);1);IF([.D26]&gt;[.E26];MAX([.$A$3];[.B26]);MIN([.$A$3];[.B26])))" office:value-type="float" office:value="1" calcext:value-type="float">
            <text:p>1</text:p>
          </table:table-cell>
          <table:table-cell table:formula="of:=IF([.B26]&lt;MIN([.F26];[.$A$3]);[.B26]/(1-(1-[.$A$3])*(1-[.B26])*(1-[.F26]));IF([.B26]&gt;=MAX([.F26];[.$A$3]);[.B26]*(1-[.$A$3])*(1-[.F26])/(1-(1-[.$A$3])*(1-[.B26])*(1-[.F26]));IF([.B26]=MIN([.F26];[.$A$3]);[.B26]*(1-[.F26])/(1-(1-[.$A$3])*(1-[.B26])*(1-[.F26]));[.B26]*(1-[.$A$3]))))" office:value-type="float" office:value="0.24" calcext:value-type="float">
            <text:p>0.24</text:p>
          </table:table-cell>
          <table:table-cell/>
          <table:table-cell table:style-name="ce5" table:formula="of:=IF([.G26]=[.$G$102];[.G26];0)" office:value-type="float" office:value="0" calcext:value-type="float">
            <text:p>0</text:p>
          </table:table-cell>
          <table:table-cell table:formula="of:=IF([.I26]&gt;0;1-[.I26]-MAX([.C26];[.D26];[.E2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6]+0.01" office:value-type="float" office:value="0.25" calcext:value-type="float">
            <text:p>0.25</text:p>
          </table:table-cell>
          <table:table-cell table:formula="of:=(1-[.$A$3])*(1-[.B27])" office:value-type="float" office:value="0.53475" calcext:value-type="float">
            <text:p>0.53475</text:p>
          </table:table-cell>
          <table:table-cell table:formula="of:=MAX([.$A$3];[.B27])*(1-MIN([.$A$3];[.B27]))/(1-(1-MAX([.$A$3];[.B27]))*(1-MAX([.$A$3];[.B27]))*(1-MIN([.$A$3];[.B27])))" office:value-type="float" office:value="0.347893828137216" calcext:value-type="float">
            <text:p>0.347893828137216</text:p>
          </table:table-cell>
          <table:table-cell table:formula="of:=MIN([.$A$3];[.B27])/(1-(1-MAX([.$A$3];[.B27]))*(1-MIN([.$A$3];[.B27]))*(1-MIN([.$A$3];[.B27])))" office:value-type="float" office:value="0.417405822811228" calcext:value-type="float">
            <text:p>0.417405822811228</text:p>
          </table:table-cell>
          <table:table-cell table:formula="of:=IF([.C27]&gt;[.D27];IF([.E27]&gt;[.C27];MIN([.B27];[.$A$3]);1);IF([.D27]&gt;[.E27];MAX([.$A$3];[.B27]);MIN([.$A$3];[.B27])))" office:value-type="float" office:value="1" calcext:value-type="float">
            <text:p>1</text:p>
          </table:table-cell>
          <table:table-cell table:formula="of:=IF([.B27]&lt;MIN([.F27];[.$A$3]);[.B27]/(1-(1-[.$A$3])*(1-[.B27])*(1-[.F27]));IF([.B27]&gt;=MAX([.F27];[.$A$3]);[.B27]*(1-[.$A$3])*(1-[.F27])/(1-(1-[.$A$3])*(1-[.B27])*(1-[.F27]));IF([.B27]=MIN([.F27];[.$A$3]);[.B27]*(1-[.F27])/(1-(1-[.$A$3])*(1-[.B27])*(1-[.F27]));[.B27]*(1-[.$A$3]))))" office:value-type="float" office:value="0.25" calcext:value-type="float">
            <text:p>0.25</text:p>
          </table:table-cell>
          <table:table-cell/>
          <table:table-cell table:style-name="ce5" table:formula="of:=IF([.G27]=[.$G$102];[.G27];0)" office:value-type="float" office:value="0" calcext:value-type="float">
            <text:p>0</text:p>
          </table:table-cell>
          <table:table-cell table:formula="of:=IF([.I27]&gt;0;1-[.I27]-MAX([.C27];[.D27];[.E2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7]+0.01" office:value-type="float" office:value="0.26" calcext:value-type="float">
            <text:p>0.26</text:p>
          </table:table-cell>
          <table:table-cell table:formula="of:=(1-[.$A$3])*(1-[.B28])" office:value-type="float" office:value="0.52762" calcext:value-type="float">
            <text:p>0.52762</text:p>
          </table:table-cell>
          <table:table-cell table:formula="of:=MAX([.$A$3];[.B28])*(1-MIN([.$A$3];[.B28]))/(1-(1-MAX([.$A$3];[.B28]))*(1-MAX([.$A$3];[.B28]))*(1-MIN([.$A$3];[.B28])))" office:value-type="float" office:value="0.340457898721037" calcext:value-type="float">
            <text:p>0.340457898721037</text:p>
          </table:table-cell>
          <table:table-cell table:formula="of:=MIN([.$A$3];[.B28])/(1-(1-MAX([.$A$3];[.B28]))*(1-MIN([.$A$3];[.B28]))*(1-MIN([.$A$3];[.B28])))" office:value-type="float" office:value="0.426536334661721" calcext:value-type="float">
            <text:p>0.426536334661721</text:p>
          </table:table-cell>
          <table:table-cell table:formula="of:=IF([.C28]&gt;[.D28];IF([.E28]&gt;[.C28];MIN([.B28];[.$A$3]);1);IF([.D28]&gt;[.E28];MAX([.$A$3];[.B28]);MIN([.$A$3];[.B28])))" office:value-type="float" office:value="1" calcext:value-type="float">
            <text:p>1</text:p>
          </table:table-cell>
          <table:table-cell table:formula="of:=IF([.B28]&lt;MIN([.F28];[.$A$3]);[.B28]/(1-(1-[.$A$3])*(1-[.B28])*(1-[.F28]));IF([.B28]&gt;=MAX([.F28];[.$A$3]);[.B28]*(1-[.$A$3])*(1-[.F28])/(1-(1-[.$A$3])*(1-[.B28])*(1-[.F28]));IF([.B28]=MIN([.F28];[.$A$3]);[.B28]*(1-[.F28])/(1-(1-[.$A$3])*(1-[.B28])*(1-[.F28]));[.B28]*(1-[.$A$3]))))" office:value-type="float" office:value="0.26" calcext:value-type="float">
            <text:p>0.26</text:p>
          </table:table-cell>
          <table:table-cell/>
          <table:table-cell table:style-name="ce5" table:formula="of:=IF([.G28]=[.$G$102];[.G28];0)" office:value-type="float" office:value="0" calcext:value-type="float">
            <text:p>0</text:p>
          </table:table-cell>
          <table:table-cell table:formula="of:=IF([.I28]&gt;0;1-[.I28]-MAX([.C28];[.D28];[.E2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8]+0.01" office:value-type="float" office:value="0.27" calcext:value-type="float">
            <text:p>0.27</text:p>
          </table:table-cell>
          <table:table-cell table:formula="of:=(1-[.$A$3])*(1-[.B29])" office:value-type="float" office:value="0.52049" calcext:value-type="float">
            <text:p>0.52049</text:p>
          </table:table-cell>
          <table:table-cell table:formula="of:=MAX([.$A$3];[.B29])*(1-MIN([.$A$3];[.B29]))/(1-(1-MAX([.$A$3];[.B29]))*(1-MAX([.$A$3];[.B29]))*(1-MIN([.$A$3];[.B29])))" office:value-type="float" office:value="0.333142187219422" calcext:value-type="float">
            <text:p>0.333142187219422</text:p>
          </table:table-cell>
          <table:table-cell table:formula="of:=MIN([.$A$3];[.B29])/(1-(1-MAX([.$A$3];[.B29]))*(1-MIN([.$A$3];[.B29]))*(1-MIN([.$A$3];[.B29])))" office:value-type="float" office:value="0.435454161756384" calcext:value-type="float">
            <text:p>0.435454161756384</text:p>
          </table:table-cell>
          <table:table-cell table:formula="of:=IF([.C29]&gt;[.D29];IF([.E29]&gt;[.C29];MIN([.B29];[.$A$3]);1);IF([.D29]&gt;[.E29];MAX([.$A$3];[.B29]);MIN([.$A$3];[.B29])))" office:value-type="float" office:value="1" calcext:value-type="float">
            <text:p>1</text:p>
          </table:table-cell>
          <table:table-cell table:formula="of:=IF([.B29]&lt;MIN([.F29];[.$A$3]);[.B29]/(1-(1-[.$A$3])*(1-[.B29])*(1-[.F29]));IF([.B29]&gt;=MAX([.F29];[.$A$3]);[.B29]*(1-[.$A$3])*(1-[.F29])/(1-(1-[.$A$3])*(1-[.B29])*(1-[.F29]));IF([.B29]=MIN([.F29];[.$A$3]);[.B29]*(1-[.F29])/(1-(1-[.$A$3])*(1-[.B29])*(1-[.F29]));[.B29]*(1-[.$A$3]))))" office:value-type="float" office:value="0.27" calcext:value-type="float">
            <text:p>0.27</text:p>
          </table:table-cell>
          <table:table-cell/>
          <table:table-cell table:style-name="ce5" table:formula="of:=IF([.G29]=[.$G$102];[.G29];0)" office:value-type="float" office:value="0" calcext:value-type="float">
            <text:p>0</text:p>
          </table:table-cell>
          <table:table-cell table:formula="of:=IF([.I29]&gt;0;1-[.I29]-MAX([.C29];[.D29];[.E2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29]+0.01" office:value-type="float" office:value="0.28" calcext:value-type="float">
            <text:p>0.28</text:p>
          </table:table-cell>
          <table:table-cell table:formula="of:=(1-[.$A$3])*(1-[.B30])" office:value-type="float" office:value="0.51336" calcext:value-type="float">
            <text:p>0.51336</text:p>
          </table:table-cell>
          <table:table-cell table:formula="of:=MAX([.$A$3];[.B30])*(1-MIN([.$A$3];[.B30]))/(1-(1-MAX([.$A$3];[.B30]))*(1-MAX([.$A$3];[.B30]))*(1-MIN([.$A$3];[.B30])))" office:value-type="float" office:value="0.325943801635372" calcext:value-type="float">
            <text:p>0.325943801635372</text:p>
          </table:table-cell>
          <table:table-cell table:formula="of:=MIN([.$A$3];[.B30])/(1-(1-MAX([.$A$3];[.B30]))*(1-MIN([.$A$3];[.B30]))*(1-MIN([.$A$3];[.B30])))" office:value-type="float" office:value="0.444175964750196" calcext:value-type="float">
            <text:p>0.444175964750196</text:p>
          </table:table-cell>
          <table:table-cell table:formula="of:=IF([.C30]&gt;[.D30];IF([.E30]&gt;[.C30];MIN([.B30];[.$A$3]);1);IF([.D30]&gt;[.E30];MAX([.$A$3];[.B30]);MIN([.$A$3];[.B30])))" office:value-type="float" office:value="1" calcext:value-type="float">
            <text:p>1</text:p>
          </table:table-cell>
          <table:table-cell table:formula="of:=IF([.B30]&lt;MIN([.F30];[.$A$3]);[.B30]/(1-(1-[.$A$3])*(1-[.B30])*(1-[.F30]));IF([.B30]&gt;=MAX([.F30];[.$A$3]);[.B30]*(1-[.$A$3])*(1-[.F30])/(1-(1-[.$A$3])*(1-[.B30])*(1-[.F30]));IF([.B30]=MIN([.F30];[.$A$3]);[.B30]*(1-[.F30])/(1-(1-[.$A$3])*(1-[.B30])*(1-[.F30]));[.B30]*(1-[.$A$3]))))" office:value-type="float" office:value="0.28" calcext:value-type="float">
            <text:p>0.28</text:p>
          </table:table-cell>
          <table:table-cell/>
          <table:table-cell table:style-name="ce5" table:formula="of:=IF([.G30]=[.$G$102];[.G30];0)" office:value-type="float" office:value="0" calcext:value-type="float">
            <text:p>0</text:p>
          </table:table-cell>
          <table:table-cell table:formula="of:=IF([.I30]&gt;0;1-[.I30]-MAX([.C30];[.D30];[.E3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0]+0.01" office:value-type="float" office:value="0.29" calcext:value-type="float">
            <text:p>0.29</text:p>
          </table:table-cell>
          <table:table-cell table:formula="of:=(1-[.$A$3])*(1-[.B31])" office:value-type="float" office:value="0.50623" calcext:value-type="float">
            <text:p>0.50623</text:p>
          </table:table-cell>
          <table:table-cell table:formula="of:=MAX([.$A$3];[.B31])*(1-MIN([.$A$3];[.B31]))/(1-(1-MAX([.$A$3];[.B31]))*(1-MAX([.$A$3];[.B31]))*(1-MIN([.$A$3];[.B31])))" office:value-type="float" office:value="0.322787263414358" calcext:value-type="float">
            <text:p>0.322787263414358</text:p>
          </table:table-cell>
          <table:table-cell table:formula="of:=MIN([.$A$3];[.B31])/(1-(1-MAX([.$A$3];[.B31]))*(1-MIN([.$A$3];[.B31]))*(1-MIN([.$A$3];[.B31])))" office:value-type="float" office:value="0.449098509852024" calcext:value-type="float">
            <text:p>0.449098509852024</text:p>
          </table:table-cell>
          <table:table-cell table:formula="of:=IF([.C31]&gt;[.D31];IF([.E31]&gt;[.C31];MIN([.B31];[.$A$3]);1);IF([.D31]&gt;[.E31];MAX([.$A$3];[.B31]);MIN([.$A$3];[.B31])))" office:value-type="float" office:value="1" calcext:value-type="float">
            <text:p>1</text:p>
          </table:table-cell>
          <table:table-cell table:formula="of:=IF([.B31]&lt;MIN([.F31];[.$A$3]);[.B31]/(1-(1-[.$A$3])*(1-[.B31])*(1-[.F31]));IF([.B31]&gt;=MAX([.F31];[.$A$3]);[.B31]*(1-[.$A$3])*(1-[.F31])/(1-(1-[.$A$3])*(1-[.B31])*(1-[.F31]));IF([.B31]=MIN([.F31];[.$A$3]);[.B31]*(1-[.F31])/(1-(1-[.$A$3])*(1-[.B31])*(1-[.F31]));[.B31]*(1-[.$A$3]))))" office:value-type="float" office:value="0.20677" calcext:value-type="float">
            <text:p>0.20677</text:p>
          </table:table-cell>
          <table:table-cell/>
          <table:table-cell table:style-name="ce5" table:formula="of:=IF([.G31]=[.$G$102];[.G31];0)" office:value-type="float" office:value="0" calcext:value-type="float">
            <text:p>0</text:p>
          </table:table-cell>
          <table:table-cell table:formula="of:=IF([.I31]&gt;0;1-[.I31]-MAX([.C31];[.D31];[.E3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1]+0.01" office:value-type="float" office:value="0.3" calcext:value-type="float">
            <text:p>0.3</text:p>
          </table:table-cell>
          <table:table-cell table:formula="of:=(1-[.$A$3])*(1-[.B32])" office:value-type="float" office:value="0.4991" calcext:value-type="float">
            <text:p>0.4991</text:p>
          </table:table-cell>
          <table:table-cell table:formula="of:=MAX([.$A$3];[.B32])*(1-MIN([.$A$3];[.B32]))/(1-(1-MAX([.$A$3];[.B32]))*(1-MAX([.$A$3];[.B32]))*(1-MIN([.$A$3];[.B32])))" office:value-type="float" office:value="0.328758280435885" calcext:value-type="float">
            <text:p>0.328758280435885</text:p>
          </table:table-cell>
          <table:table-cell table:formula="of:=MIN([.$A$3];[.B32])/(1-(1-MAX([.$A$3];[.B32]))*(1-MIN([.$A$3];[.B32]))*(1-MIN([.$A$3];[.B32])))" office:value-type="float" office:value="0.445554138165562" calcext:value-type="float">
            <text:p>0.445554138165562</text:p>
          </table:table-cell>
          <table:table-cell table:formula="of:=IF([.C32]&gt;[.D32];IF([.E32]&gt;[.C32];MIN([.B32];[.$A$3]);1);IF([.D32]&gt;[.E32];MAX([.$A$3];[.B32]);MIN([.$A$3];[.B32])))" office:value-type="float" office:value="1" calcext:value-type="float">
            <text:p>1</text:p>
          </table:table-cell>
          <table:table-cell table:formula="of:=IF([.B32]&lt;MIN([.F32];[.$A$3]);[.B32]/(1-(1-[.$A$3])*(1-[.B32])*(1-[.F32]));IF([.B32]&gt;=MAX([.F32];[.$A$3]);[.B32]*(1-[.$A$3])*(1-[.F32])/(1-(1-[.$A$3])*(1-[.B32])*(1-[.F32]));IF([.B32]=MIN([.F32];[.$A$3]);[.B32]*(1-[.F32])/(1-(1-[.$A$3])*(1-[.B32])*(1-[.F32]));[.B32]*(1-[.$A$3]))))" office:value-type="float" office:value="0.2139" calcext:value-type="float">
            <text:p>0.2139</text:p>
          </table:table-cell>
          <table:table-cell/>
          <table:table-cell table:style-name="ce5" table:formula="of:=IF([.G32]=[.$G$102];[.G32];0)" office:value-type="float" office:value="0" calcext:value-type="float">
            <text:p>0</text:p>
          </table:table-cell>
          <table:table-cell table:formula="of:=IF([.I32]&gt;0;1-[.I32]-MAX([.C32];[.D32];[.E32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2]+0.01" office:value-type="float" office:value="0.31" calcext:value-type="float">
            <text:p>0.31</text:p>
          </table:table-cell>
          <table:table-cell table:formula="of:=(1-[.$A$3])*(1-[.B33])" office:value-type="float" office:value="0.49197" calcext:value-type="float">
            <text:p>0.49197</text:p>
          </table:table-cell>
          <table:table-cell table:formula="of:=MAX([.$A$3];[.B33])*(1-MIN([.$A$3];[.B33]))/(1-(1-MAX([.$A$3];[.B33]))*(1-MAX([.$A$3];[.B33]))*(1-MIN([.$A$3];[.B33])))" office:value-type="float" office:value="0.334619804653975" calcext:value-type="float">
            <text:p>0.334619804653975</text:p>
          </table:table-cell>
          <table:table-cell table:formula="of:=MIN([.$A$3];[.B33])/(1-(1-MAX([.$A$3];[.B33]))*(1-MIN([.$A$3];[.B33]))*(1-MIN([.$A$3];[.B33])))" office:value-type="float" office:value="0.44206527412614" calcext:value-type="float">
            <text:p>0.44206527412614</text:p>
          </table:table-cell>
          <table:table-cell table:formula="of:=IF([.C33]&gt;[.D33];IF([.E33]&gt;[.C33];MIN([.B33];[.$A$3]);1);IF([.D33]&gt;[.E33];MAX([.$A$3];[.B33]);MIN([.$A$3];[.B33])))" office:value-type="float" office:value="1" calcext:value-type="float">
            <text:p>1</text:p>
          </table:table-cell>
          <table:table-cell table:formula="of:=IF([.B33]&lt;MIN([.F33];[.$A$3]);[.B33]/(1-(1-[.$A$3])*(1-[.B33])*(1-[.F33]));IF([.B33]&gt;=MAX([.F33];[.$A$3]);[.B33]*(1-[.$A$3])*(1-[.F33])/(1-(1-[.$A$3])*(1-[.B33])*(1-[.F33]));IF([.B33]=MIN([.F33];[.$A$3]);[.B33]*(1-[.F33])/(1-(1-[.$A$3])*(1-[.B33])*(1-[.F33]));[.B33]*(1-[.$A$3]))))" office:value-type="float" office:value="0.22103" calcext:value-type="float">
            <text:p>0.22103</text:p>
          </table:table-cell>
          <table:table-cell/>
          <table:table-cell table:style-name="ce5" table:formula="of:=IF([.G33]=[.$G$102];[.G33];0)" office:value-type="float" office:value="0" calcext:value-type="float">
            <text:p>0</text:p>
          </table:table-cell>
          <table:table-cell table:formula="of:=IF([.I33]&gt;0;1-[.I33]-MAX([.C33];[.D33];[.E3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3]+0.01" office:value-type="float" office:value="0.32" calcext:value-type="float">
            <text:p>0.32</text:p>
          </table:table-cell>
          <table:table-cell table:formula="of:=(1-[.$A$3])*(1-[.B34])" office:value-type="float" office:value="0.48484" calcext:value-type="float">
            <text:p>0.48484</text:p>
          </table:table-cell>
          <table:table-cell table:formula="of:=MAX([.$A$3];[.B34])*(1-MIN([.$A$3];[.B34]))/(1-(1-MAX([.$A$3];[.B34]))*(1-MAX([.$A$3];[.B34]))*(1-MIN([.$A$3];[.B34])))" office:value-type="float" office:value="0.340380433615074" calcext:value-type="float">
            <text:p>0.340380433615074</text:p>
          </table:table-cell>
          <table:table-cell table:formula="of:=MIN([.$A$3];[.B34])/(1-(1-MAX([.$A$3];[.B34]))*(1-MIN([.$A$3];[.B34]))*(1-MIN([.$A$3];[.B34])))" office:value-type="float" office:value="0.438630623924705" calcext:value-type="float">
            <text:p>0.438630623924705</text:p>
          </table:table-cell>
          <table:table-cell table:formula="of:=IF([.C34]&gt;[.D34];IF([.E34]&gt;[.C34];MIN([.B34];[.$A$3]);1);IF([.D34]&gt;[.E34];MAX([.$A$3];[.B34]);MIN([.$A$3];[.B34])))" office:value-type="float" office:value="1" calcext:value-type="float">
            <text:p>1</text:p>
          </table:table-cell>
          <table:table-cell table:formula="of:=IF([.B34]&lt;MIN([.F34];[.$A$3]);[.B34]/(1-(1-[.$A$3])*(1-[.B34])*(1-[.F34]));IF([.B34]&gt;=MAX([.F34];[.$A$3]);[.B34]*(1-[.$A$3])*(1-[.F34])/(1-(1-[.$A$3])*(1-[.B34])*(1-[.F34]));IF([.B34]=MIN([.F34];[.$A$3]);[.B34]*(1-[.F34])/(1-(1-[.$A$3])*(1-[.B34])*(1-[.F34]));[.B34]*(1-[.$A$3]))))" office:value-type="float" office:value="0.22816" calcext:value-type="float">
            <text:p>0.22816</text:p>
          </table:table-cell>
          <table:table-cell/>
          <table:table-cell table:style-name="ce5" table:formula="of:=IF([.G34]=[.$G$102];[.G34];0)" office:value-type="float" office:value="0" calcext:value-type="float">
            <text:p>0</text:p>
          </table:table-cell>
          <table:table-cell table:formula="of:=IF([.I34]&gt;0;1-[.I34]-MAX([.C34];[.D34];[.E3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4]+0.01" office:value-type="float" office:value="0.33" calcext:value-type="float">
            <text:p>0.33</text:p>
          </table:table-cell>
          <table:table-cell table:formula="of:=(1-[.$A$3])*(1-[.B35])" office:value-type="float" office:value="0.47771" calcext:value-type="float">
            <text:p>0.47771</text:p>
          </table:table-cell>
          <table:table-cell table:formula="of:=MAX([.$A$3];[.B35])*(1-MIN([.$A$3];[.B35]))/(1-(1-MAX([.$A$3];[.B35]))*(1-MAX([.$A$3];[.B35]))*(1-MIN([.$A$3];[.B35])))" office:value-type="float" office:value="0.346048140239432" calcext:value-type="float">
            <text:p>0.346048140239432</text:p>
          </table:table-cell>
          <table:table-cell table:formula="of:=MIN([.$A$3];[.B35])/(1-(1-MAX([.$A$3];[.B35]))*(1-MIN([.$A$3];[.B35]))*(1-MIN([.$A$3];[.B35])))" office:value-type="float" office:value="0.435248933651487" calcext:value-type="float">
            <text:p>0.435248933651487</text:p>
          </table:table-cell>
          <table:table-cell table:formula="of:=IF([.C35]&gt;[.D35];IF([.E35]&gt;[.C35];MIN([.B35];[.$A$3]);1);IF([.D35]&gt;[.E35];MAX([.$A$3];[.B35]);MIN([.$A$3];[.B35])))" office:value-type="float" office:value="1" calcext:value-type="float">
            <text:p>1</text:p>
          </table:table-cell>
          <table:table-cell table:formula="of:=IF([.B35]&lt;MIN([.F35];[.$A$3]);[.B35]/(1-(1-[.$A$3])*(1-[.B35])*(1-[.F35]));IF([.B35]&gt;=MAX([.F35];[.$A$3]);[.B35]*(1-[.$A$3])*(1-[.F35])/(1-(1-[.$A$3])*(1-[.B35])*(1-[.F35]));IF([.B35]=MIN([.F35];[.$A$3]);[.B35]*(1-[.F35])/(1-(1-[.$A$3])*(1-[.B35])*(1-[.F35]));[.B35]*(1-[.$A$3]))))" office:value-type="float" office:value="0.23529" calcext:value-type="float">
            <text:p>0.23529</text:p>
          </table:table-cell>
          <table:table-cell/>
          <table:table-cell table:style-name="ce5" table:formula="of:=IF([.G35]=[.$G$102];[.G35];0)" office:value-type="float" office:value="0" calcext:value-type="float">
            <text:p>0</text:p>
          </table:table-cell>
          <table:table-cell table:formula="of:=IF([.I35]&gt;0;1-[.I35]-MAX([.C35];[.D35];[.E35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5]+0.01" office:value-type="float" office:value="0.34" calcext:value-type="float">
            <text:p>0.34</text:p>
          </table:table-cell>
          <table:table-cell table:formula="of:=(1-[.$A$3])*(1-[.B36])" office:value-type="float" office:value="0.47058" calcext:value-type="float">
            <text:p>0.47058</text:p>
          </table:table-cell>
          <table:table-cell table:formula="of:=MAX([.$A$3];[.B36])*(1-MIN([.$A$3];[.B36]))/(1-(1-MAX([.$A$3];[.B36]))*(1-MAX([.$A$3];[.B36]))*(1-MIN([.$A$3];[.B36])))" office:value-type="float" office:value="0.351630333562899" calcext:value-type="float">
            <text:p>0.351630333562899</text:p>
          </table:table-cell>
          <table:table-cell table:formula="of:=MIN([.$A$3];[.B36])/(1-(1-MAX([.$A$3];[.B36]))*(1-MIN([.$A$3];[.B36]))*(1-MIN([.$A$3];[.B36])))" office:value-type="float" office:value="0.43191898776971" calcext:value-type="float">
            <text:p>0.43191898776971</text:p>
          </table:table-cell>
          <table:table-cell table:formula="of:=IF([.C36]&gt;[.D36];IF([.E36]&gt;[.C36];MIN([.B36];[.$A$3]);1);IF([.D36]&gt;[.E36];MAX([.$A$3];[.B36]);MIN([.$A$3];[.B36])))" office:value-type="float" office:value="1" calcext:value-type="float">
            <text:p>1</text:p>
          </table:table-cell>
          <table:table-cell table:formula="of:=IF([.B36]&lt;MIN([.F36];[.$A$3]);[.B36]/(1-(1-[.$A$3])*(1-[.B36])*(1-[.F36]));IF([.B36]&gt;=MAX([.F36];[.$A$3]);[.B36]*(1-[.$A$3])*(1-[.F36])/(1-(1-[.$A$3])*(1-[.B36])*(1-[.F36]));IF([.B36]=MIN([.F36];[.$A$3]);[.B36]*(1-[.F36])/(1-(1-[.$A$3])*(1-[.B36])*(1-[.F36]));[.B36]*(1-[.$A$3]))))" office:value-type="float" office:value="0.24242" calcext:value-type="float">
            <text:p>0.24242</text:p>
          </table:table-cell>
          <table:table-cell/>
          <table:table-cell table:style-name="ce5" table:formula="of:=IF([.G36]=[.$G$102];[.G36];0)" office:value-type="float" office:value="0" calcext:value-type="float">
            <text:p>0</text:p>
          </table:table-cell>
          <table:table-cell table:formula="of:=IF([.I36]&gt;0;1-[.I36]-MAX([.C36];[.D36];[.E3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6]+0.01" office:value-type="float" office:value="0.35" calcext:value-type="float">
            <text:p>0.35</text:p>
          </table:table-cell>
          <table:table-cell table:formula="of:=(1-[.$A$3])*(1-[.B37])" office:value-type="float" office:value="0.46345" calcext:value-type="float">
            <text:p>0.46345</text:p>
          </table:table-cell>
          <table:table-cell table:formula="of:=MAX([.$A$3];[.B37])*(1-MIN([.$A$3];[.B37]))/(1-(1-MAX([.$A$3];[.B37]))*(1-MAX([.$A$3];[.B37]))*(1-MIN([.$A$3];[.B37])))" office:value-type="float" office:value="0.357133912695034" calcext:value-type="float">
            <text:p>0.357133912695034</text:p>
          </table:table-cell>
          <table:table-cell table:formula="of:=MIN([.$A$3];[.B37])/(1-(1-MAX([.$A$3];[.B37]))*(1-MIN([.$A$3];[.B37]))*(1-MIN([.$A$3];[.B37])))" office:value-type="float" office:value="0.428639607658849" calcext:value-type="float">
            <text:p>0.428639607658849</text:p>
          </table:table-cell>
          <table:table-cell table:formula="of:=IF([.C37]&gt;[.D37];IF([.E37]&gt;[.C37];MIN([.B37];[.$A$3]);1);IF([.D37]&gt;[.E37];MAX([.$A$3];[.B37]);MIN([.$A$3];[.B37])))" office:value-type="float" office:value="1" calcext:value-type="float">
            <text:p>1</text:p>
          </table:table-cell>
          <table:table-cell table:formula="of:=IF([.B37]&lt;MIN([.F37];[.$A$3]);[.B37]/(1-(1-[.$A$3])*(1-[.B37])*(1-[.F37]));IF([.B37]&gt;=MAX([.F37];[.$A$3]);[.B37]*(1-[.$A$3])*(1-[.F37])/(1-(1-[.$A$3])*(1-[.B37])*(1-[.F37]));IF([.B37]=MIN([.F37];[.$A$3]);[.B37]*(1-[.F37])/(1-(1-[.$A$3])*(1-[.B37])*(1-[.F37]));[.B37]*(1-[.$A$3]))))" office:value-type="float" office:value="0.24955" calcext:value-type="float">
            <text:p>0.24955</text:p>
          </table:table-cell>
          <table:table-cell/>
          <table:table-cell table:style-name="ce5" table:formula="of:=IF([.G37]=[.$G$102];[.G37];0)" office:value-type="float" office:value="0" calcext:value-type="float">
            <text:p>0</text:p>
          </table:table-cell>
          <table:table-cell table:formula="of:=IF([.I37]&gt;0;1-[.I37]-MAX([.C37];[.D37];[.E3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7]+0.01" office:value-type="float" office:value="0.36" calcext:value-type="float">
            <text:p>0.36</text:p>
          </table:table-cell>
          <table:table-cell table:formula="of:=(1-[.$A$3])*(1-[.B38])" office:value-type="float" office:value="0.45632" calcext:value-type="float">
            <text:p>0.45632</text:p>
          </table:table-cell>
          <table:table-cell table:formula="of:=MAX([.$A$3];[.B38])*(1-MIN([.$A$3];[.B38]))/(1-(1-MAX([.$A$3];[.B38]))*(1-MAX([.$A$3];[.B38]))*(1-MIN([.$A$3];[.B38])))" office:value-type="float" office:value="0.362565314867382" calcext:value-type="float">
            <text:p>0.362565314867382</text:p>
          </table:table-cell>
          <table:table-cell table:formula="of:=MIN([.$A$3];[.B38])/(1-(1-MAX([.$A$3];[.B38]))*(1-MIN([.$A$3];[.B38]))*(1-MIN([.$A$3];[.B38])))" office:value-type="float" office:value="0.425409650223739" calcext:value-type="float">
            <text:p>0.425409650223739</text:p>
          </table:table-cell>
          <table:table-cell table:formula="of:=IF([.C38]&gt;[.D38];IF([.E38]&gt;[.C38];MIN([.B38];[.$A$3]);1);IF([.D38]&gt;[.E38];MAX([.$A$3];[.B38]);MIN([.$A$3];[.B38])))" office:value-type="float" office:value="1" calcext:value-type="float">
            <text:p>1</text:p>
          </table:table-cell>
          <table:table-cell table:formula="of:=IF([.B38]&lt;MIN([.F38];[.$A$3]);[.B38]/(1-(1-[.$A$3])*(1-[.B38])*(1-[.F38]));IF([.B38]&gt;=MAX([.F38];[.$A$3]);[.B38]*(1-[.$A$3])*(1-[.F38])/(1-(1-[.$A$3])*(1-[.B38])*(1-[.F38]));IF([.B38]=MIN([.F38];[.$A$3]);[.B38]*(1-[.F38])/(1-(1-[.$A$3])*(1-[.B38])*(1-[.F38]));[.B38]*(1-[.$A$3]))))" office:value-type="float" office:value="0.25668" calcext:value-type="float">
            <text:p>0.25668</text:p>
          </table:table-cell>
          <table:table-cell/>
          <table:table-cell table:style-name="ce5" table:formula="of:=IF([.G38]=[.$G$102];[.G38];0)" office:value-type="float" office:value="0" calcext:value-type="float">
            <text:p>0</text:p>
          </table:table-cell>
          <table:table-cell table:formula="of:=IF([.I38]&gt;0;1-[.I38]-MAX([.C38];[.D38];[.E3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8]+0.01" office:value-type="float" office:value="0.37" calcext:value-type="float">
            <text:p>0.37</text:p>
          </table:table-cell>
          <table:table-cell table:formula="of:=(1-[.$A$3])*(1-[.B39])" office:value-type="float" office:value="0.44919" calcext:value-type="float">
            <text:p>0.44919</text:p>
          </table:table-cell>
          <table:table-cell table:formula="of:=MAX([.$A$3];[.B39])*(1-MIN([.$A$3];[.B39]))/(1-(1-MAX([.$A$3];[.B39]))*(1-MAX([.$A$3];[.B39]))*(1-MIN([.$A$3];[.B39])))" office:value-type="float" office:value="0.367930558319734" calcext:value-type="float">
            <text:p>0.367930558319734</text:p>
          </table:table-cell>
          <table:table-cell table:formula="of:=MIN([.$A$3];[.B39])/(1-(1-MAX([.$A$3];[.B39]))*(1-MIN([.$A$3];[.B39]))*(1-MIN([.$A$3];[.B39])))" office:value-type="float" office:value="0.422228006566102" calcext:value-type="float">
            <text:p>0.422228006566102</text:p>
          </table:table-cell>
          <table:table-cell table:formula="of:=IF([.C39]&gt;[.D39];IF([.E39]&gt;[.C39];MIN([.B39];[.$A$3]);1);IF([.D39]&gt;[.E39];MAX([.$A$3];[.B39]);MIN([.$A$3];[.B39])))" office:value-type="float" office:value="1" calcext:value-type="float">
            <text:p>1</text:p>
          </table:table-cell>
          <table:table-cell table:formula="of:=IF([.B39]&lt;MIN([.F39];[.$A$3]);[.B39]/(1-(1-[.$A$3])*(1-[.B39])*(1-[.F39]));IF([.B39]&gt;=MAX([.F39];[.$A$3]);[.B39]*(1-[.$A$3])*(1-[.F39])/(1-(1-[.$A$3])*(1-[.B39])*(1-[.F39]));IF([.B39]=MIN([.F39];[.$A$3]);[.B39]*(1-[.F39])/(1-(1-[.$A$3])*(1-[.B39])*(1-[.F39]));[.B39]*(1-[.$A$3]))))" office:value-type="float" office:value="0.26381" calcext:value-type="float">
            <text:p>0.26381</text:p>
          </table:table-cell>
          <table:table-cell/>
          <table:table-cell table:style-name="ce5" table:formula="of:=IF([.G39]=[.$G$102];[.G39];0)" office:value-type="float" office:value="0" calcext:value-type="float">
            <text:p>0</text:p>
          </table:table-cell>
          <table:table-cell table:formula="of:=IF([.I39]&gt;0;1-[.I39]-MAX([.C39];[.D39];[.E3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39]+0.01" office:value-type="float" office:value="0.38" calcext:value-type="float">
            <text:p>0.38</text:p>
          </table:table-cell>
          <table:table-cell table:formula="of:=(1-[.$A$3])*(1-[.B40])" office:value-type="float" office:value="0.44206" calcext:value-type="float">
            <text:p>0.44206</text:p>
          </table:table-cell>
          <table:table-cell table:formula="of:=MAX([.$A$3];[.B40])*(1-MIN([.$A$3];[.B40]))/(1-(1-MAX([.$A$3];[.B40]))*(1-MAX([.$A$3];[.B40]))*(1-MIN([.$A$3];[.B40])))" office:value-type="float" office:value="0.373235280666209" calcext:value-type="float">
            <text:p>0.373235280666209</text:p>
          </table:table-cell>
          <table:table-cell table:formula="of:=MIN([.$A$3];[.B40])/(1-(1-MAX([.$A$3];[.B40]))*(1-MIN([.$A$3];[.B40]))*(1-MIN([.$A$3];[.B40])))" office:value-type="float" office:value="0.419093600715245" calcext:value-type="float">
            <text:p>0.419093600715245</text:p>
          </table:table-cell>
          <table:table-cell table:formula="of:=IF([.C40]&gt;[.D40];IF([.E40]&gt;[.C40];MIN([.B40];[.$A$3]);1);IF([.D40]&gt;[.E40];MAX([.$A$3];[.B40]);MIN([.$A$3];[.B40])))" office:value-type="float" office:value="1" calcext:value-type="float">
            <text:p>1</text:p>
          </table:table-cell>
          <table:table-cell table:formula="of:=IF([.B40]&lt;MIN([.F40];[.$A$3]);[.B40]/(1-(1-[.$A$3])*(1-[.B40])*(1-[.F40]));IF([.B40]&gt;=MAX([.F40];[.$A$3]);[.B40]*(1-[.$A$3])*(1-[.F40])/(1-(1-[.$A$3])*(1-[.B40])*(1-[.F40]));IF([.B40]=MIN([.F40];[.$A$3]);[.B40]*(1-[.F40])/(1-(1-[.$A$3])*(1-[.B40])*(1-[.F40]));[.B40]*(1-[.$A$3]))))" office:value-type="float" office:value="0.27094" calcext:value-type="float">
            <text:p>0.27094</text:p>
          </table:table-cell>
          <table:table-cell/>
          <table:table-cell table:style-name="ce5" table:formula="of:=IF([.G40]=[.$G$102];[.G40];0)" office:value-type="float" office:value="0" calcext:value-type="float">
            <text:p>0</text:p>
          </table:table-cell>
          <table:table-cell table:formula="of:=IF([.I40]&gt;0;1-[.I40]-MAX([.C40];[.D40];[.E4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0]+0.01" office:value-type="float" office:value="0.39" calcext:value-type="float">
            <text:p>0.39</text:p>
          </table:table-cell>
          <table:table-cell table:formula="of:=(1-[.$A$3])*(1-[.B41])" office:value-type="float" office:value="0.43493" calcext:value-type="float">
            <text:p>0.43493</text:p>
          </table:table-cell>
          <table:table-cell table:formula="of:=MAX([.$A$3];[.B41])*(1-MIN([.$A$3];[.B41]))/(1-(1-MAX([.$A$3];[.B41]))*(1-MAX([.$A$3];[.B41]))*(1-MIN([.$A$3];[.B41])))" office:value-type="float" office:value="0.378484773293651" calcext:value-type="float">
            <text:p>0.378484773293651</text:p>
          </table:table-cell>
          <table:table-cell table:formula="of:=MIN([.$A$3];[.B41])/(1-(1-MAX([.$A$3];[.B41]))*(1-MIN([.$A$3];[.B41]))*(1-MIN([.$A$3];[.B41])))" office:value-type="float" office:value="0.416005388414882" calcext:value-type="float">
            <text:p>0.416005388414882</text:p>
          </table:table-cell>
          <table:table-cell table:formula="of:=IF([.C41]&gt;[.D41];IF([.E41]&gt;[.C41];MIN([.B41];[.$A$3]);1);IF([.D41]&gt;[.E41];MAX([.$A$3];[.B41]);MIN([.$A$3];[.B41])))" office:value-type="float" office:value="1" calcext:value-type="float">
            <text:p>1</text:p>
          </table:table-cell>
          <table:table-cell table:formula="of:=IF([.B41]&lt;MIN([.F41];[.$A$3]);[.B41]/(1-(1-[.$A$3])*(1-[.B41])*(1-[.F41]));IF([.B41]&gt;=MAX([.F41];[.$A$3]);[.B41]*(1-[.$A$3])*(1-[.F41])/(1-(1-[.$A$3])*(1-[.B41])*(1-[.F41]));IF([.B41]=MIN([.F41];[.$A$3]);[.B41]*(1-[.F41])/(1-(1-[.$A$3])*(1-[.B41])*(1-[.F41]));[.B41]*(1-[.$A$3]))))" office:value-type="float" office:value="0.27807" calcext:value-type="float">
            <text:p>0.27807</text:p>
          </table:table-cell>
          <table:table-cell/>
          <table:table-cell table:style-name="ce5" table:formula="of:=IF([.G41]=[.$G$102];[.G41];0)" office:value-type="float" office:value="0" calcext:value-type="float">
            <text:p>0</text:p>
          </table:table-cell>
          <table:table-cell table:formula="of:=IF([.I41]&gt;0;1-[.I41]-MAX([.C41];[.D41];[.E4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1]+0.01" office:value-type="float" office:value="0.4" calcext:value-type="float">
            <text:p>0.4</text:p>
          </table:table-cell>
          <table:table-cell table:formula="of:=(1-[.$A$3])*(1-[.B42])" office:value-type="float" office:value="0.4278" calcext:value-type="float">
            <text:p>0.4278</text:p>
          </table:table-cell>
          <table:table-cell table:formula="of:=MAX([.$A$3];[.B42])*(1-MIN([.$A$3];[.B42]))/(1-(1-MAX([.$A$3];[.B42]))*(1-MAX([.$A$3];[.B42]))*(1-MIN([.$A$3];[.B42])))" office:value-type="float" office:value="0.383684012269279" calcext:value-type="float">
            <text:p>0.383684012269279</text:p>
          </table:table-cell>
          <table:table-cell table:formula="of:=MIN([.$A$3];[.B42])/(1-(1-MAX([.$A$3];[.B42]))*(1-MIN([.$A$3];[.B42]))*(1-MIN([.$A$3];[.B42])))" office:value-type="float" office:value="0.412962355963191" calcext:value-type="float">
            <text:p>0.412962355963191</text:p>
          </table:table-cell>
          <table:table-cell table:formula="of:=IF([.C42]&gt;[.D42];IF([.E42]&gt;[.C42];MIN([.B42];[.$A$3]);1);IF([.D42]&gt;[.E42];MAX([.$A$3];[.B42]);MIN([.$A$3];[.B42])))" office:value-type="float" office:value="1" calcext:value-type="float">
            <text:p>1</text:p>
          </table:table-cell>
          <table:table-cell table:formula="of:=IF([.B42]&lt;MIN([.F42];[.$A$3]);[.B42]/(1-(1-[.$A$3])*(1-[.B42])*(1-[.F42]));IF([.B42]&gt;=MAX([.F42];[.$A$3]);[.B42]*(1-[.$A$3])*(1-[.F42])/(1-(1-[.$A$3])*(1-[.B42])*(1-[.F42]));IF([.B42]=MIN([.F42];[.$A$3]);[.B42]*(1-[.F42])/(1-(1-[.$A$3])*(1-[.B42])*(1-[.F42]));[.B42]*(1-[.$A$3]))))" office:value-type="float" office:value="0.2852" calcext:value-type="float">
            <text:p>0.2852</text:p>
          </table:table-cell>
          <table:table-cell/>
          <table:table-cell table:style-name="ce5" table:formula="of:=IF([.G42]=[.$G$102];[.G42];0)" office:value-type="float" office:value="0" calcext:value-type="float">
            <text:p>0</text:p>
          </table:table-cell>
          <table:table-cell table:formula="of:=IF([.I42]&gt;0;1-[.I42]-MAX([.C42];[.D42];[.E42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2]+0.01" office:value-type="float" office:value="0.41" calcext:value-type="float">
            <text:p>0.41</text:p>
          </table:table-cell>
          <table:table-cell table:formula="of:=(1-[.$A$3])*(1-[.B43])" office:value-type="float" office:value="0.42067" calcext:value-type="float">
            <text:p>0.42067</text:p>
          </table:table-cell>
          <table:table-cell table:formula="of:=MAX([.$A$3];[.B43])*(1-MIN([.$A$3];[.B43]))/(1-(1-MAX([.$A$3];[.B43]))*(1-MAX([.$A$3];[.B43]))*(1-MIN([.$A$3];[.B43])))" office:value-type="float" office:value="0.388837686170358" calcext:value-type="float">
            <text:p>0.388837686170358</text:p>
          </table:table-cell>
          <table:table-cell table:formula="of:=MIN([.$A$3];[.B43])/(1-(1-MAX([.$A$3];[.B43]))*(1-MIN([.$A$3];[.B43]))*(1-MIN([.$A$3];[.B43])))" office:value-type="float" office:value="0.409963519103421" calcext:value-type="float">
            <text:p>0.409963519103421</text:p>
          </table:table-cell>
          <table:table-cell table:formula="of:=IF([.C43]&gt;[.D43];IF([.E43]&gt;[.C43];MIN([.B43];[.$A$3]);1);IF([.D43]&gt;[.E43];MAX([.$A$3];[.B43]);MIN([.$A$3];[.B43])))" office:value-type="float" office:value="1" calcext:value-type="float">
            <text:p>1</text:p>
          </table:table-cell>
          <table:table-cell table:formula="of:=IF([.B43]&lt;MIN([.F43];[.$A$3]);[.B43]/(1-(1-[.$A$3])*(1-[.B43])*(1-[.F43]));IF([.B43]&gt;=MAX([.F43];[.$A$3]);[.B43]*(1-[.$A$3])*(1-[.F43])/(1-(1-[.$A$3])*(1-[.B43])*(1-[.F43]));IF([.B43]=MIN([.F43];[.$A$3]);[.B43]*(1-[.F43])/(1-(1-[.$A$3])*(1-[.B43])*(1-[.F43]));[.B43]*(1-[.$A$3]))))" office:value-type="float" office:value="0.29233" calcext:value-type="float">
            <text:p>0.29233</text:p>
          </table:table-cell>
          <table:table-cell/>
          <table:table-cell table:style-name="ce5" table:formula="of:=IF([.G43]=[.$G$102];[.G43];0)" office:value-type="float" office:value="0" calcext:value-type="float">
            <text:p>0</text:p>
          </table:table-cell>
          <table:table-cell table:formula="of:=IF([.I43]&gt;0;1-[.I43]-MAX([.C43];[.D43];[.E4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3]+0.01" office:value-type="float" office:value="0.42" calcext:value-type="float">
            <text:p>0.42</text:p>
          </table:table-cell>
          <table:table-cell table:formula="of:=(1-[.$A$3])*(1-[.B44])" office:value-type="float" office:value="0.41354" calcext:value-type="float">
            <text:p>0.41354</text:p>
          </table:table-cell>
          <table:table-cell table:formula="of:=MAX([.$A$3];[.B44])*(1-MIN([.$A$3];[.B44]))/(1-(1-MAX([.$A$3];[.B44]))*(1-MAX([.$A$3];[.B44]))*(1-MIN([.$A$3];[.B44])))" office:value-type="float" office:value="0.393950221194117" calcext:value-type="float">
            <text:p>0.393950221194117</text:p>
          </table:table-cell>
          <table:table-cell table:formula="of:=MIN([.$A$3];[.B44])/(1-(1-MAX([.$A$3];[.B44]))*(1-MIN([.$A$3];[.B44]))*(1-MIN([.$A$3];[.B44])))" office:value-type="float" office:value="0.407007921962485" calcext:value-type="float">
            <text:p>0.407007921962485</text:p>
          </table:table-cell>
          <table:table-cell table:formula="of:=IF([.C44]&gt;[.D44];IF([.E44]&gt;[.C44];MIN([.B44];[.$A$3]);1);IF([.D44]&gt;[.E44];MAX([.$A$3];[.B44]);MIN([.$A$3];[.B44])))" office:value-type="float" office:value="1" calcext:value-type="float">
            <text:p>1</text:p>
          </table:table-cell>
          <table:table-cell table:formula="of:=IF([.B44]&lt;MIN([.F44];[.$A$3]);[.B44]/(1-(1-[.$A$3])*(1-[.B44])*(1-[.F44]));IF([.B44]&gt;=MAX([.F44];[.$A$3]);[.B44]*(1-[.$A$3])*(1-[.F44])/(1-(1-[.$A$3])*(1-[.B44])*(1-[.F44]));IF([.B44]=MIN([.F44];[.$A$3]);[.B44]*(1-[.F44])/(1-(1-[.$A$3])*(1-[.B44])*(1-[.F44]));[.B44]*(1-[.$A$3]))))" office:value-type="float" office:value="0.29946" calcext:value-type="float">
            <text:p>0.29946</text:p>
          </table:table-cell>
          <table:table-cell/>
          <table:table-cell table:style-name="ce5" table:formula="of:=IF([.G44]=[.$G$102];[.G44];0)" office:value-type="float" office:value="0" calcext:value-type="float">
            <text:p>0</text:p>
          </table:table-cell>
          <table:table-cell table:formula="of:=IF([.I44]&gt;0;1-[.I44]-MAX([.C44];[.D44];[.E4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4]+0.01" office:value-type="float" office:value="0.43" calcext:value-type="float">
            <text:p>0.43</text:p>
          </table:table-cell>
          <table:table-cell table:formula="of:=(1-[.$A$3])*(1-[.B45])" office:value-type="float" office:value="0.40641" calcext:value-type="float">
            <text:p>0.40641</text:p>
          </table:table-cell>
          <table:table-cell table:formula="of:=MAX([.$A$3];[.B45])*(1-MIN([.$A$3];[.B45]))/(1-(1-MAX([.$A$3];[.B45]))*(1-MAX([.$A$3];[.B45]))*(1-MIN([.$A$3];[.B45])))" office:value-type="float" office:value="0.399025803859536" calcext:value-type="float">
            <text:p>0.399025803859536</text:p>
          </table:table-cell>
          <table:table-cell table:formula="of:=MIN([.$A$3];[.B45])/(1-(1-MAX([.$A$3];[.B45]))*(1-MIN([.$A$3];[.B45]))*(1-MIN([.$A$3];[.B45])))" office:value-type="float" office:value="0.404094636035129" calcext:value-type="float">
            <text:p>0.404094636035129</text:p>
          </table:table-cell>
          <table:table-cell table:formula="of:=IF([.C45]&gt;[.D45];IF([.E45]&gt;[.C45];MIN([.B45];[.$A$3]);1);IF([.D45]&gt;[.E45];MAX([.$A$3];[.B45]);MIN([.$A$3];[.B45])))" office:value-type="float" office:value="1" calcext:value-type="float">
            <text:p>1</text:p>
          </table:table-cell>
          <table:table-cell table:formula="of:=IF([.B45]&lt;MIN([.F45];[.$A$3]);[.B45]/(1-(1-[.$A$3])*(1-[.B45])*(1-[.F45]));IF([.B45]&gt;=MAX([.F45];[.$A$3]);[.B45]*(1-[.$A$3])*(1-[.F45])/(1-(1-[.$A$3])*(1-[.B45])*(1-[.F45]));IF([.B45]=MIN([.F45];[.$A$3]);[.B45]*(1-[.F45])/(1-(1-[.$A$3])*(1-[.B45])*(1-[.F45]));[.B45]*(1-[.$A$3]))))" office:value-type="float" office:value="0.30659" calcext:value-type="float">
            <text:p>0.30659</text:p>
          </table:table-cell>
          <table:table-cell/>
          <table:table-cell table:style-name="ce5" table:formula="of:=IF([.G45]=[.$G$102];[.G45];0)" office:value-type="float" office:value="0.30659" calcext:value-type="float">
            <text:p>0.30659</text:p>
          </table:table-cell>
          <table:table-cell table:formula="of:=IF([.I45]&gt;0;1-[.I45]-MAX([.C45];[.D45];[.E45]);0)" office:value-type="float" office:value="0.287" calcext:value-type="float">
            <text:p>0.287</text:p>
          </table:table-cell>
          <table:table-cell table:number-columns-repeated="1014"/>
        </table:table-row>
        <table:table-row table:style-name="ro1">
          <table:table-cell/>
          <table:table-cell table:formula="of:=[.B45]+0.01" office:value-type="float" office:value="0.44" calcext:value-type="float">
            <text:p>0.44</text:p>
          </table:table-cell>
          <table:table-cell table:formula="of:=(1-[.$A$3])*(1-[.B46])" office:value-type="float" office:value="0.39928" calcext:value-type="float">
            <text:p>0.39928</text:p>
          </table:table-cell>
          <table:table-cell table:formula="of:=MAX([.$A$3];[.B46])*(1-MIN([.$A$3];[.B46]))/(1-(1-MAX([.$A$3];[.B46]))*(1-MAX([.$A$3];[.B46]))*(1-MIN([.$A$3];[.B46])))" office:value-type="float" office:value="0.404068401572791" calcext:value-type="float">
            <text:p>0.404068401572791</text:p>
          </table:table-cell>
          <table:table-cell table:formula="of:=MIN([.$A$3];[.B46])/(1-(1-MAX([.$A$3];[.B46]))*(1-MIN([.$A$3];[.B46]))*(1-MIN([.$A$3];[.B46])))" office:value-type="float" office:value="0.401222759211431" calcext:value-type="float">
            <text:p>0.401222759211431</text:p>
          </table:table-cell>
          <table:table-cell table:formula="of:=IF([.C46]&gt;[.D46];IF([.E46]&gt;[.C46];MIN([.B46];[.$A$3]);1);IF([.D46]&gt;[.E46];MAX([.$A$3];[.B46]);MIN([.$A$3];[.B46])))" office:value-type="float" office:value="0.44" calcext:value-type="float">
            <text:p>0.44</text:p>
          </table:table-cell>
          <table:table-cell table:formula="of:=IF([.B46]&lt;MIN([.F46];[.$A$3]);[.B46]/(1-(1-[.$A$3])*(1-[.B46])*(1-[.F46]));IF([.B46]&gt;=MAX([.F46];[.$A$3]);[.B46]*(1-[.$A$3])*(1-[.F46])/(1-(1-[.$A$3])*(1-[.B46])*(1-[.F46]));IF([.B46]=MIN([.F46];[.$A$3]);[.B46]*(1-[.F46])/(1-(1-[.$A$3])*(1-[.B46])*(1-[.F46]));[.B46]*(1-[.$A$3]))))" office:value-type="float" office:value="0.226278304880763" calcext:value-type="float">
            <text:p>0.226278304880763</text:p>
          </table:table-cell>
          <table:table-cell/>
          <table:table-cell table:style-name="ce5" table:formula="of:=IF([.G46]=[.$G$102];[.G46];0)" office:value-type="float" office:value="0" calcext:value-type="float">
            <text:p>0</text:p>
          </table:table-cell>
          <table:table-cell table:formula="of:=IF([.I46]&gt;0;1-[.I46]-MAX([.C46];[.D46];[.E4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6]+0.01" office:value-type="float" office:value="0.45" calcext:value-type="float">
            <text:p>0.45</text:p>
          </table:table-cell>
          <table:table-cell table:formula="of:=(1-[.$A$3])*(1-[.B47])" office:value-type="float" office:value="0.39215" calcext:value-type="float">
            <text:p>0.39215</text:p>
          </table:table-cell>
          <table:table-cell table:formula="of:=MAX([.$A$3];[.B47])*(1-MIN([.$A$3];[.B47]))/(1-(1-MAX([.$A$3];[.B47]))*(1-MAX([.$A$3];[.B47]))*(1-MIN([.$A$3];[.B47])))" office:value-type="float" office:value="0.409081781293928" calcext:value-type="float">
            <text:p>0.409081781293928</text:p>
          </table:table-cell>
          <table:table-cell table:formula="of:=MIN([.$A$3];[.B47])/(1-(1-MAX([.$A$3];[.B47]))*(1-MIN([.$A$3];[.B47]))*(1-MIN([.$A$3];[.B47])))" office:value-type="float" office:value="0.398391414845466" calcext:value-type="float">
            <text:p>0.398391414845466</text:p>
          </table:table-cell>
          <table:table-cell table:formula="of:=IF([.C47]&gt;[.D47];IF([.E47]&gt;[.C47];MIN([.B47];[.$A$3]);1);IF([.D47]&gt;[.E47];MAX([.$A$3];[.B47]);MIN([.$A$3];[.B47])))" office:value-type="float" office:value="0.45" calcext:value-type="float">
            <text:p>0.45</text:p>
          </table:table-cell>
          <table:table-cell table:formula="of:=IF([.B47]&lt;MIN([.F47];[.$A$3]);[.B47]/(1-(1-[.$A$3])*(1-[.B47])*(1-[.F47]));IF([.B47]&gt;=MAX([.F47];[.$A$3]);[.B47]*(1-[.$A$3])*(1-[.F47])/(1-(1-[.$A$3])*(1-[.B47])*(1-[.F47]));IF([.B47]=MIN([.F47];[.$A$3]);[.B47]*(1-[.F47])/(1-(1-[.$A$3])*(1-[.B47])*(1-[.F47]));[.B47]*(1-[.$A$3]))))" office:value-type="float" office:value="0.22499497971166" calcext:value-type="float">
            <text:p>0.22499497971166</text:p>
          </table:table-cell>
          <table:table-cell/>
          <table:table-cell table:style-name="ce5" table:formula="of:=IF([.G47]=[.$G$102];[.G47];0)" office:value-type="float" office:value="0" calcext:value-type="float">
            <text:p>0</text:p>
          </table:table-cell>
          <table:table-cell table:formula="of:=IF([.I47]&gt;0;1-[.I47]-MAX([.C47];[.D47];[.E4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7]+0.01" office:value-type="float" office:value="0.46" calcext:value-type="float">
            <text:p>0.46</text:p>
          </table:table-cell>
          <table:table-cell table:formula="of:=(1-[.$A$3])*(1-[.B48])" office:value-type="float" office:value="0.38502" calcext:value-type="float">
            <text:p>0.38502</text:p>
          </table:table-cell>
          <table:table-cell table:formula="of:=MAX([.$A$3];[.B48])*(1-MIN([.$A$3];[.B48]))/(1-(1-MAX([.$A$3];[.B48]))*(1-MAX([.$A$3];[.B48]))*(1-MIN([.$A$3];[.B48])))" office:value-type="float" office:value="0.414069526512923" calcext:value-type="float">
            <text:p>0.414069526512923</text:p>
          </table:table-cell>
          <table:table-cell table:formula="of:=MIN([.$A$3];[.B48])/(1-(1-MAX([.$A$3];[.B48]))*(1-MIN([.$A$3];[.B48]))*(1-MIN([.$A$3];[.B48])))" office:value-type="float" office:value="0.395599750863131" calcext:value-type="float">
            <text:p>0.395599750863131</text:p>
          </table:table-cell>
          <table:table-cell table:formula="of:=IF([.C48]&gt;[.D48];IF([.E48]&gt;[.C48];MIN([.B48];[.$A$3]);1);IF([.D48]&gt;[.E48];MAX([.$A$3];[.B48]);MIN([.$A$3];[.B48])))" office:value-type="float" office:value="0.46" calcext:value-type="float">
            <text:p>0.46</text:p>
          </table:table-cell>
          <table:table-cell table:formula="of:=IF([.B48]&lt;MIN([.F48];[.$A$3]);[.B48]/(1-(1-[.$A$3])*(1-[.B48])*(1-[.F48]));IF([.B48]&gt;=MAX([.F48];[.$A$3]);[.B48]*(1-[.$A$3])*(1-[.F48])/(1-(1-[.$A$3])*(1-[.B48])*(1-[.F48]));IF([.B48]=MIN([.F48];[.$A$3]);[.B48]*(1-[.F48])/(1-(1-[.$A$3])*(1-[.B48])*(1-[.F48]));[.B48]*(1-[.$A$3]))))" office:value-type="float" office:value="0.223597544316978" calcext:value-type="float">
            <text:p>0.223597544316978</text:p>
          </table:table-cell>
          <table:table-cell/>
          <table:table-cell table:style-name="ce5" table:formula="of:=IF([.G48]=[.$G$102];[.G48];0)" office:value-type="float" office:value="0" calcext:value-type="float">
            <text:p>0</text:p>
          </table:table-cell>
          <table:table-cell table:formula="of:=IF([.I48]&gt;0;1-[.I48]-MAX([.C48];[.D48];[.E4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8]+0.01" office:value-type="float" office:value="0.47" calcext:value-type="float">
            <text:p>0.47</text:p>
          </table:table-cell>
          <table:table-cell table:formula="of:=(1-[.$A$3])*(1-[.B49])" office:value-type="float" office:value="0.37789" calcext:value-type="float">
            <text:p>0.37789</text:p>
          </table:table-cell>
          <table:table-cell table:formula="of:=MAX([.$A$3];[.B49])*(1-MIN([.$A$3];[.B49]))/(1-(1-MAX([.$A$3];[.B49]))*(1-MAX([.$A$3];[.B49]))*(1-MIN([.$A$3];[.B49])))" office:value-type="float" office:value="0.419035052717939" calcext:value-type="float">
            <text:p>0.419035052717939</text:p>
          </table:table-cell>
          <table:table-cell table:formula="of:=MIN([.$A$3];[.B49])/(1-(1-MAX([.$A$3];[.B49]))*(1-MIN([.$A$3];[.B49]))*(1-MIN([.$A$3];[.B49])))" office:value-type="float" office:value="0.392846938907223" calcext:value-type="float">
            <text:p>0.392846938907223</text:p>
          </table:table-cell>
          <table:table-cell table:formula="of:=IF([.C49]&gt;[.D49];IF([.E49]&gt;[.C49];MIN([.B49];[.$A$3]);1);IF([.D49]&gt;[.E49];MAX([.$A$3];[.B49]);MIN([.$A$3];[.B49])))" office:value-type="float" office:value="0.47" calcext:value-type="float">
            <text:p>0.47</text:p>
          </table:table-cell>
          <table:table-cell table:formula="of:=IF([.B49]&lt;MIN([.F49];[.$A$3]);[.B49]/(1-(1-[.$A$3])*(1-[.B49])*(1-[.F49]));IF([.B49]&gt;=MAX([.F49];[.$A$3]);[.B49]*(1-[.$A$3])*(1-[.F49])/(1-(1-[.$A$3])*(1-[.B49])*(1-[.F49]));IF([.B49]=MIN([.F49];[.$A$3]);[.B49]*(1-[.F49])/(1-(1-[.$A$3])*(1-[.B49])*(1-[.F49]));[.B49]*(1-[.$A$3]))))" office:value-type="float" office:value="0.222088577940507" calcext:value-type="float">
            <text:p>0.222088577940507</text:p>
          </table:table-cell>
          <table:table-cell/>
          <table:table-cell table:style-name="ce5" table:formula="of:=IF([.G49]=[.$G$102];[.G49];0)" office:value-type="float" office:value="0" calcext:value-type="float">
            <text:p>0</text:p>
          </table:table-cell>
          <table:table-cell table:formula="of:=IF([.I49]&gt;0;1-[.I49]-MAX([.C49];[.D49];[.E4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49]+0.01" office:value-type="float" office:value="0.48" calcext:value-type="float">
            <text:p>0.48</text:p>
          </table:table-cell>
          <table:table-cell table:formula="of:=(1-[.$A$3])*(1-[.B50])" office:value-type="float" office:value="0.37076" calcext:value-type="float">
            <text:p>0.37076</text:p>
          </table:table-cell>
          <table:table-cell table:formula="of:=MAX([.$A$3];[.B50])*(1-MIN([.$A$3];[.B50]))/(1-(1-MAX([.$A$3];[.B50]))*(1-MAX([.$A$3];[.B50]))*(1-MIN([.$A$3];[.B50])))" office:value-type="float" office:value="0.423981621516622" calcext:value-type="float">
            <text:p>0.423981621516622</text:p>
          </table:table-cell>
          <table:table-cell table:formula="of:=MIN([.$A$3];[.B50])/(1-(1-MAX([.$A$3];[.B50]))*(1-MIN([.$A$3];[.B50]))*(1-MIN([.$A$3];[.B50])))" office:value-type="float" office:value="0.390132173517958" calcext:value-type="float">
            <text:p>0.390132173517958</text:p>
          </table:table-cell>
          <table:table-cell table:formula="of:=IF([.C50]&gt;[.D50];IF([.E50]&gt;[.C50];MIN([.B50];[.$A$3]);1);IF([.D50]&gt;[.E50];MAX([.$A$3];[.B50]);MIN([.$A$3];[.B50])))" office:value-type="float" office:value="0.48" calcext:value-type="float">
            <text:p>0.48</text:p>
          </table:table-cell>
          <table:table-cell table:formula="of:=IF([.B50]&lt;MIN([.F50];[.$A$3]);[.B50]/(1-(1-[.$A$3])*(1-[.B50])*(1-[.F50]));IF([.B50]&gt;=MAX([.F50];[.$A$3]);[.B50]*(1-[.$A$3])*(1-[.F50])/(1-(1-[.$A$3])*(1-[.B50])*(1-[.F50]));IF([.B50]=MIN([.F50];[.$A$3]);[.B50]*(1-[.F50])/(1-(1-[.$A$3])*(1-[.B50])*(1-[.F50]));[.B50]*(1-[.$A$3]))))" office:value-type="float" office:value="0.220470443188643" calcext:value-type="float">
            <text:p>0.220470443188643</text:p>
          </table:table-cell>
          <table:table-cell/>
          <table:table-cell table:style-name="ce5" table:formula="of:=IF([.G50]=[.$G$102];[.G50];0)" office:value-type="float" office:value="0" calcext:value-type="float">
            <text:p>0</text:p>
          </table:table-cell>
          <table:table-cell table:formula="of:=IF([.I50]&gt;0;1-[.I50]-MAX([.C50];[.D50];[.E5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0]+0.01" office:value-type="float" office:value="0.49" calcext:value-type="float">
            <text:p>0.49</text:p>
          </table:table-cell>
          <table:table-cell table:formula="of:=(1-[.$A$3])*(1-[.B51])" office:value-type="float" office:value="0.36363" calcext:value-type="float">
            <text:p>0.36363</text:p>
          </table:table-cell>
          <table:table-cell table:formula="of:=MAX([.$A$3];[.B51])*(1-MIN([.$A$3];[.B51]))/(1-(1-MAX([.$A$3];[.B51]))*(1-MAX([.$A$3];[.B51]))*(1-MIN([.$A$3];[.B51])))" office:value-type="float" office:value="0.428912353552342" calcext:value-type="float">
            <text:p>0.428912353552342</text:p>
          </table:table-cell>
          <table:table-cell table:formula="of:=MIN([.$A$3];[.B51])/(1-(1-MAX([.$A$3];[.B51]))*(1-MIN([.$A$3];[.B51]))*(1-MIN([.$A$3];[.B51])))" office:value-type="float" office:value="0.387454671347245" calcext:value-type="float">
            <text:p>0.387454671347245</text:p>
          </table:table-cell>
          <table:table-cell table:formula="of:=IF([.C51]&gt;[.D51];IF([.E51]&gt;[.C51];MIN([.B51];[.$A$3]);1);IF([.D51]&gt;[.E51];MAX([.$A$3];[.B51]);MIN([.$A$3];[.B51])))" office:value-type="float" office:value="0.49" calcext:value-type="float">
            <text:p>0.49</text:p>
          </table:table-cell>
          <table:table-cell table:formula="of:=IF([.B51]&lt;MIN([.F51];[.$A$3]);[.B51]/(1-(1-[.$A$3])*(1-[.B51])*(1-[.F51]));IF([.B51]&gt;=MAX([.F51];[.$A$3]);[.B51]*(1-[.$A$3])*(1-[.F51])/(1-(1-[.$A$3])*(1-[.B51])*(1-[.F51]));IF([.B51]=MIN([.F51];[.$A$3]);[.B51]*(1-[.F51])/(1-(1-[.$A$3])*(1-[.B51])*(1-[.F51]));[.B51]*(1-[.$A$3]))))" office:value-type="float" office:value="0.218745300311694" calcext:value-type="float">
            <text:p>0.218745300311694</text:p>
          </table:table-cell>
          <table:table-cell/>
          <table:table-cell table:style-name="ce5" table:formula="of:=IF([.G51]=[.$G$102];[.G51];0)" office:value-type="float" office:value="0" calcext:value-type="float">
            <text:p>0</text:p>
          </table:table-cell>
          <table:table-cell table:formula="of:=IF([.I51]&gt;0;1-[.I51]-MAX([.C51];[.D51];[.E5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1]+0.01" office:value-type="float" office:value="0.5" calcext:value-type="float">
            <text:p>0.5</text:p>
          </table:table-cell>
          <table:table-cell table:formula="of:=(1-[.$A$3])*(1-[.B52])" office:value-type="float" office:value="0.3565" calcext:value-type="float">
            <text:p>0.3565</text:p>
          </table:table-cell>
          <table:table-cell table:formula="of:=MAX([.$A$3];[.B52])*(1-MIN([.$A$3];[.B52]))/(1-(1-MAX([.$A$3];[.B52]))*(1-MAX([.$A$3];[.B52]))*(1-MIN([.$A$3];[.B52])))" office:value-type="float" office:value="0.433830240340736" calcext:value-type="float">
            <text:p>0.433830240340736</text:p>
          </table:table-cell>
          <table:table-cell table:formula="of:=MIN([.$A$3];[.B52])/(1-(1-MAX([.$A$3];[.B52]))*(1-MIN([.$A$3];[.B52]))*(1-MIN([.$A$3];[.B52])))" office:value-type="float" office:value="0.38481367040508" calcext:value-type="float">
            <text:p>0.38481367040508</text:p>
          </table:table-cell>
          <table:table-cell table:formula="of:=IF([.C52]&gt;[.D52];IF([.E52]&gt;[.C52];MIN([.B52];[.$A$3]);1);IF([.D52]&gt;[.E52];MAX([.$A$3];[.B52]);MIN([.$A$3];[.B52])))" office:value-type="float" office:value="0.5" calcext:value-type="float">
            <text:p>0.5</text:p>
          </table:table-cell>
          <table:table-cell table:formula="of:=IF([.B52]&lt;MIN([.F52];[.$A$3]);[.B52]/(1-(1-[.$A$3])*(1-[.B52])*(1-[.F52]));IF([.B52]&gt;=MAX([.F52];[.$A$3]);[.B52]*(1-[.$A$3])*(1-[.F52])/(1-(1-[.$A$3])*(1-[.B52])*(1-[.F52]));IF([.B52]=MIN([.F52];[.$A$3]);[.B52]*(1-[.F52])/(1-(1-[.$A$3])*(1-[.B52])*(1-[.F52]));[.B52]*(1-[.$A$3]))))" office:value-type="float" office:value="0.216915120170368" calcext:value-type="float">
            <text:p>0.216915120170368</text:p>
          </table:table-cell>
          <table:table-cell/>
          <table:table-cell table:style-name="ce5" table:formula="of:=IF([.G52]=[.$G$102];[.G52];0)" office:value-type="float" office:value="0" calcext:value-type="float">
            <text:p>0</text:p>
          </table:table-cell>
          <table:table-cell table:formula="of:=IF([.I52]&gt;0;1-[.I52]-MAX([.C52];[.D52];[.E52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2]+0.01" office:value-type="float" office:value="0.51" calcext:value-type="float">
            <text:p>0.51</text:p>
          </table:table-cell>
          <table:table-cell table:formula="of:=(1-[.$A$3])*(1-[.B53])" office:value-type="float" office:value="0.34937" calcext:value-type="float">
            <text:p>0.34937</text:p>
          </table:table-cell>
          <table:table-cell table:formula="of:=MAX([.$A$3];[.B53])*(1-MIN([.$A$3];[.B53]))/(1-(1-MAX([.$A$3];[.B53]))*(1-MAX([.$A$3];[.B53]))*(1-MIN([.$A$3];[.B53])))" office:value-type="float" office:value="0.438738155137609" calcext:value-type="float">
            <text:p>0.438738155137609</text:p>
          </table:table-cell>
          <table:table-cell table:formula="of:=MIN([.$A$3];[.B53])/(1-(1-MAX([.$A$3];[.B53]))*(1-MIN([.$A$3];[.B53]))*(1-MIN([.$A$3];[.B53])))" office:value-type="float" office:value="0.382208429336566" calcext:value-type="float">
            <text:p>0.382208429336566</text:p>
          </table:table-cell>
          <table:table-cell table:formula="of:=IF([.C53]&gt;[.D53];IF([.E53]&gt;[.C53];MIN([.B53];[.$A$3]);1);IF([.D53]&gt;[.E53];MAX([.$A$3];[.B53]);MIN([.$A$3];[.B53])))" office:value-type="float" office:value="0.51" calcext:value-type="float">
            <text:p>0.51</text:p>
          </table:table-cell>
          <table:table-cell table:formula="of:=IF([.B53]&lt;MIN([.F53];[.$A$3]);[.B53]/(1-(1-[.$A$3])*(1-[.B53])*(1-[.F53]));IF([.B53]&gt;=MAX([.F53];[.$A$3]);[.B53]*(1-[.$A$3])*(1-[.F53])/(1-(1-[.$A$3])*(1-[.B53])*(1-[.F53]));IF([.B53]=MIN([.F53];[.$A$3]);[.B53]*(1-[.F53])/(1-(1-[.$A$3])*(1-[.B53])*(1-[.F53]));[.B53]*(1-[.$A$3]))))" office:value-type="float" office:value="0.214981696017428" calcext:value-type="float">
            <text:p>0.214981696017428</text:p>
          </table:table-cell>
          <table:table-cell/>
          <table:table-cell table:style-name="ce5" table:formula="of:=IF([.G53]=[.$G$102];[.G53];0)" office:value-type="float" office:value="0" calcext:value-type="float">
            <text:p>0</text:p>
          </table:table-cell>
          <table:table-cell table:formula="of:=IF([.I53]&gt;0;1-[.I53]-MAX([.C53];[.D53];[.E5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3]+0.01" office:value-type="float" office:value="0.52" calcext:value-type="float">
            <text:p>0.52</text:p>
          </table:table-cell>
          <table:table-cell table:formula="of:=(1-[.$A$3])*(1-[.B54])" office:value-type="float" office:value="0.34224" calcext:value-type="float">
            <text:p>0.34224</text:p>
          </table:table-cell>
          <table:table-cell table:formula="of:=MAX([.$A$3];[.B54])*(1-MIN([.$A$3];[.B54]))/(1-(1-MAX([.$A$3];[.B54]))*(1-MAX([.$A$3];[.B54]))*(1-MIN([.$A$3];[.B54])))" office:value-type="float" office:value="0.443638862936699" calcext:value-type="float">
            <text:p>0.443638862936699</text:p>
          </table:table-cell>
          <table:table-cell table:formula="of:=MIN([.$A$3];[.B54])/(1-(1-MAX([.$A$3];[.B54]))*(1-MIN([.$A$3];[.B54]))*(1-MIN([.$A$3];[.B54])))" office:value-type="float" office:value="0.379638226728097" calcext:value-type="float">
            <text:p>0.379638226728097</text:p>
          </table:table-cell>
          <table:table-cell table:formula="of:=IF([.C54]&gt;[.D54];IF([.E54]&gt;[.C54];MIN([.B54];[.$A$3]);1);IF([.D54]&gt;[.E54];MAX([.$A$3];[.B54]);MIN([.$A$3];[.B54])))" office:value-type="float" office:value="0.52" calcext:value-type="float">
            <text:p>0.52</text:p>
          </table:table-cell>
          <table:table-cell table:formula="of:=IF([.B54]&lt;MIN([.F54];[.$A$3]);[.B54]/(1-(1-[.$A$3])*(1-[.B54])*(1-[.F54]));IF([.B54]&gt;=MAX([.F54];[.$A$3]);[.B54]*(1-[.$A$3])*(1-[.F54])/(1-(1-[.$A$3])*(1-[.B54])*(1-[.F54]));IF([.B54]=MIN([.F54];[.$A$3]);[.B54]*(1-[.F54])/(1-(1-[.$A$3])*(1-[.B54])*(1-[.F54]));[.B54]*(1-[.$A$3]))))" office:value-type="float" office:value="0.212946654209615" calcext:value-type="float">
            <text:p>0.212946654209615</text:p>
          </table:table-cell>
          <table:table-cell/>
          <table:table-cell table:style-name="ce5" table:formula="of:=IF([.G54]=[.$G$102];[.G54];0)" office:value-type="float" office:value="0" calcext:value-type="float">
            <text:p>0</text:p>
          </table:table-cell>
          <table:table-cell table:formula="of:=IF([.I54]&gt;0;1-[.I54]-MAX([.C54];[.D54];[.E5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4]+0.01" office:value-type="float" office:value="0.53" calcext:value-type="float">
            <text:p>0.53</text:p>
          </table:table-cell>
          <table:table-cell table:formula="of:=(1-[.$A$3])*(1-[.B55])" office:value-type="float" office:value="0.33511" calcext:value-type="float">
            <text:p>0.33511</text:p>
          </table:table-cell>
          <table:table-cell table:formula="of:=MAX([.$A$3];[.B55])*(1-MIN([.$A$3];[.B55]))/(1-(1-MAX([.$A$3];[.B55]))*(1-MAX([.$A$3];[.B55]))*(1-MIN([.$A$3];[.B55])))" office:value-type="float" office:value="0.448535029684927" calcext:value-type="float">
            <text:p>0.448535029684927</text:p>
          </table:table-cell>
          <table:table-cell table:formula="of:=MIN([.$A$3];[.B55])/(1-(1-MAX([.$A$3];[.B55]))*(1-MIN([.$A$3];[.B55]))*(1-MIN([.$A$3];[.B55])))" office:value-type="float" office:value="0.377102360441347" calcext:value-type="float">
            <text:p>0.377102360441347</text:p>
          </table:table-cell>
          <table:table-cell table:formula="of:=IF([.C55]&gt;[.D55];IF([.E55]&gt;[.C55];MIN([.B55];[.$A$3]);1);IF([.D55]&gt;[.E55];MAX([.$A$3];[.B55]);MIN([.$A$3];[.B55])))" office:value-type="float" office:value="0.53" calcext:value-type="float">
            <text:p>0.53</text:p>
          </table:table-cell>
          <table:table-cell table:formula="of:=IF([.B55]&lt;MIN([.F55];[.$A$3]);[.B55]/(1-(1-[.$A$3])*(1-[.B55])*(1-[.F55]));IF([.B55]&gt;=MAX([.F55];[.$A$3]);[.B55]*(1-[.$A$3])*(1-[.F55])/(1-(1-[.$A$3])*(1-[.B55])*(1-[.F55]));IF([.B55]=MIN([.F55];[.$A$3]);[.B55]*(1-[.F55])/(1-(1-[.$A$3])*(1-[.B55])*(1-[.F55]));[.B55]*(1-[.$A$3]))))" office:value-type="float" office:value="0.210811463951915" calcext:value-type="float">
            <text:p>0.210811463951915</text:p>
          </table:table-cell>
          <table:table-cell/>
          <table:table-cell table:style-name="ce5" table:formula="of:=IF([.G55]=[.$G$102];[.G55];0)" office:value-type="float" office:value="0" calcext:value-type="float">
            <text:p>0</text:p>
          </table:table-cell>
          <table:table-cell table:formula="of:=IF([.I55]&gt;0;1-[.I55]-MAX([.C55];[.D55];[.E55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5]+0.01" office:value-type="float" office:value="0.54" calcext:value-type="float">
            <text:p>0.54</text:p>
          </table:table-cell>
          <table:table-cell table:formula="of:=(1-[.$A$3])*(1-[.B56])" office:value-type="float" office:value="0.32798" calcext:value-type="float">
            <text:p>0.32798</text:p>
          </table:table-cell>
          <table:table-cell table:formula="of:=MAX([.$A$3];[.B56])*(1-MIN([.$A$3];[.B56]))/(1-(1-MAX([.$A$3];[.B56]))*(1-MAX([.$A$3];[.B56]))*(1-MIN([.$A$3];[.B56])))" office:value-type="float" office:value="0.453429230793147" calcext:value-type="float">
            <text:p>0.453429230793147</text:p>
          </table:table-cell>
          <table:table-cell table:formula="of:=MIN([.$A$3];[.B56])/(1-(1-MAX([.$A$3];[.B56]))*(1-MIN([.$A$3];[.B56]))*(1-MIN([.$A$3];[.B56])))" office:value-type="float" office:value="0.37460014697378" calcext:value-type="float">
            <text:p>0.37460014697378</text:p>
          </table:table-cell>
          <table:table-cell table:formula="of:=IF([.C56]&gt;[.D56];IF([.E56]&gt;[.C56];MIN([.B56];[.$A$3]);1);IF([.D56]&gt;[.E56];MAX([.$A$3];[.B56]);MIN([.$A$3];[.B56])))" office:value-type="float" office:value="0.54" calcext:value-type="float">
            <text:p>0.54</text:p>
          </table:table-cell>
          <table:table-cell table:formula="of:=IF([.B56]&lt;MIN([.F56];[.$A$3]);[.B56]/(1-(1-[.$A$3])*(1-[.B56])*(1-[.F56]));IF([.B56]&gt;=MAX([.F56];[.$A$3]);[.B56]*(1-[.$A$3])*(1-[.F56])/(1-(1-[.$A$3])*(1-[.B56])*(1-[.F56]));IF([.B56]=MIN([.F56];[.$A$3]);[.B56]*(1-[.F56])/(1-(1-[.$A$3])*(1-[.B56])*(1-[.F56]));[.B56]*(1-[.$A$3]))))" office:value-type="float" office:value="0.208577446164847" calcext:value-type="float">
            <text:p>0.208577446164847</text:p>
          </table:table-cell>
          <table:table-cell/>
          <table:table-cell table:style-name="ce5" table:formula="of:=IF([.G56]=[.$G$102];[.G56];0)" office:value-type="float" office:value="0" calcext:value-type="float">
            <text:p>0</text:p>
          </table:table-cell>
          <table:table-cell table:formula="of:=IF([.I56]&gt;0;1-[.I56]-MAX([.C56];[.D56];[.E5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6]+0.01" office:value-type="float" office:value="0.55" calcext:value-type="float">
            <text:p>0.55</text:p>
          </table:table-cell>
          <table:table-cell table:formula="of:=(1-[.$A$3])*(1-[.B57])" office:value-type="float" office:value="0.32085" calcext:value-type="float">
            <text:p>0.32085</text:p>
          </table:table-cell>
          <table:table-cell table:formula="of:=MAX([.$A$3];[.B57])*(1-MIN([.$A$3];[.B57]))/(1-(1-MAX([.$A$3];[.B57]))*(1-MAX([.$A$3];[.B57]))*(1-MIN([.$A$3];[.B57])))" office:value-type="float" office:value="0.458323959012059" calcext:value-type="float">
            <text:p>0.458323959012059</text:p>
          </table:table-cell>
          <table:table-cell table:formula="of:=MIN([.$A$3];[.B57])/(1-(1-MAX([.$A$3];[.B57]))*(1-MIN([.$A$3];[.B57]))*(1-MIN([.$A$3];[.B57])))" office:value-type="float" office:value="0.372130920844447" calcext:value-type="float">
            <text:p>0.372130920844447</text:p>
          </table:table-cell>
          <table:table-cell table:formula="of:=IF([.C57]&gt;[.D57];IF([.E57]&gt;[.C57];MIN([.B57];[.$A$3]);1);IF([.D57]&gt;[.E57];MAX([.$A$3];[.B57]);MIN([.$A$3];[.B57])))" office:value-type="float" office:value="0.55" calcext:value-type="float">
            <text:p>0.55</text:p>
          </table:table-cell>
          <table:table-cell table:formula="of:=IF([.B57]&lt;MIN([.F57];[.$A$3]);[.B57]/(1-(1-[.$A$3])*(1-[.B57])*(1-[.F57]));IF([.B57]&gt;=MAX([.F57];[.$A$3]);[.B57]*(1-[.$A$3])*(1-[.F57])/(1-(1-[.$A$3])*(1-[.B57])*(1-[.F57]));IF([.B57]=MIN([.F57];[.$A$3]);[.B57]*(1-[.F57])/(1-(1-[.$A$3])*(1-[.B57])*(1-[.F57]));[.B57]*(1-[.$A$3]))))" office:value-type="float" office:value="0.206245781555426" calcext:value-type="float">
            <text:p>0.206245781555426</text:p>
          </table:table-cell>
          <table:table-cell/>
          <table:table-cell table:style-name="ce5" table:formula="of:=IF([.G57]=[.$G$102];[.G57];0)" office:value-type="float" office:value="0" calcext:value-type="float">
            <text:p>0</text:p>
          </table:table-cell>
          <table:table-cell table:formula="of:=IF([.I57]&gt;0;1-[.I57]-MAX([.C57];[.D57];[.E5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7]+0.01" office:value-type="float" office:value="0.56" calcext:value-type="float">
            <text:p>0.56</text:p>
          </table:table-cell>
          <table:table-cell table:formula="of:=(1-[.$A$3])*(1-[.B58])" office:value-type="float" office:value="0.31372" calcext:value-type="float">
            <text:p>0.31372</text:p>
          </table:table-cell>
          <table:table-cell table:formula="of:=MAX([.$A$3];[.B58])*(1-MIN([.$A$3];[.B58]))/(1-(1-MAX([.$A$3];[.B58]))*(1-MAX([.$A$3];[.B58]))*(1-MIN([.$A$3];[.B58])))" office:value-type="float" office:value="0.463221631735555" calcext:value-type="float">
            <text:p>0.463221631735555</text:p>
          </table:table-cell>
          <table:table-cell table:formula="of:=MIN([.$A$3];[.B58])/(1-(1-MAX([.$A$3];[.B58]))*(1-MIN([.$A$3];[.B58]))*(1-MIN([.$A$3];[.B58])))" office:value-type="float" office:value="0.369694034003916" calcext:value-type="float">
            <text:p>0.369694034003916</text:p>
          </table:table-cell>
          <table:table-cell table:formula="of:=IF([.C58]&gt;[.D58];IF([.E58]&gt;[.C58];MIN([.B58];[.$A$3]);1);IF([.D58]&gt;[.E58];MAX([.$A$3];[.B58]);MIN([.$A$3];[.B58])))" office:value-type="float" office:value="0.56" calcext:value-type="float">
            <text:p>0.56</text:p>
          </table:table-cell>
          <table:table-cell table:formula="of:=IF([.B58]&lt;MIN([.F58];[.$A$3]);[.B58]/(1-(1-[.$A$3])*(1-[.B58])*(1-[.F58]));IF([.B58]&gt;=MAX([.F58];[.$A$3]);[.B58]*(1-[.$A$3])*(1-[.F58])/(1-(1-[.$A$3])*(1-[.B58])*(1-[.F58]));IF([.B58]=MIN([.F58];[.$A$3]);[.B58]*(1-[.F58])/(1-(1-[.$A$3])*(1-[.B58])*(1-[.F58]));[.B58]*(1-[.$A$3]))))" office:value-type="float" office:value="0.203817517963644" calcext:value-type="float">
            <text:p>0.203817517963644</text:p>
          </table:table-cell>
          <table:table-cell/>
          <table:table-cell table:style-name="ce5" table:formula="of:=IF([.G58]=[.$G$102];[.G58];0)" office:value-type="float" office:value="0" calcext:value-type="float">
            <text:p>0</text:p>
          </table:table-cell>
          <table:table-cell table:formula="of:=IF([.I58]&gt;0;1-[.I58]-MAX([.C58];[.D58];[.E5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8]+0.01" office:value-type="float" office:value="0.57" calcext:value-type="float">
            <text:p>0.57</text:p>
          </table:table-cell>
          <table:table-cell table:formula="of:=(1-[.$A$3])*(1-[.B59])" office:value-type="float" office:value="0.30659" calcext:value-type="float">
            <text:p>0.30659</text:p>
          </table:table-cell>
          <table:table-cell table:formula="of:=MAX([.$A$3];[.B59])*(1-MIN([.$A$3];[.B59]))/(1-(1-MAX([.$A$3];[.B59]))*(1-MAX([.$A$3];[.B59]))*(1-MIN([.$A$3];[.B59])))" office:value-type="float" office:value="0.468124597787314" calcext:value-type="float">
            <text:p>0.468124597787314</text:p>
          </table:table-cell>
          <table:table-cell table:formula="of:=MIN([.$A$3];[.B59])/(1-(1-MAX([.$A$3];[.B59]))*(1-MIN([.$A$3];[.B59]))*(1-MIN([.$A$3];[.B59])))" office:value-type="float" office:value="0.367288855267241" calcext:value-type="float">
            <text:p>0.367288855267241</text:p>
          </table:table-cell>
          <table:table-cell table:formula="of:=IF([.C59]&gt;[.D59];IF([.E59]&gt;[.C59];MIN([.B59];[.$A$3]);1);IF([.D59]&gt;[.E59];MAX([.$A$3];[.B59]);MIN([.$A$3];[.B59])))" office:value-type="float" office:value="0.57" calcext:value-type="float">
            <text:p>0.57</text:p>
          </table:table-cell>
          <table:table-cell table:formula="of:=IF([.B59]&lt;MIN([.F59];[.$A$3]);[.B59]/(1-(1-[.$A$3])*(1-[.B59])*(1-[.F59]));IF([.B59]&gt;=MAX([.F59];[.$A$3]);[.B59]*(1-[.$A$3])*(1-[.F59])/(1-(1-[.$A$3])*(1-[.B59])*(1-[.F59]));IF([.B59]=MIN([.F59];[.$A$3]);[.B59]*(1-[.F59])/(1-(1-[.$A$3])*(1-[.B59])*(1-[.F59]));[.B59]*(1-[.$A$3]))))" office:value-type="float" office:value="0.201293577048545" calcext:value-type="float">
            <text:p>0.201293577048545</text:p>
          </table:table-cell>
          <table:table-cell/>
          <table:table-cell table:style-name="ce5" table:formula="of:=IF([.G59]=[.$G$102];[.G59];0)" office:value-type="float" office:value="0" calcext:value-type="float">
            <text:p>0</text:p>
          </table:table-cell>
          <table:table-cell table:formula="of:=IF([.I59]&gt;0;1-[.I59]-MAX([.C59];[.D59];[.E5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59]+0.01" office:value-type="float" office:value="0.58" calcext:value-type="float">
            <text:p>0.58</text:p>
          </table:table-cell>
          <table:table-cell table:formula="of:=(1-[.$A$3])*(1-[.B60])" office:value-type="float" office:value="0.29946" calcext:value-type="float">
            <text:p>0.29946</text:p>
          </table:table-cell>
          <table:table-cell table:formula="of:=MAX([.$A$3];[.B60])*(1-MIN([.$A$3];[.B60]))/(1-(1-MAX([.$A$3];[.B60]))*(1-MAX([.$A$3];[.B60]))*(1-MIN([.$A$3];[.B60])))" office:value-type="float" office:value="0.473035143740732" calcext:value-type="float">
            <text:p>0.473035143740732</text:p>
          </table:table-cell>
          <table:table-cell table:formula="of:=MIN([.$A$3];[.B60])/(1-(1-MAX([.$A$3];[.B60]))*(1-MIN([.$A$3];[.B60]))*(1-MIN([.$A$3];[.B60])))" office:value-type="float" office:value="0.364914769768914" calcext:value-type="float">
            <text:p>0.364914769768914</text:p>
          </table:table-cell>
          <table:table-cell table:formula="of:=IF([.C60]&gt;[.D60];IF([.E60]&gt;[.C60];MIN([.B60];[.$A$3]);1);IF([.D60]&gt;[.E60];MAX([.$A$3];[.B60]);MIN([.$A$3];[.B60])))" office:value-type="float" office:value="0.58" calcext:value-type="float">
            <text:p>0.58</text:p>
          </table:table-cell>
          <table:table-cell table:formula="of:=IF([.B60]&lt;MIN([.F60];[.$A$3]);[.B60]/(1-(1-[.$A$3])*(1-[.B60])*(1-[.F60]));IF([.B60]&gt;=MAX([.F60];[.$A$3]);[.B60]*(1-[.$A$3])*(1-[.F60])/(1-(1-[.$A$3])*(1-[.B60])*(1-[.F60]));IF([.B60]=MIN([.F60];[.$A$3]);[.B60]*(1-[.F60])/(1-(1-[.$A$3])*(1-[.B60])*(1-[.F60]));[.B60]*(1-[.$A$3]))))" office:value-type="float" office:value="0.198674760371107" calcext:value-type="float">
            <text:p>0.198674760371107</text:p>
          </table:table-cell>
          <table:table-cell/>
          <table:table-cell table:style-name="ce5" table:formula="of:=IF([.G60]=[.$G$102];[.G60];0)" office:value-type="float" office:value="0" calcext:value-type="float">
            <text:p>0</text:p>
          </table:table-cell>
          <table:table-cell table:formula="of:=IF([.I60]&gt;0;1-[.I60]-MAX([.C60];[.D60];[.E6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0]+0.01" office:value-type="float" office:value="0.59" calcext:value-type="float">
            <text:p>0.59</text:p>
          </table:table-cell>
          <table:table-cell table:formula="of:=(1-[.$A$3])*(1-[.B61])" office:value-type="float" office:value="0.29233" calcext:value-type="float">
            <text:p>0.29233</text:p>
          </table:table-cell>
          <table:table-cell table:formula="of:=MAX([.$A$3];[.B61])*(1-MIN([.$A$3];[.B61]))/(1-(1-MAX([.$A$3];[.B61]))*(1-MAX([.$A$3];[.B61]))*(1-MIN([.$A$3];[.B61])))" office:value-type="float" office:value="0.477955499817246" calcext:value-type="float">
            <text:p>0.477955499817246</text:p>
          </table:table-cell>
          <table:table-cell table:formula="of:=MIN([.$A$3];[.B61])/(1-(1-MAX([.$A$3];[.B61]))*(1-MIN([.$A$3];[.B61]))*(1-MIN([.$A$3];[.B61])))" office:value-type="float" office:value="0.362571178438824" calcext:value-type="float">
            <text:p>0.362571178438824</text:p>
          </table:table-cell>
          <table:table-cell table:formula="of:=IF([.C61]&gt;[.D61];IF([.E61]&gt;[.C61];MIN([.B61];[.$A$3]);1);IF([.D61]&gt;[.E61];MAX([.$A$3];[.B61]);MIN([.$A$3];[.B61])))" office:value-type="float" office:value="0.59" calcext:value-type="float">
            <text:p>0.59</text:p>
          </table:table-cell>
          <table:table-cell table:formula="of:=IF([.B61]&lt;MIN([.F61];[.$A$3]);[.B61]/(1-(1-[.$A$3])*(1-[.B61])*(1-[.F61]));IF([.B61]&gt;=MAX([.F61];[.$A$3]);[.B61]*(1-[.$A$3])*(1-[.F61])/(1-(1-[.$A$3])*(1-[.B61])*(1-[.F61]));IF([.B61]=MIN([.F61];[.$A$3]);[.B61]*(1-[.F61])/(1-(1-[.$A$3])*(1-[.B61])*(1-[.F61]));[.B61]*(1-[.$A$3]))))" office:value-type="float" office:value="0.195961754925071" calcext:value-type="float">
            <text:p>0.195961754925071</text:p>
          </table:table-cell>
          <table:table-cell/>
          <table:table-cell table:style-name="ce5" table:formula="of:=IF([.G61]=[.$G$102];[.G61];0)" office:value-type="float" office:value="0" calcext:value-type="float">
            <text:p>0</text:p>
          </table:table-cell>
          <table:table-cell table:formula="of:=IF([.I61]&gt;0;1-[.I61]-MAX([.C61];[.D61];[.E6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1]+0.01" office:value-type="float" office:value="0.6" calcext:value-type="float">
            <text:p>0.6</text:p>
          </table:table-cell>
          <table:table-cell table:formula="of:=(1-[.$A$3])*(1-[.B62])" office:value-type="float" office:value="0.2852" calcext:value-type="float">
            <text:p>0.2852</text:p>
          </table:table-cell>
          <table:table-cell table:formula="of:=MAX([.$A$3];[.B62])*(1-MIN([.$A$3];[.B62]))/(1-(1-MAX([.$A$3];[.B62]))*(1-MAX([.$A$3];[.B62]))*(1-MIN([.$A$3];[.B62])))" office:value-type="float" office:value="0.482887845403648" calcext:value-type="float">
            <text:p>0.482887845403648</text:p>
          </table:table-cell>
          <table:table-cell table:formula="of:=MIN([.$A$3];[.B62])/(1-(1-MAX([.$A$3];[.B62]))*(1-MIN([.$A$3];[.B62]))*(1-MIN([.$A$3];[.B62])))" office:value-type="float" office:value="0.360257497498281" calcext:value-type="float">
            <text:p>0.360257497498281</text:p>
          </table:table-cell>
          <table:table-cell table:formula="of:=IF([.C62]&gt;[.D62];IF([.E62]&gt;[.C62];MIN([.B62];[.$A$3]);1);IF([.D62]&gt;[.E62];MAX([.$A$3];[.B62]);MIN([.$A$3];[.B62])))" office:value-type="float" office:value="0.6" calcext:value-type="float">
            <text:p>0.6</text:p>
          </table:table-cell>
          <table:table-cell table:formula="of:=IF([.B62]&lt;MIN([.F62];[.$A$3]);[.B62]/(1-(1-[.$A$3])*(1-[.B62])*(1-[.F62]));IF([.B62]&gt;=MAX([.F62];[.$A$3]);[.B62]*(1-[.$A$3])*(1-[.F62])/(1-(1-[.$A$3])*(1-[.B62])*(1-[.F62]));IF([.B62]=MIN([.F62];[.$A$3]);[.B62]*(1-[.F62])/(1-(1-[.$A$3])*(1-[.B62])*(1-[.F62]));[.B62]*(1-[.$A$3]))))" office:value-type="float" office:value="0.193155138161459" calcext:value-type="float">
            <text:p>0.193155138161459</text:p>
          </table:table-cell>
          <table:table-cell/>
          <table:table-cell table:style-name="ce5" table:formula="of:=IF([.G62]=[.$G$102];[.G62];0)" office:value-type="float" office:value="0" calcext:value-type="float">
            <text:p>0</text:p>
          </table:table-cell>
          <table:table-cell table:formula="of:=IF([.I62]&gt;0;1-[.I62]-MAX([.C62];[.D62];[.E62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2]+0.01" office:value-type="float" office:value="0.61" calcext:value-type="float">
            <text:p>0.61</text:p>
          </table:table-cell>
          <table:table-cell table:formula="of:=(1-[.$A$3])*(1-[.B63])" office:value-type="float" office:value="0.27807" calcext:value-type="float">
            <text:p>0.27807</text:p>
          </table:table-cell>
          <table:table-cell table:formula="of:=MAX([.$A$3];[.B63])*(1-MIN([.$A$3];[.B63]))/(1-(1-MAX([.$A$3];[.B63]))*(1-MAX([.$A$3];[.B63]))*(1-MIN([.$A$3];[.B63])))" office:value-type="float" office:value="0.487834314225059" calcext:value-type="float">
            <text:p>0.487834314225059</text:p>
          </table:table-cell>
          <table:table-cell table:formula="of:=MIN([.$A$3];[.B63])/(1-(1-MAX([.$A$3];[.B63]))*(1-MIN([.$A$3];[.B63]))*(1-MIN([.$A$3];[.B63])))" office:value-type="float" office:value="0.357973157975213" calcext:value-type="float">
            <text:p>0.357973157975213</text:p>
          </table:table-cell>
          <table:table-cell table:formula="of:=IF([.C63]&gt;[.D63];IF([.E63]&gt;[.C63];MIN([.B63];[.$A$3]);1);IF([.D63]&gt;[.E63];MAX([.$A$3];[.B63]);MIN([.$A$3];[.B63])))" office:value-type="float" office:value="0.61" calcext:value-type="float">
            <text:p>0.61</text:p>
          </table:table-cell>
          <table:table-cell table:formula="of:=IF([.B63]&lt;MIN([.F63];[.$A$3]);[.B63]/(1-(1-[.$A$3])*(1-[.B63])*(1-[.F63]));IF([.B63]&gt;=MAX([.F63];[.$A$3]);[.B63]*(1-[.$A$3])*(1-[.F63])/(1-(1-[.$A$3])*(1-[.B63])*(1-[.F63]));IF([.B63]=MIN([.F63];[.$A$3]);[.B63]*(1-[.F63])/(1-(1-[.$A$3])*(1-[.B63])*(1-[.F63]));[.B63]*(1-[.$A$3]))))" office:value-type="float" office:value="0.190255382547773" calcext:value-type="float">
            <text:p>0.190255382547773</text:p>
          </table:table-cell>
          <table:table-cell/>
          <table:table-cell table:style-name="ce5" table:formula="of:=IF([.G63]=[.$G$102];[.G63];0)" office:value-type="float" office:value="0" calcext:value-type="float">
            <text:p>0</text:p>
          </table:table-cell>
          <table:table-cell table:formula="of:=IF([.I63]&gt;0;1-[.I63]-MAX([.C63];[.D63];[.E6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3]+0.01" office:value-type="float" office:value="0.62" calcext:value-type="float">
            <text:p>0.62</text:p>
          </table:table-cell>
          <table:table-cell table:formula="of:=(1-[.$A$3])*(1-[.B64])" office:value-type="float" office:value="0.27094" calcext:value-type="float">
            <text:p>0.27094</text:p>
          </table:table-cell>
          <table:table-cell table:formula="of:=MAX([.$A$3];[.B64])*(1-MIN([.$A$3];[.B64]))/(1-(1-MAX([.$A$3];[.B64]))*(1-MAX([.$A$3];[.B64]))*(1-MIN([.$A$3];[.B64])))" office:value-type="float" office:value="0.492796999206727" calcext:value-type="float">
            <text:p>0.492796999206727</text:p>
          </table:table-cell>
          <table:table-cell table:formula="of:=MIN([.$A$3];[.B64])/(1-(1-MAX([.$A$3];[.B64]))*(1-MIN([.$A$3];[.B64]))*(1-MIN([.$A$3];[.B64])))" office:value-type="float" office:value="0.35571760523769" calcext:value-type="float">
            <text:p>0.35571760523769</text:p>
          </table:table-cell>
          <table:table-cell table:formula="of:=IF([.C64]&gt;[.D64];IF([.E64]&gt;[.C64];MIN([.B64];[.$A$3]);1);IF([.D64]&gt;[.E64];MAX([.$A$3];[.B64]);MIN([.$A$3];[.B64])))" office:value-type="float" office:value="0.62" calcext:value-type="float">
            <text:p>0.62</text:p>
          </table:table-cell>
          <table:table-cell table:formula="of:=IF([.B64]&lt;MIN([.F64];[.$A$3]);[.B64]/(1-(1-[.$A$3])*(1-[.B64])*(1-[.F64]));IF([.B64]&gt;=MAX([.F64];[.$A$3]);[.B64]*(1-[.$A$3])*(1-[.F64])/(1-(1-[.$A$3])*(1-[.B64])*(1-[.F64]));IF([.B64]=MIN([.F64];[.$A$3]);[.B64]*(1-[.F64])/(1-(1-[.$A$3])*(1-[.B64])*(1-[.F64]));[.B64]*(1-[.$A$3]))))" office:value-type="float" office:value="0.187262859698556" calcext:value-type="float">
            <text:p>0.187262859698556</text:p>
          </table:table-cell>
          <table:table-cell/>
          <table:table-cell table:style-name="ce5" table:formula="of:=IF([.G64]=[.$G$102];[.G64];0)" office:value-type="float" office:value="0" calcext:value-type="float">
            <text:p>0</text:p>
          </table:table-cell>
          <table:table-cell table:formula="of:=IF([.I64]&gt;0;1-[.I64]-MAX([.C64];[.D64];[.E6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4]+0.01" office:value-type="float" office:value="0.63" calcext:value-type="float">
            <text:p>0.63</text:p>
          </table:table-cell>
          <table:table-cell table:formula="of:=(1-[.$A$3])*(1-[.B65])" office:value-type="float" office:value="0.26381" calcext:value-type="float">
            <text:p>0.26381</text:p>
          </table:table-cell>
          <table:table-cell table:formula="of:=MAX([.$A$3];[.B65])*(1-MIN([.$A$3];[.B65]))/(1-(1-MAX([.$A$3];[.B65]))*(1-MAX([.$A$3];[.B65]))*(1-MIN([.$A$3];[.B65])))" office:value-type="float" office:value="0.497777957054725" calcext:value-type="float">
            <text:p>0.497777957054725</text:p>
          </table:table-cell>
          <table:table-cell table:formula="of:=MIN([.$A$3];[.B65])/(1-(1-MAX([.$A$3];[.B65]))*(1-MIN([.$A$3];[.B65]))*(1-MIN([.$A$3];[.B65])))" office:value-type="float" office:value="0.353490298544973" calcext:value-type="float">
            <text:p>0.353490298544973</text:p>
          </table:table-cell>
          <table:table-cell table:formula="of:=IF([.C65]&gt;[.D65];IF([.E65]&gt;[.C65];MIN([.B65];[.$A$3]);1);IF([.D65]&gt;[.E65];MAX([.$A$3];[.B65]);MIN([.$A$3];[.B65])))" office:value-type="float" office:value="0.63" calcext:value-type="float">
            <text:p>0.63</text:p>
          </table:table-cell>
          <table:table-cell table:formula="of:=IF([.B65]&lt;MIN([.F65];[.$A$3]);[.B65]/(1-(1-[.$A$3])*(1-[.B65])*(1-[.F65]));IF([.B65]&gt;=MAX([.F65];[.$A$3]);[.B65]*(1-[.$A$3])*(1-[.F65])/(1-(1-[.$A$3])*(1-[.B65])*(1-[.F65]));IF([.B65]=MIN([.F65];[.$A$3]);[.B65]*(1-[.F65])/(1-(1-[.$A$3])*(1-[.B65])*(1-[.F65]));[.B65]*(1-[.$A$3]))))" office:value-type="float" office:value="0.184177844110248" calcext:value-type="float">
            <text:p>0.184177844110248</text:p>
          </table:table-cell>
          <table:table-cell/>
          <table:table-cell table:style-name="ce5" table:formula="of:=IF([.G65]=[.$G$102];[.G65];0)" office:value-type="float" office:value="0" calcext:value-type="float">
            <text:p>0</text:p>
          </table:table-cell>
          <table:table-cell table:formula="of:=IF([.I65]&gt;0;1-[.I65]-MAX([.C65];[.D65];[.E65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5]+0.01" office:value-type="float" office:value="0.64" calcext:value-type="float">
            <text:p>0.64</text:p>
          </table:table-cell>
          <table:table-cell table:formula="of:=(1-[.$A$3])*(1-[.B66])" office:value-type="float" office:value="0.25668" calcext:value-type="float">
            <text:p>0.25668</text:p>
          </table:table-cell>
          <table:table-cell table:formula="of:=MAX([.$A$3];[.B66])*(1-MIN([.$A$3];[.B66]))/(1-(1-MAX([.$A$3];[.B66]))*(1-MAX([.$A$3];[.B66]))*(1-MIN([.$A$3];[.B66])))" office:value-type="float" office:value="0.502779212582879" calcext:value-type="float">
            <text:p>0.502779212582879</text:p>
          </table:table-cell>
          <table:table-cell table:formula="of:=MIN([.$A$3];[.B66])/(1-(1-MAX([.$A$3];[.B66]))*(1-MIN([.$A$3];[.B66]))*(1-MIN([.$A$3];[.B66])))" office:value-type="float" office:value="0.351290710615329" calcext:value-type="float">
            <text:p>0.351290710615329</text:p>
          </table:table-cell>
          <table:table-cell table:formula="of:=IF([.C66]&gt;[.D66];IF([.E66]&gt;[.C66];MIN([.B66];[.$A$3]);1);IF([.D66]&gt;[.E66];MAX([.$A$3];[.B66]);MIN([.$A$3];[.B66])))" office:value-type="float" office:value="0.64" calcext:value-type="float">
            <text:p>0.64</text:p>
          </table:table-cell>
          <table:table-cell table:formula="of:=IF([.B66]&lt;MIN([.F66];[.$A$3]);[.B66]/(1-(1-[.$A$3])*(1-[.B66])*(1-[.F66]));IF([.B66]&gt;=MAX([.F66];[.$A$3]);[.B66]*(1-[.$A$3])*(1-[.F66])/(1-(1-[.$A$3])*(1-[.B66])*(1-[.F66]));IF([.B66]=MIN([.F66];[.$A$3]);[.B66]*(1-[.F66])/(1-(1-[.$A$3])*(1-[.B66])*(1-[.F66]));[.B66]*(1-[.$A$3]))))" office:value-type="float" office:value="0.181000516529836" calcext:value-type="float">
            <text:p>0.181000516529836</text:p>
          </table:table-cell>
          <table:table-cell/>
          <table:table-cell table:style-name="ce5" table:formula="of:=IF([.G66]=[.$G$102];[.G66];0)" office:value-type="float" office:value="0" calcext:value-type="float">
            <text:p>0</text:p>
          </table:table-cell>
          <table:table-cell table:formula="of:=IF([.I66]&gt;0;1-[.I66]-MAX([.C66];[.D66];[.E6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6]+0.01" office:value-type="float" office:value="0.65" calcext:value-type="float">
            <text:p>0.65</text:p>
          </table:table-cell>
          <table:table-cell table:formula="of:=(1-[.$A$3])*(1-[.B67])" office:value-type="float" office:value="0.24955" calcext:value-type="float">
            <text:p>0.24955</text:p>
          </table:table-cell>
          <table:table-cell table:formula="of:=MAX([.$A$3];[.B67])*(1-MIN([.$A$3];[.B67]))/(1-(1-MAX([.$A$3];[.B67]))*(1-MAX([.$A$3];[.B67]))*(1-MIN([.$A$3];[.B67])))" office:value-type="float" office:value="0.507802762810803" calcext:value-type="float">
            <text:p>0.507802762810803</text:p>
          </table:table-cell>
          <table:table-cell table:formula="of:=MIN([.$A$3];[.B67])/(1-(1-MAX([.$A$3];[.B67]))*(1-MIN([.$A$3];[.B67]))*(1-MIN([.$A$3];[.B67])))" office:value-type="float" office:value="0.349118327209875" calcext:value-type="float">
            <text:p>0.349118327209875</text:p>
          </table:table-cell>
          <table:table-cell table:formula="of:=IF([.C67]&gt;[.D67];IF([.E67]&gt;[.C67];MIN([.B67];[.$A$3]);1);IF([.D67]&gt;[.E67];MAX([.$A$3];[.B67]);MIN([.$A$3];[.B67])))" office:value-type="float" office:value="0.65" calcext:value-type="float">
            <text:p>0.65</text:p>
          </table:table-cell>
          <table:table-cell table:formula="of:=IF([.B67]&lt;MIN([.F67];[.$A$3]);[.B67]/(1-(1-[.$A$3])*(1-[.B67])*(1-[.F67]));IF([.B67]&gt;=MAX([.F67];[.$A$3]);[.B67]*(1-[.$A$3])*(1-[.F67])/(1-(1-[.$A$3])*(1-[.B67])*(1-[.F67]));IF([.B67]=MIN([.F67];[.$A$3]);[.B67]*(1-[.F67])/(1-(1-[.$A$3])*(1-[.B67])*(1-[.F67]));[.B67]*(1-[.$A$3]))))" office:value-type="float" office:value="0.177730966983781" calcext:value-type="float">
            <text:p>0.177730966983781</text:p>
          </table:table-cell>
          <table:table-cell/>
          <table:table-cell table:style-name="ce5" table:formula="of:=IF([.G67]=[.$G$102];[.G67];0)" office:value-type="float" office:value="0" calcext:value-type="float">
            <text:p>0</text:p>
          </table:table-cell>
          <table:table-cell table:formula="of:=IF([.I67]&gt;0;1-[.I67]-MAX([.C67];[.D67];[.E6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7]+0.01" office:value-type="float" office:value="0.66" calcext:value-type="float">
            <text:p>0.66</text:p>
          </table:table-cell>
          <table:table-cell table:formula="of:=(1-[.$A$3])*(1-[.B68])" office:value-type="float" office:value="0.24242" calcext:value-type="float">
            <text:p>0.24242</text:p>
          </table:table-cell>
          <table:table-cell table:formula="of:=MAX([.$A$3];[.B68])*(1-MIN([.$A$3];[.B68]))/(1-(1-MAX([.$A$3];[.B68]))*(1-MAX([.$A$3];[.B68]))*(1-MIN([.$A$3];[.B68])))" office:value-type="float" office:value="0.512850580855758" calcext:value-type="float">
            <text:p>0.512850580855758</text:p>
          </table:table-cell>
          <table:table-cell table:formula="of:=MIN([.$A$3];[.B68])/(1-(1-MAX([.$A$3];[.B68]))*(1-MIN([.$A$3];[.B68]))*(1-MIN([.$A$3];[.B68])))" office:value-type="float" office:value="0.34697264673177" calcext:value-type="float">
            <text:p>0.34697264673177</text:p>
          </table:table-cell>
          <table:table-cell table:formula="of:=IF([.C68]&gt;[.D68];IF([.E68]&gt;[.C68];MIN([.B68];[.$A$3]);1);IF([.D68]&gt;[.E68];MAX([.$A$3];[.B68]);MIN([.$A$3];[.B68])))" office:value-type="float" office:value="0.66" calcext:value-type="float">
            <text:p>0.66</text:p>
          </table:table-cell>
          <table:table-cell table:formula="of:=IF([.B68]&lt;MIN([.F68];[.$A$3]);[.B68]/(1-(1-[.$A$3])*(1-[.B68])*(1-[.F68]));IF([.B68]&gt;=MAX([.F68];[.$A$3]);[.B68]*(1-[.$A$3])*(1-[.F68])/(1-(1-[.$A$3])*(1-[.B68])*(1-[.F68]));IF([.B68]=MIN([.F68];[.$A$3]);[.B68]*(1-[.F68])/(1-(1-[.$A$3])*(1-[.B68])*(1-[.F68]));[.B68]*(1-[.$A$3]))))" office:value-type="float" office:value="0.174369197490958" calcext:value-type="float">
            <text:p>0.174369197490958</text:p>
          </table:table-cell>
          <table:table-cell/>
          <table:table-cell table:style-name="ce5" table:formula="of:=IF([.G68]=[.$G$102];[.G68];0)" office:value-type="float" office:value="0" calcext:value-type="float">
            <text:p>0</text:p>
          </table:table-cell>
          <table:table-cell table:formula="of:=IF([.I68]&gt;0;1-[.I68]-MAX([.C68];[.D68];[.E6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8]+0.01" office:value-type="float" office:value="0.67" calcext:value-type="float">
            <text:p>0.67</text:p>
          </table:table-cell>
          <table:table-cell table:formula="of:=(1-[.$A$3])*(1-[.B69])" office:value-type="float" office:value="0.23529" calcext:value-type="float">
            <text:p>0.23529</text:p>
          </table:table-cell>
          <table:table-cell table:formula="of:=MAX([.$A$3];[.B69])*(1-MIN([.$A$3];[.B69]))/(1-(1-MAX([.$A$3];[.B69]))*(1-MAX([.$A$3];[.B69]))*(1-MIN([.$A$3];[.B69])))" office:value-type="float" office:value="0.517924619639113" calcext:value-type="float">
            <text:p>0.517924619639113</text:p>
          </table:table-cell>
          <table:table-cell table:formula="of:=MIN([.$A$3];[.B69])/(1-(1-MAX([.$A$3];[.B69]))*(1-MIN([.$A$3];[.B69]))*(1-MIN([.$A$3];[.B69])))" office:value-type="float" office:value="0.344853179840104" calcext:value-type="float">
            <text:p>0.344853179840104</text:p>
          </table:table-cell>
          <table:table-cell table:formula="of:=IF([.C69]&gt;[.D69];IF([.E69]&gt;[.C69];MIN([.B69];[.$A$3]);1);IF([.D69]&gt;[.E69];MAX([.$A$3];[.B69]);MIN([.$A$3];[.B69])))" office:value-type="float" office:value="0.67" calcext:value-type="float">
            <text:p>0.67</text:p>
          </table:table-cell>
          <table:table-cell table:formula="of:=IF([.B69]&lt;MIN([.F69];[.$A$3]);[.B69]/(1-(1-[.$A$3])*(1-[.B69])*(1-[.F69]));IF([.B69]&gt;=MAX([.F69];[.$A$3]);[.B69]*(1-[.$A$3])*(1-[.F69])/(1-(1-[.$A$3])*(1-[.B69])*(1-[.F69]));IF([.B69]=MIN([.F69];[.$A$3]);[.B69]*(1-[.F69])/(1-(1-[.$A$3])*(1-[.B69])*(1-[.F69]));[.B69]*(1-[.$A$3]))))" office:value-type="float" office:value="0.170915124480907" calcext:value-type="float">
            <text:p>0.170915124480907</text:p>
          </table:table-cell>
          <table:table-cell/>
          <table:table-cell table:style-name="ce5" table:formula="of:=IF([.G69]=[.$G$102];[.G69];0)" office:value-type="float" office:value="0" calcext:value-type="float">
            <text:p>0</text:p>
          </table:table-cell>
          <table:table-cell table:formula="of:=IF([.I69]&gt;0;1-[.I69]-MAX([.C69];[.D69];[.E6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69]+0.01" office:value-type="float" office:value="0.68" calcext:value-type="float">
            <text:p>0.68</text:p>
          </table:table-cell>
          <table:table-cell table:formula="of:=(1-[.$A$3])*(1-[.B70])" office:value-type="float" office:value="0.22816" calcext:value-type="float">
            <text:p>0.22816</text:p>
          </table:table-cell>
          <table:table-cell table:formula="of:=MAX([.$A$3];[.B70])*(1-MIN([.$A$3];[.B70]))/(1-(1-MAX([.$A$3];[.B70]))*(1-MAX([.$A$3];[.B70]))*(1-MIN([.$A$3];[.B70])))" office:value-type="float" office:value="0.523026815426465" calcext:value-type="float">
            <text:p>0.523026815426465</text:p>
          </table:table-cell>
          <table:table-cell table:formula="of:=MIN([.$A$3];[.B70])/(1-(1-MAX([.$A$3];[.B70]))*(1-MIN([.$A$3];[.B70]))*(1-MIN([.$A$3];[.B70])))" office:value-type="float" office:value="0.342759449077841" calcext:value-type="float">
            <text:p>0.342759449077841</text:p>
          </table:table-cell>
          <table:table-cell table:formula="of:=IF([.C70]&gt;[.D70];IF([.E70]&gt;[.C70];MIN([.B70];[.$A$3]);1);IF([.D70]&gt;[.E70];MAX([.$A$3];[.B70]);MIN([.$A$3];[.B70])))" office:value-type="float" office:value="0.68" calcext:value-type="float">
            <text:p>0.68</text:p>
          </table:table-cell>
          <table:table-cell table:formula="of:=IF([.B70]&lt;MIN([.F70];[.$A$3]);[.B70]/(1-(1-[.$A$3])*(1-[.B70])*(1-[.F70]));IF([.B70]&gt;=MAX([.F70];[.$A$3]);[.B70]*(1-[.$A$3])*(1-[.F70])/(1-(1-[.$A$3])*(1-[.B70])*(1-[.F70]));IF([.B70]=MIN([.F70];[.$A$3]);[.B70]*(1-[.F70])/(1-(1-[.$A$3])*(1-[.B70])*(1-[.F70]));[.B70]*(1-[.$A$3]))))" office:value-type="float" office:value="0.167368580936469" calcext:value-type="float">
            <text:p>0.167368580936469</text:p>
          </table:table-cell>
          <table:table-cell/>
          <table:table-cell table:style-name="ce5" table:formula="of:=IF([.G70]=[.$G$102];[.G70];0)" office:value-type="float" office:value="0" calcext:value-type="float">
            <text:p>0</text:p>
          </table:table-cell>
          <table:table-cell table:formula="of:=IF([.I70]&gt;0;1-[.I70]-MAX([.C70];[.D70];[.E7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0]+0.01" office:value-type="float" office:value="0.69" calcext:value-type="float">
            <text:p>0.69</text:p>
          </table:table-cell>
          <table:table-cell table:formula="of:=(1-[.$A$3])*(1-[.B71])" office:value-type="float" office:value="0.22103" calcext:value-type="float">
            <text:p>0.22103</text:p>
          </table:table-cell>
          <table:table-cell table:formula="of:=MAX([.$A$3];[.B71])*(1-MIN([.$A$3];[.B71]))/(1-(1-MAX([.$A$3];[.B71]))*(1-MAX([.$A$3];[.B71]))*(1-MIN([.$A$3];[.B71])))" office:value-type="float" office:value="0.52815909121896" calcext:value-type="float">
            <text:p>0.52815909121896</text:p>
          </table:table-cell>
          <table:table-cell table:formula="of:=MIN([.$A$3];[.B71])/(1-(1-MAX([.$A$3];[.B71]))*(1-MIN([.$A$3];[.B71]))*(1-MIN([.$A$3];[.B71])))" office:value-type="float" office:value="0.340690988513241" calcext:value-type="float">
            <text:p>0.340690988513241</text:p>
          </table:table-cell>
          <table:table-cell table:formula="of:=IF([.C71]&gt;[.D71];IF([.E71]&gt;[.C71];MIN([.B71];[.$A$3]);1);IF([.D71]&gt;[.E71];MAX([.$A$3];[.B71]);MIN([.$A$3];[.B71])))" office:value-type="float" office:value="0.69" calcext:value-type="float">
            <text:p>0.69</text:p>
          </table:table-cell>
          <table:table-cell table:formula="of:=IF([.B71]&lt;MIN([.F71];[.$A$3]);[.B71]/(1-(1-[.$A$3])*(1-[.B71])*(1-[.F71]));IF([.B71]&gt;=MAX([.F71];[.$A$3]);[.B71]*(1-[.$A$3])*(1-[.F71])/(1-(1-[.$A$3])*(1-[.B71])*(1-[.F71]));IF([.B71]=MIN([.F71];[.$A$3]);[.B71]*(1-[.F71])/(1-(1-[.$A$3])*(1-[.B71])*(1-[.F71]));[.B71]*(1-[.$A$3]))))" office:value-type="float" office:value="0.163729318277877" calcext:value-type="float">
            <text:p>0.163729318277877</text:p>
          </table:table-cell>
          <table:table-cell/>
          <table:table-cell table:style-name="ce5" table:formula="of:=IF([.G71]=[.$G$102];[.G71];0)" office:value-type="float" office:value="0" calcext:value-type="float">
            <text:p>0</text:p>
          </table:table-cell>
          <table:table-cell table:formula="of:=IF([.I71]&gt;0;1-[.I71]-MAX([.C71];[.D71];[.E7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1]+0.01" office:value-type="float" office:value="0.7" calcext:value-type="float">
            <text:p>0.7</text:p>
          </table:table-cell>
          <table:table-cell table:formula="of:=(1-[.$A$3])*(1-[.B72])" office:value-type="float" office:value="0.2139" calcext:value-type="float">
            <text:p>0.2139</text:p>
          </table:table-cell>
          <table:table-cell table:formula="of:=MAX([.$A$3];[.B72])*(1-MIN([.$A$3];[.B72]))/(1-(1-MAX([.$A$3];[.B72]))*(1-MAX([.$A$3];[.B72]))*(1-MIN([.$A$3];[.B72])))" office:value-type="float" office:value="0.533323360011968" calcext:value-type="float">
            <text:p>0.533323360011968</text:p>
          </table:table-cell>
          <table:table-cell table:formula="of:=MIN([.$A$3];[.B72])/(1-(1-MAX([.$A$3];[.B72]))*(1-MIN([.$A$3];[.B72]))*(1-MIN([.$A$3];[.B72])))" office:value-type="float" office:value="0.338647343394188" calcext:value-type="float">
            <text:p>0.338647343394188</text:p>
          </table:table-cell>
          <table:table-cell table:formula="of:=IF([.C72]&gt;[.D72];IF([.E72]&gt;[.C72];MIN([.B72];[.$A$3]);1);IF([.D72]&gt;[.E72];MAX([.$A$3];[.B72]);MIN([.$A$3];[.B72])))" office:value-type="float" office:value="0.7" calcext:value-type="float">
            <text:p>0.7</text:p>
          </table:table-cell>
          <table:table-cell table:formula="of:=IF([.B72]&lt;MIN([.F72];[.$A$3]);[.B72]/(1-(1-[.$A$3])*(1-[.B72])*(1-[.F72]));IF([.B72]&gt;=MAX([.F72];[.$A$3]);[.B72]*(1-[.$A$3])*(1-[.F72])/(1-(1-[.$A$3])*(1-[.B72])*(1-[.F72]));IF([.B72]=MIN([.F72];[.$A$3]);[.B72]*(1-[.F72])/(1-(1-[.$A$3])*(1-[.B72])*(1-[.F72]));[.B72]*(1-[.$A$3]))))" office:value-type="float" office:value="0.15999700800359" calcext:value-type="float">
            <text:p>0.15999700800359</text:p>
          </table:table-cell>
          <table:table-cell/>
          <table:table-cell table:style-name="ce5" table:formula="of:=IF([.G72]=[.$G$102];[.G72];0)" office:value-type="float" office:value="0" calcext:value-type="float">
            <text:p>0</text:p>
          </table:table-cell>
          <table:table-cell table:formula="of:=IF([.I72]&gt;0;1-[.I72]-MAX([.C72];[.D72];[.E72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2]+0.01" office:value-type="float" office:value="0.71" calcext:value-type="float">
            <text:p>0.71</text:p>
          </table:table-cell>
          <table:table-cell table:formula="of:=(1-[.$A$3])*(1-[.B73])" office:value-type="float" office:value="0.20677" calcext:value-type="float">
            <text:p>0.20677</text:p>
          </table:table-cell>
          <table:table-cell table:formula="of:=MAX([.$A$3];[.B73])*(1-MIN([.$A$3];[.B73]))/(1-(1-MAX([.$A$3];[.B73]))*(1-MAX([.$A$3];[.B73]))*(1-MIN([.$A$3];[.B73])))" office:value-type="float" office:value="0.538521527936091" calcext:value-type="float">
            <text:p>0.538521527936091</text:p>
          </table:table-cell>
          <table:table-cell table:formula="of:=MIN([.$A$3];[.B73])/(1-(1-MAX([.$A$3];[.B73]))*(1-MIN([.$A$3];[.B73]))*(1-MIN([.$A$3];[.B73])))" office:value-type="float" office:value="0.336628069814879" calcext:value-type="float">
            <text:p>0.336628069814879</text:p>
          </table:table-cell>
          <table:table-cell table:formula="of:=IF([.C73]&gt;[.D73];IF([.E73]&gt;[.C73];MIN([.B73];[.$A$3]);1);IF([.D73]&gt;[.E73];MAX([.$A$3];[.B73]);MIN([.$A$3];[.B73])))" office:value-type="float" office:value="0.71" calcext:value-type="float">
            <text:p>0.71</text:p>
          </table:table-cell>
          <table:table-cell table:formula="of:=IF([.B73]&lt;MIN([.F73];[.$A$3]);[.B73]/(1-(1-[.$A$3])*(1-[.B73])*(1-[.F73]));IF([.B73]&gt;=MAX([.F73];[.$A$3]);[.B73]*(1-[.$A$3])*(1-[.F73])/(1-(1-[.$A$3])*(1-[.B73])*(1-[.F73]));IF([.B73]=MIN([.F73];[.$A$3]);[.B73]*(1-[.F73])/(1-(1-[.$A$3])*(1-[.B73])*(1-[.F73]));[.B73]*(1-[.$A$3]))))" office:value-type="float" office:value="0.156171243101466" calcext:value-type="float">
            <text:p>0.156171243101466</text:p>
          </table:table-cell>
          <table:table-cell/>
          <table:table-cell table:style-name="ce5" table:formula="of:=IF([.G73]=[.$G$102];[.G73];0)" office:value-type="float" office:value="0" calcext:value-type="float">
            <text:p>0</text:p>
          </table:table-cell>
          <table:table-cell table:formula="of:=IF([.I73]&gt;0;1-[.I73]-MAX([.C73];[.D73];[.E7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3]+0.01" office:value-type="float" office:value="0.72" calcext:value-type="float">
            <text:p>0.72</text:p>
          </table:table-cell>
          <table:table-cell table:formula="of:=(1-[.$A$3])*(1-[.B74])" office:value-type="float" office:value="0.19964" calcext:value-type="float">
            <text:p>0.19964</text:p>
          </table:table-cell>
          <table:table-cell table:formula="of:=MAX([.$A$3];[.B74])*(1-MIN([.$A$3];[.B74]))/(1-(1-MAX([.$A$3];[.B74]))*(1-MAX([.$A$3];[.B74]))*(1-MIN([.$A$3];[.B74])))" office:value-type="float" office:value="0.543755497294357" calcext:value-type="float">
            <text:p>0.543755497294357</text:p>
          </table:table-cell>
          <table:table-cell table:formula="of:=MIN([.$A$3];[.B74])/(1-(1-MAX([.$A$3];[.B74]))*(1-MIN([.$A$3];[.B74]))*(1-MIN([.$A$3];[.B74])))" office:value-type="float" office:value="0.334632734394373" calcext:value-type="float">
            <text:p>0.334632734394373</text:p>
          </table:table-cell>
          <table:table-cell table:formula="of:=IF([.C74]&gt;[.D74];IF([.E74]&gt;[.C74];MIN([.B74];[.$A$3]);1);IF([.D74]&gt;[.E74];MAX([.$A$3];[.B74]);MIN([.$A$3];[.B74])))" office:value-type="float" office:value="0.72" calcext:value-type="float">
            <text:p>0.72</text:p>
          </table:table-cell>
          <table:table-cell table:formula="of:=IF([.B74]&lt;MIN([.F74];[.$A$3]);[.B74]/(1-(1-[.$A$3])*(1-[.B74])*(1-[.F74]));IF([.B74]&gt;=MAX([.F74];[.$A$3]);[.B74]*(1-[.$A$3])*(1-[.F74])/(1-(1-[.$A$3])*(1-[.B74])*(1-[.F74]));IF([.B74]=MIN([.F74];[.$A$3]);[.B74]*(1-[.F74])/(1-(1-[.$A$3])*(1-[.B74])*(1-[.F74]));[.B74]*(1-[.$A$3]))))" office:value-type="float" office:value="0.15225153924242" calcext:value-type="float">
            <text:p>0.15225153924242</text:p>
          </table:table-cell>
          <table:table-cell/>
          <table:table-cell table:style-name="ce5" table:formula="of:=IF([.G74]=[.$G$102];[.G74];0)" office:value-type="float" office:value="0" calcext:value-type="float">
            <text:p>0</text:p>
          </table:table-cell>
          <table:table-cell table:formula="of:=IF([.I74]&gt;0;1-[.I74]-MAX([.C74];[.D74];[.E7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4]+0.01" office:value-type="float" office:value="0.73" calcext:value-type="float">
            <text:p>0.73</text:p>
          </table:table-cell>
          <table:table-cell table:formula="of:=(1-[.$A$3])*(1-[.B75])" office:value-type="float" office:value="0.19251" calcext:value-type="float">
            <text:p>0.19251</text:p>
          </table:table-cell>
          <table:table-cell table:formula="of:=MAX([.$A$3];[.B75])*(1-MIN([.$A$3];[.B75]))/(1-(1-MAX([.$A$3];[.B75]))*(1-MAX([.$A$3];[.B75]))*(1-MIN([.$A$3];[.B75])))" office:value-type="float" office:value="0.549027169508566" calcext:value-type="float">
            <text:p>0.549027169508566</text:p>
          </table:table-cell>
          <table:table-cell table:formula="of:=MIN([.$A$3];[.B75])/(1-(1-MAX([.$A$3];[.B75]))*(1-MIN([.$A$3];[.B75]))*(1-MIN([.$A$3];[.B75])))" office:value-type="float" office:value="0.332660913966504" calcext:value-type="float">
            <text:p>0.332660913966504</text:p>
          </table:table-cell>
          <table:table-cell table:formula="of:=IF([.C75]&gt;[.D75];IF([.E75]&gt;[.C75];MIN([.B75];[.$A$3]);1);IF([.D75]&gt;[.E75];MAX([.$A$3];[.B75]);MIN([.$A$3];[.B75])))" office:value-type="float" office:value="0.73" calcext:value-type="float">
            <text:p>0.73</text:p>
          </table:table-cell>
          <table:table-cell table:formula="of:=IF([.B75]&lt;MIN([.F75];[.$A$3]);[.B75]/(1-(1-[.$A$3])*(1-[.B75])*(1-[.F75]));IF([.B75]&gt;=MAX([.F75];[.$A$3]);[.B75]*(1-[.$A$3])*(1-[.F75])/(1-(1-[.$A$3])*(1-[.B75])*(1-[.F75]));IF([.B75]=MIN([.F75];[.$A$3]);[.B75]*(1-[.F75])/(1-(1-[.$A$3])*(1-[.B75])*(1-[.F75]));[.B75]*(1-[.$A$3]))))" office:value-type="float" office:value="0.148237335767312" calcext:value-type="float">
            <text:p>0.148237335767312</text:p>
          </table:table-cell>
          <table:table-cell/>
          <table:table-cell table:style-name="ce5" table:formula="of:=IF([.G75]=[.$G$102];[.G75];0)" office:value-type="float" office:value="0" calcext:value-type="float">
            <text:p>0</text:p>
          </table:table-cell>
          <table:table-cell table:formula="of:=IF([.I75]&gt;0;1-[.I75]-MAX([.C75];[.D75];[.E75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5]+0.01" office:value-type="float" office:value="0.74" calcext:value-type="float">
            <text:p>0.74</text:p>
          </table:table-cell>
          <table:table-cell table:formula="of:=(1-[.$A$3])*(1-[.B76])" office:value-type="float" office:value="0.18538" calcext:value-type="float">
            <text:p>0.18538</text:p>
          </table:table-cell>
          <table:table-cell table:formula="of:=MAX([.$A$3];[.B76])*(1-MIN([.$A$3];[.B76]))/(1-(1-MAX([.$A$3];[.B76]))*(1-MAX([.$A$3];[.B76]))*(1-MIN([.$A$3];[.B76])))" office:value-type="float" office:value="0.554338447986828" calcext:value-type="float">
            <text:p>0.554338447986828</text:p>
          </table:table-cell>
          <table:table-cell table:formula="of:=MIN([.$A$3];[.B76])/(1-(1-MAX([.$A$3];[.B76]))*(1-MIN([.$A$3];[.B76]))*(1-MIN([.$A$3];[.B76])))" office:value-type="float" office:value="0.330712195280688" calcext:value-type="float">
            <text:p>0.330712195280688</text:p>
          </table:table-cell>
          <table:table-cell table:formula="of:=IF([.C76]&gt;[.D76];IF([.E76]&gt;[.C76];MIN([.B76];[.$A$3]);1);IF([.D76]&gt;[.E76];MAX([.$A$3];[.B76]);MIN([.$A$3];[.B76])))" office:value-type="float" office:value="0.74" calcext:value-type="float">
            <text:p>0.74</text:p>
          </table:table-cell>
          <table:table-cell table:formula="of:=IF([.B76]&lt;MIN([.F76];[.$A$3]);[.B76]/(1-(1-[.$A$3])*(1-[.B76])*(1-[.F76]));IF([.B76]&gt;=MAX([.F76];[.$A$3]);[.B76]*(1-[.$A$3])*(1-[.F76])/(1-(1-[.$A$3])*(1-[.B76])*(1-[.F76]));IF([.B76]=MIN([.F76];[.$A$3]);[.B76]*(1-[.F76])/(1-(1-[.$A$3])*(1-[.B76])*(1-[.F76]));[.B76]*(1-[.$A$3]))))" office:value-type="float" office:value="0.144127996476575" calcext:value-type="float">
            <text:p>0.144127996476575</text:p>
          </table:table-cell>
          <table:table-cell/>
          <table:table-cell table:style-name="ce5" table:formula="of:=IF([.G76]=[.$G$102];[.G76];0)" office:value-type="float" office:value="0" calcext:value-type="float">
            <text:p>0</text:p>
          </table:table-cell>
          <table:table-cell table:formula="of:=IF([.I76]&gt;0;1-[.I76]-MAX([.C76];[.D76];[.E7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6]+0.01" office:value-type="float" office:value="0.75" calcext:value-type="float">
            <text:p>0.75</text:p>
          </table:table-cell>
          <table:table-cell table:formula="of:=(1-[.$A$3])*(1-[.B77])" office:value-type="float" office:value="0.17825" calcext:value-type="float">
            <text:p>0.17825</text:p>
          </table:table-cell>
          <table:table-cell table:formula="of:=MAX([.$A$3];[.B77])*(1-MIN([.$A$3];[.B77]))/(1-(1-MAX([.$A$3];[.B77]))*(1-MAX([.$A$3];[.B77]))*(1-MIN([.$A$3];[.B77])))" office:value-type="float" office:value="0.559691240923661" calcext:value-type="float">
            <text:p>0.559691240923661</text:p>
          </table:table-cell>
          <table:table-cell table:formula="of:=MIN([.$A$3];[.B77])/(1-(1-MAX([.$A$3];[.B77]))*(1-MIN([.$A$3];[.B77]))*(1-MIN([.$A$3];[.B77])))" office:value-type="float" office:value="0.328786174713193" calcext:value-type="float">
            <text:p>0.328786174713193</text:p>
          </table:table-cell>
          <table:table-cell table:formula="of:=IF([.C77]&gt;[.D77];IF([.E77]&gt;[.C77];MIN([.B77];[.$A$3]);1);IF([.D77]&gt;[.E77];MAX([.$A$3];[.B77]);MIN([.$A$3];[.B77])))" office:value-type="float" office:value="0.75" calcext:value-type="float">
            <text:p>0.75</text:p>
          </table:table-cell>
          <table:table-cell table:formula="of:=IF([.B77]&lt;MIN([.F77];[.$A$3]);[.B77]/(1-(1-[.$A$3])*(1-[.B77])*(1-[.F77]));IF([.B77]&gt;=MAX([.F77];[.$A$3]);[.B77]*(1-[.$A$3])*(1-[.F77])/(1-(1-[.$A$3])*(1-[.B77])*(1-[.F77]));IF([.B77]=MIN([.F77];[.$A$3]);[.B77]*(1-[.F77])/(1-(1-[.$A$3])*(1-[.B77])*(1-[.F77]));[.B77]*(1-[.$A$3]))))" office:value-type="float" office:value="0.139922810230915" calcext:value-type="float">
            <text:p>0.139922810230915</text:p>
          </table:table-cell>
          <table:table-cell/>
          <table:table-cell table:style-name="ce5" table:formula="of:=IF([.G77]=[.$G$102];[.G77];0)" office:value-type="float" office:value="0" calcext:value-type="float">
            <text:p>0</text:p>
          </table:table-cell>
          <table:table-cell table:formula="of:=IF([.I77]&gt;0;1-[.I77]-MAX([.C77];[.D77];[.E7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7]+0.01" office:value-type="float" office:value="0.76" calcext:value-type="float">
            <text:p>0.76</text:p>
          </table:table-cell>
          <table:table-cell table:formula="of:=(1-[.$A$3])*(1-[.B78])" office:value-type="float" office:value="0.17112" calcext:value-type="float">
            <text:p>0.17112</text:p>
          </table:table-cell>
          <table:table-cell table:formula="of:=MAX([.$A$3];[.B78])*(1-MIN([.$A$3];[.B78]))/(1-(1-MAX([.$A$3];[.B78]))*(1-MAX([.$A$3];[.B78]))*(1-MIN([.$A$3];[.B78])))" office:value-type="float" office:value="0.565087464043302" calcext:value-type="float">
            <text:p>0.565087464043302</text:p>
          </table:table-cell>
          <table:table-cell table:formula="of:=MIN([.$A$3];[.B78])/(1-(1-MAX([.$A$3];[.B78]))*(1-MIN([.$A$3];[.B78]))*(1-MIN([.$A$3];[.B78])))" office:value-type="float" office:value="0.326882457988429" calcext:value-type="float">
            <text:p>0.326882457988429</text:p>
          </table:table-cell>
          <table:table-cell table:formula="of:=IF([.C78]&gt;[.D78];IF([.E78]&gt;[.C78];MIN([.B78];[.$A$3]);1);IF([.D78]&gt;[.E78];MAX([.$A$3];[.B78]);MIN([.$A$3];[.B78])))" office:value-type="float" office:value="0.76" calcext:value-type="float">
            <text:p>0.76</text:p>
          </table:table-cell>
          <table:table-cell table:formula="of:=IF([.B78]&lt;MIN([.F78];[.$A$3]);[.B78]/(1-(1-[.$A$3])*(1-[.B78])*(1-[.F78]));IF([.B78]&gt;=MAX([.F78];[.$A$3]);[.B78]*(1-[.$A$3])*(1-[.F78])/(1-(1-[.$A$3])*(1-[.B78])*(1-[.F78]));IF([.B78]=MIN([.F78];[.$A$3]);[.B78]*(1-[.F78])/(1-(1-[.$A$3])*(1-[.B78])*(1-[.F78]));[.B78]*(1-[.$A$3]))))" office:value-type="float" office:value="0.135620991370392" calcext:value-type="float">
            <text:p>0.135620991370392</text:p>
          </table:table-cell>
          <table:table-cell/>
          <table:table-cell table:style-name="ce5" table:formula="of:=IF([.G78]=[.$G$102];[.G78];0)" office:value-type="float" office:value="0" calcext:value-type="float">
            <text:p>0</text:p>
          </table:table-cell>
          <table:table-cell table:formula="of:=IF([.I78]&gt;0;1-[.I78]-MAX([.C78];[.D78];[.E7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8]+0.01" office:value-type="float" office:value="0.77" calcext:value-type="float">
            <text:p>0.77</text:p>
          </table:table-cell>
          <table:table-cell table:formula="of:=(1-[.$A$3])*(1-[.B79])" office:value-type="float" office:value="0.16399" calcext:value-type="float">
            <text:p>0.16399</text:p>
          </table:table-cell>
          <table:table-cell table:formula="of:=MAX([.$A$3];[.B79])*(1-MIN([.$A$3];[.B79]))/(1-(1-MAX([.$A$3];[.B79]))*(1-MAX([.$A$3];[.B79]))*(1-MIN([.$A$3];[.B79])))" office:value-type="float" office:value="0.570529043296339" calcext:value-type="float">
            <text:p>0.570529043296339</text:p>
          </table:table-cell>
          <table:table-cell table:formula="of:=MIN([.$A$3];[.B79])/(1-(1-MAX([.$A$3];[.B79]))*(1-MIN([.$A$3];[.B79]))*(1-MIN([.$A$3];[.B79])))" office:value-type="float" office:value="0.325000659909876" calcext:value-type="float">
            <text:p>0.325000659909876</text:p>
          </table:table-cell>
          <table:table-cell table:formula="of:=IF([.C79]&gt;[.D79];IF([.E79]&gt;[.C79];MIN([.B79];[.$A$3]);1);IF([.D79]&gt;[.E79];MAX([.$A$3];[.B79]);MIN([.$A$3];[.B79])))" office:value-type="float" office:value="0.77" calcext:value-type="float">
            <text:p>0.77</text:p>
          </table:table-cell>
          <table:table-cell table:formula="of:=IF([.B79]&lt;MIN([.F79];[.$A$3]);[.B79]/(1-(1-[.$A$3])*(1-[.B79])*(1-[.F79]));IF([.B79]&gt;=MAX([.F79];[.$A$3]);[.B79]*(1-[.$A$3])*(1-[.F79])/(1-(1-[.$A$3])*(1-[.B79])*(1-[.F79]));IF([.B79]=MIN([.F79];[.$A$3]);[.B79]*(1-[.F79])/(1-(1-[.$A$3])*(1-[.B79])*(1-[.F79]));[.B79]*(1-[.$A$3]))))" office:value-type="float" office:value="0.131221679958158" calcext:value-type="float">
            <text:p>0.131221679958158</text:p>
          </table:table-cell>
          <table:table-cell/>
          <table:table-cell table:style-name="ce5" table:formula="of:=IF([.G79]=[.$G$102];[.G79];0)" office:value-type="float" office:value="0" calcext:value-type="float">
            <text:p>0</text:p>
          </table:table-cell>
          <table:table-cell table:formula="of:=IF([.I79]&gt;0;1-[.I79]-MAX([.C79];[.D79];[.E7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79]+0.01" office:value-type="float" office:value="0.78" calcext:value-type="float">
            <text:p>0.78</text:p>
          </table:table-cell>
          <table:table-cell table:formula="of:=(1-[.$A$3])*(1-[.B80])" office:value-type="float" office:value="0.15686" calcext:value-type="float">
            <text:p>0.15686</text:p>
          </table:table-cell>
          <table:table-cell table:formula="of:=MAX([.$A$3];[.B80])*(1-MIN([.$A$3];[.B80]))/(1-(1-MAX([.$A$3];[.B80]))*(1-MAX([.$A$3];[.B80]))*(1-MIN([.$A$3];[.B80])))" office:value-type="float" office:value="0.576017917519256" calcext:value-type="float">
            <text:p>0.576017917519256</text:p>
          </table:table-cell>
          <table:table-cell table:formula="of:=MIN([.$A$3];[.B80])/(1-(1-MAX([.$A$3];[.B80]))*(1-MIN([.$A$3];[.B80]))*(1-MIN([.$A$3];[.B80])))" office:value-type="float" office:value="0.323140404100248" calcext:value-type="float">
            <text:p>0.323140404100248</text:p>
          </table:table-cell>
          <table:table-cell table:formula="of:=IF([.C80]&gt;[.D80];IF([.E80]&gt;[.C80];MIN([.B80];[.$A$3]);1);IF([.D80]&gt;[.E80];MAX([.$A$3];[.B80]);MIN([.$A$3];[.B80])))" office:value-type="float" office:value="0.78" calcext:value-type="float">
            <text:p>0.78</text:p>
          </table:table-cell>
          <table:table-cell table:formula="of:=IF([.B80]&lt;MIN([.F80];[.$A$3]);[.B80]/(1-(1-[.$A$3])*(1-[.B80])*(1-[.F80]));IF([.B80]&gt;=MAX([.F80];[.$A$3]);[.B80]*(1-[.$A$3])*(1-[.F80])/(1-(1-[.$A$3])*(1-[.B80])*(1-[.F80]));IF([.B80]=MIN([.F80];[.$A$3]);[.B80]*(1-[.F80])/(1-(1-[.$A$3])*(1-[.B80])*(1-[.F80]));[.B80]*(1-[.$A$3]))))" office:value-type="float" office:value="0.126723941854236" calcext:value-type="float">
            <text:p>0.126723941854236</text:p>
          </table:table-cell>
          <table:table-cell/>
          <table:table-cell table:style-name="ce5" table:formula="of:=IF([.G80]=[.$G$102];[.G80];0)" office:value-type="float" office:value="0" calcext:value-type="float">
            <text:p>0</text:p>
          </table:table-cell>
          <table:table-cell table:formula="of:=IF([.I80]&gt;0;1-[.I80]-MAX([.C80];[.D80];[.E8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0]+0.01" office:value-type="float" office:value="0.790000000000001" calcext:value-type="float">
            <text:p>0.790000000000001</text:p>
          </table:table-cell>
          <table:table-cell table:formula="of:=(1-[.$A$3])*(1-[.B81])" office:value-type="float" office:value="0.14973" calcext:value-type="float">
            <text:p>0.14973</text:p>
          </table:table-cell>
          <table:table-cell table:formula="of:=MAX([.$A$3];[.B81])*(1-MIN([.$A$3];[.B81]))/(1-(1-MAX([.$A$3];[.B81]))*(1-MAX([.$A$3];[.B81]))*(1-MIN([.$A$3];[.B81])))" office:value-type="float" office:value="0.581556041066053" calcext:value-type="float">
            <text:p>0.581556041066053</text:p>
          </table:table-cell>
          <table:table-cell table:formula="of:=MIN([.$A$3];[.B81])/(1-(1-MAX([.$A$3];[.B81]))*(1-MIN([.$A$3];[.B81]))*(1-MIN([.$A$3];[.B81])))" office:value-type="float" office:value="0.321301322750526" calcext:value-type="float">
            <text:p>0.321301322750526</text:p>
          </table:table-cell>
          <table:table-cell table:formula="of:=IF([.C81]&gt;[.D81];IF([.E81]&gt;[.C81];MIN([.B81];[.$A$3]);1);IF([.D81]&gt;[.E81];MAX([.$A$3];[.B81]);MIN([.$A$3];[.B81])))" office:value-type="float" office:value="0.790000000000001" calcext:value-type="float">
            <text:p>0.790000000000001</text:p>
          </table:table-cell>
          <table:table-cell table:formula="of:=IF([.B81]&lt;MIN([.F81];[.$A$3]);[.B81]/(1-(1-[.$A$3])*(1-[.B81])*(1-[.F81]));IF([.B81]&gt;=MAX([.F81];[.$A$3]);[.B81]*(1-[.$A$3])*(1-[.F81])/(1-(1-[.$A$3])*(1-[.B81])*(1-[.F81]));IF([.B81]=MIN([.F81];[.$A$3]);[.B81]*(1-[.F81])/(1-(1-[.$A$3])*(1-[.B81])*(1-[.F81]));[.B81]*(1-[.$A$3]))))" office:value-type="float" office:value="0.122126768623871" calcext:value-type="float">
            <text:p>0.122126768623871</text:p>
          </table:table-cell>
          <table:table-cell/>
          <table:table-cell table:style-name="ce5" table:formula="of:=IF([.G81]=[.$G$102];[.G81];0)" office:value-type="float" office:value="0" calcext:value-type="float">
            <text:p>0</text:p>
          </table:table-cell>
          <table:table-cell table:formula="of:=IF([.I81]&gt;0;1-[.I81]-MAX([.C81];[.D81];[.E8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1]+0.01" office:value-type="float" office:value="0.8" calcext:value-type="float">
            <text:p>0.8</text:p>
          </table:table-cell>
          <table:table-cell table:formula="of:=(1-[.$A$3])*(1-[.B82])" office:value-type="float" office:value="0.1426" calcext:value-type="float">
            <text:p>0.1426</text:p>
          </table:table-cell>
          <table:table-cell table:formula="of:=MAX([.$A$3];[.B82])*(1-MIN([.$A$3];[.B82]))/(1-(1-MAX([.$A$3];[.B82]))*(1-MAX([.$A$3];[.B82]))*(1-MIN([.$A$3];[.B82])))" office:value-type="float" office:value="0.587145386420719" calcext:value-type="float">
            <text:p>0.587145386420719</text:p>
          </table:table-cell>
          <table:table-cell table:formula="of:=MIN([.$A$3];[.B82])/(1-(1-MAX([.$A$3];[.B82]))*(1-MIN([.$A$3];[.B82]))*(1-MIN([.$A$3];[.B82])))" office:value-type="float" office:value="0.319483056377516" calcext:value-type="float">
            <text:p>0.319483056377516</text:p>
          </table:table-cell>
          <table:table-cell table:formula="of:=IF([.C82]&gt;[.D82];IF([.E82]&gt;[.C82];MIN([.B82];[.$A$3]);1);IF([.D82]&gt;[.E82];MAX([.$A$3];[.B82]);MIN([.$A$3];[.B82])))" office:value-type="float" office:value="0.8" calcext:value-type="float">
            <text:p>0.8</text:p>
          </table:table-cell>
          <table:table-cell table:formula="of:=IF([.B82]&lt;MIN([.F82];[.$A$3]);[.B82]/(1-(1-[.$A$3])*(1-[.B82])*(1-[.F82]));IF([.B82]&gt;=MAX([.F82];[.$A$3]);[.B82]*(1-[.$A$3])*(1-[.F82])/(1-(1-[.$A$3])*(1-[.B82])*(1-[.F82]));IF([.B82]=MIN([.F82];[.$A$3]);[.B82]*(1-[.F82])/(1-(1-[.$A$3])*(1-[.B82])*(1-[.F82]));[.B82]*(1-[.$A$3]))))" office:value-type="float" office:value="0.117429077284144" calcext:value-type="float">
            <text:p>0.117429077284144</text:p>
          </table:table-cell>
          <table:table-cell/>
          <table:table-cell table:style-name="ce5" table:formula="of:=IF([.G82]=[.$G$102];[.G82];0)" office:value-type="float" office:value="0" calcext:value-type="float">
            <text:p>0</text:p>
          </table:table-cell>
          <table:table-cell table:formula="of:=IF([.I82]&gt;0;1-[.I82]-MAX([.C82];[.D82];[.E82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2]+0.01" office:value-type="float" office:value="0.810000000000001" calcext:value-type="float">
            <text:p>0.810000000000001</text:p>
          </table:table-cell>
          <table:table-cell table:formula="of:=(1-[.$A$3])*(1-[.B83])" office:value-type="float" office:value="0.13547" calcext:value-type="float">
            <text:p>0.13547</text:p>
          </table:table-cell>
          <table:table-cell table:formula="of:=MAX([.$A$3];[.B83])*(1-MIN([.$A$3];[.B83]))/(1-(1-MAX([.$A$3];[.B83]))*(1-MAX([.$A$3];[.B83]))*(1-MIN([.$A$3];[.B83])))" office:value-type="float" office:value="0.592787946799045" calcext:value-type="float">
            <text:p>0.592787946799045</text:p>
          </table:table-cell>
          <table:table-cell table:formula="of:=MIN([.$A$3];[.B83])/(1-(1-MAX([.$A$3];[.B83]))*(1-MIN([.$A$3];[.B83]))*(1-MIN([.$A$3];[.B83])))" office:value-type="float" office:value="0.317685253589597" calcext:value-type="float">
            <text:p>0.317685253589597</text:p>
          </table:table-cell>
          <table:table-cell table:formula="of:=IF([.C83]&gt;[.D83];IF([.E83]&gt;[.C83];MIN([.B83];[.$A$3]);1);IF([.D83]&gt;[.E83];MAX([.$A$3];[.B83]);MIN([.$A$3];[.B83])))" office:value-type="float" office:value="0.810000000000001" calcext:value-type="float">
            <text:p>0.810000000000001</text:p>
          </table:table-cell>
          <table:table-cell table:formula="of:=IF([.B83]&lt;MIN([.F83];[.$A$3]);[.B83]/(1-(1-[.$A$3])*(1-[.B83])*(1-[.F83]));IF([.B83]&gt;=MAX([.F83];[.$A$3]);[.B83]*(1-[.$A$3])*(1-[.F83])/(1-(1-[.$A$3])*(1-[.B83])*(1-[.F83]));IF([.B83]=MIN([.F83];[.$A$3]);[.B83]*(1-[.F83])/(1-(1-[.$A$3])*(1-[.B83])*(1-[.F83]));[.B83]*(1-[.$A$3]))))" office:value-type="float" office:value="0.112629709891818" calcext:value-type="float">
            <text:p>0.112629709891818</text:p>
          </table:table-cell>
          <table:table-cell/>
          <table:table-cell table:style-name="ce5" table:formula="of:=IF([.G83]=[.$G$102];[.G83];0)" office:value-type="float" office:value="0" calcext:value-type="float">
            <text:p>0</text:p>
          </table:table-cell>
          <table:table-cell table:formula="of:=IF([.I83]&gt;0;1-[.I83]-MAX([.C83];[.D83];[.E8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3]+0.01" office:value-type="float" office:value="0.82" calcext:value-type="float">
            <text:p>0.82</text:p>
          </table:table-cell>
          <table:table-cell table:formula="of:=(1-[.$A$3])*(1-[.B84])" office:value-type="float" office:value="0.12834" calcext:value-type="float">
            <text:p>0.12834</text:p>
          </table:table-cell>
          <table:table-cell table:formula="of:=MAX([.$A$3];[.B84])*(1-MIN([.$A$3];[.B84]))/(1-(1-MAX([.$A$3];[.B84]))*(1-MAX([.$A$3];[.B84]))*(1-MIN([.$A$3];[.B84])))" office:value-type="float" office:value="0.598485738747965" calcext:value-type="float">
            <text:p>0.598485738747965</text:p>
          </table:table-cell>
          <table:table-cell table:formula="of:=MIN([.$A$3];[.B84])/(1-(1-MAX([.$A$3];[.B84]))*(1-MIN([.$A$3];[.B84]))*(1-MIN([.$A$3];[.B84])))" office:value-type="float" office:value="0.315907570860324" calcext:value-type="float">
            <text:p>0.315907570860324</text:p>
          </table:table-cell>
          <table:table-cell table:formula="of:=IF([.C84]&gt;[.D84];IF([.E84]&gt;[.C84];MIN([.B84];[.$A$3]);1);IF([.D84]&gt;[.E84];MAX([.$A$3];[.B84]);MIN([.$A$3];[.B84])))" office:value-type="float" office:value="0.82" calcext:value-type="float">
            <text:p>0.82</text:p>
          </table:table-cell>
          <table:table-cell table:formula="of:=IF([.B84]&lt;MIN([.F84];[.$A$3]);[.B84]/(1-(1-[.$A$3])*(1-[.B84])*(1-[.F84]));IF([.B84]&gt;=MAX([.F84];[.$A$3]);[.B84]*(1-[.$A$3])*(1-[.F84])/(1-(1-[.$A$3])*(1-[.B84])*(1-[.F84]));IF([.B84]=MIN([.F84];[.$A$3]);[.B84]*(1-[.F84])/(1-(1-[.$A$3])*(1-[.B84])*(1-[.F84]));[.B84]*(1-[.$A$3]))))" office:value-type="float" office:value="0.107727432974633" calcext:value-type="float">
            <text:p>0.107727432974633</text:p>
          </table:table-cell>
          <table:table-cell/>
          <table:table-cell table:style-name="ce5" table:formula="of:=IF([.G84]=[.$G$102];[.G84];0)" office:value-type="float" office:value="0" calcext:value-type="float">
            <text:p>0</text:p>
          </table:table-cell>
          <table:table-cell table:formula="of:=IF([.I84]&gt;0;1-[.I84]-MAX([.C84];[.D84];[.E8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4]+0.01" office:value-type="float" office:value="0.83" calcext:value-type="float">
            <text:p>0.83</text:p>
          </table:table-cell>
          <table:table-cell table:formula="of:=(1-[.$A$3])*(1-[.B85])" office:value-type="float" office:value="0.12121" calcext:value-type="float">
            <text:p>0.12121</text:p>
          </table:table-cell>
          <table:table-cell table:formula="of:=MAX([.$A$3];[.B85])*(1-MIN([.$A$3];[.B85]))/(1-(1-MAX([.$A$3];[.B85]))*(1-MAX([.$A$3];[.B85]))*(1-MIN([.$A$3];[.B85])))" office:value-type="float" office:value="0.604240804750447" calcext:value-type="float">
            <text:p>0.604240804750447</text:p>
          </table:table-cell>
          <table:table-cell table:formula="of:=MIN([.$A$3];[.B85])/(1-(1-MAX([.$A$3];[.B85]))*(1-MIN([.$A$3];[.B85]))*(1-MIN([.$A$3];[.B85])))" office:value-type="float" office:value="0.314149672309601" calcext:value-type="float">
            <text:p>0.314149672309601</text:p>
          </table:table-cell>
          <table:table-cell table:formula="of:=IF([.C85]&gt;[.D85];IF([.E85]&gt;[.C85];MIN([.B85];[.$A$3]);1);IF([.D85]&gt;[.E85];MAX([.$A$3];[.B85]);MIN([.$A$3];[.B85])))" office:value-type="float" office:value="0.83" calcext:value-type="float">
            <text:p>0.83</text:p>
          </table:table-cell>
          <table:table-cell table:formula="of:=IF([.B85]&lt;MIN([.F85];[.$A$3]);[.B85]/(1-(1-[.$A$3])*(1-[.B85])*(1-[.F85]));IF([.B85]&gt;=MAX([.F85];[.$A$3]);[.B85]*(1-[.$A$3])*(1-[.F85])/(1-(1-[.$A$3])*(1-[.B85])*(1-[.F85]));IF([.B85]=MIN([.F85];[.$A$3]);[.B85]*(1-[.F85])/(1-(1-[.$A$3])*(1-[.B85])*(1-[.F85]));[.B85]*(1-[.$A$3]))))" office:value-type="float" office:value="0.102720936807576" calcext:value-type="float">
            <text:p>0.102720936807576</text:p>
          </table:table-cell>
          <table:table-cell/>
          <table:table-cell table:style-name="ce5" table:formula="of:=IF([.G85]=[.$G$102];[.G85];0)" office:value-type="float" office:value="0" calcext:value-type="float">
            <text:p>0</text:p>
          </table:table-cell>
          <table:table-cell table:formula="of:=IF([.I85]&gt;0;1-[.I85]-MAX([.C85];[.D85];[.E85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5]+0.01" office:value-type="float" office:value="0.84" calcext:value-type="float">
            <text:p>0.84</text:p>
          </table:table-cell>
          <table:table-cell table:formula="of:=(1-[.$A$3])*(1-[.B86])" office:value-type="float" office:value="0.11408" calcext:value-type="float">
            <text:p>0.11408</text:p>
          </table:table-cell>
          <table:table-cell table:formula="of:=MAX([.$A$3];[.B86])*(1-MIN([.$A$3];[.B86]))/(1-(1-MAX([.$A$3];[.B86]))*(1-MAX([.$A$3];[.B86]))*(1-MIN([.$A$3];[.B86])))" office:value-type="float" office:value="0.610055215843753" calcext:value-type="float">
            <text:p>0.610055215843753</text:p>
          </table:table-cell>
          <table:table-cell table:formula="of:=MIN([.$A$3];[.B86])/(1-(1-MAX([.$A$3];[.B86]))*(1-MIN([.$A$3];[.B86]))*(1-MIN([.$A$3];[.B86])))" office:value-type="float" office:value="0.312411229492108" calcext:value-type="float">
            <text:p>0.312411229492108</text:p>
          </table:table-cell>
          <table:table-cell table:formula="of:=IF([.C86]&gt;[.D86];IF([.E86]&gt;[.C86];MIN([.B86];[.$A$3]);1);IF([.D86]&gt;[.E86];MAX([.$A$3];[.B86]);MIN([.$A$3];[.B86])))" office:value-type="float" office:value="0.84" calcext:value-type="float">
            <text:p>0.84</text:p>
          </table:table-cell>
          <table:table-cell table:formula="of:=IF([.B86]&lt;MIN([.F86];[.$A$3]);[.B86]/(1-(1-[.$A$3])*(1-[.B86])*(1-[.F86]));IF([.B86]&gt;=MAX([.F86];[.$A$3]);[.B86]*(1-[.$A$3])*(1-[.F86])/(1-(1-[.$A$3])*(1-[.B86])*(1-[.F86]));IF([.B86]=MIN([.F86];[.$A$3]);[.B86]*(1-[.F86])/(1-(1-[.$A$3])*(1-[.B86])*(1-[.F86]));[.B86]*(1-[.$A$3]))))" office:value-type="float" office:value="0.0976088345350002" calcext:value-type="float">
            <text:p>0.097608834535</text:p>
          </table:table-cell>
          <table:table-cell/>
          <table:table-cell table:style-name="ce5" table:formula="of:=IF([.G86]=[.$G$102];[.G86];0)" office:value-type="float" office:value="0" calcext:value-type="float">
            <text:p>0</text:p>
          </table:table-cell>
          <table:table-cell table:formula="of:=IF([.I86]&gt;0;1-[.I86]-MAX([.C86];[.D86];[.E8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6]+0.01" office:value-type="float" office:value="0.850000000000001" calcext:value-type="float">
            <text:p>0.850000000000001</text:p>
          </table:table-cell>
          <table:table-cell table:formula="of:=(1-[.$A$3])*(1-[.B87])" office:value-type="float" office:value="0.10695" calcext:value-type="float">
            <text:p>0.10695</text:p>
          </table:table-cell>
          <table:table-cell table:formula="of:=MAX([.$A$3];[.B87])*(1-MIN([.$A$3];[.B87]))/(1-(1-MAX([.$A$3];[.B87]))*(1-MAX([.$A$3];[.B87]))*(1-MIN([.$A$3];[.B87])))" office:value-type="float" office:value="0.615931074258797" calcext:value-type="float">
            <text:p>0.615931074258797</text:p>
          </table:table-cell>
          <table:table-cell table:formula="of:=MIN([.$A$3];[.B87])/(1-(1-MAX([.$A$3];[.B87]))*(1-MIN([.$A$3];[.B87]))*(1-MIN([.$A$3];[.B87])))" office:value-type="float" office:value="0.310691921192723" calcext:value-type="float">
            <text:p>0.310691921192723</text:p>
          </table:table-cell>
          <table:table-cell table:formula="of:=IF([.C87]&gt;[.D87];IF([.E87]&gt;[.C87];MIN([.B87];[.$A$3]);1);IF([.D87]&gt;[.E87];MAX([.$A$3];[.B87]);MIN([.$A$3];[.B87])))" office:value-type="float" office:value="0.850000000000001" calcext:value-type="float">
            <text:p>0.850000000000001</text:p>
          </table:table-cell>
          <table:table-cell table:formula="of:=IF([.B87]&lt;MIN([.F87];[.$A$3]);[.B87]/(1-(1-[.$A$3])*(1-[.B87])*(1-[.F87]));IF([.B87]&gt;=MAX([.F87];[.$A$3]);[.B87]*(1-[.$A$3])*(1-[.F87])/(1-(1-[.$A$3])*(1-[.B87])*(1-[.F87]));IF([.B87]=MIN([.F87];[.$A$3]);[.B87]*(1-[.F87])/(1-(1-[.$A$3])*(1-[.B87])*(1-[.F87]));[.B87]*(1-[.$A$3]))))" office:value-type="float" office:value="0.0923896611388192" calcext:value-type="float">
            <text:p>0.092389661138819</text:p>
          </table:table-cell>
          <table:table-cell/>
          <table:table-cell table:style-name="ce5" table:formula="of:=IF([.G87]=[.$G$102];[.G87];0)" office:value-type="float" office:value="0" calcext:value-type="float">
            <text:p>0</text:p>
          </table:table-cell>
          <table:table-cell table:formula="of:=IF([.I87]&gt;0;1-[.I87]-MAX([.C87];[.D87];[.E8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7]+0.01" office:value-type="float" office:value="0.860000000000001" calcext:value-type="float">
            <text:p>0.860000000000001</text:p>
          </table:table-cell>
          <table:table-cell table:formula="of:=(1-[.$A$3])*(1-[.B88])" office:value-type="float" office:value="0.0998199999999996" calcext:value-type="float">
            <text:p>0.09982</text:p>
          </table:table-cell>
          <table:table-cell table:formula="of:=MAX([.$A$3];[.B88])*(1-MIN([.$A$3];[.B88]))/(1-(1-MAX([.$A$3];[.B88]))*(1-MAX([.$A$3];[.B88]))*(1-MIN([.$A$3];[.B88])))" office:value-type="float" office:value="0.62187051608823" calcext:value-type="float">
            <text:p>0.62187051608823</text:p>
          </table:table-cell>
          <table:table-cell table:formula="of:=MIN([.$A$3];[.B88])/(1-(1-MAX([.$A$3];[.B88]))*(1-MIN([.$A$3];[.B88]))*(1-MIN([.$A$3];[.B88])))" office:value-type="float" office:value="0.308991433228663" calcext:value-type="float">
            <text:p>0.308991433228663</text:p>
          </table:table-cell>
          <table:table-cell table:formula="of:=IF([.C88]&gt;[.D88];IF([.E88]&gt;[.C88];MIN([.B88];[.$A$3]);1);IF([.D88]&gt;[.E88];MAX([.$A$3];[.B88]);MIN([.$A$3];[.B88])))" office:value-type="float" office:value="0.860000000000001" calcext:value-type="float">
            <text:p>0.860000000000001</text:p>
          </table:table-cell>
          <table:table-cell table:formula="of:=IF([.B88]&lt;MIN([.F88];[.$A$3]);[.B88]/(1-(1-[.$A$3])*(1-[.B88])*(1-[.F88]));IF([.B88]&gt;=MAX([.F88];[.$A$3]);[.B88]*(1-[.$A$3])*(1-[.F88])/(1-(1-[.$A$3])*(1-[.B88])*(1-[.F88]));IF([.B88]=MIN([.F88];[.$A$3]);[.B88]*(1-[.F88])/(1-(1-[.$A$3])*(1-[.B88])*(1-[.F88]));[.B88]*(1-[.$A$3]))))" office:value-type="float" office:value="0.0870618722523519" calcext:value-type="float">
            <text:p>0.087061872252352</text:p>
          </table:table-cell>
          <table:table-cell/>
          <table:table-cell table:style-name="ce5" table:formula="of:=IF([.G88]=[.$G$102];[.G88];0)" office:value-type="float" office:value="0" calcext:value-type="float">
            <text:p>0</text:p>
          </table:table-cell>
          <table:table-cell table:formula="of:=IF([.I88]&gt;0;1-[.I88]-MAX([.C88];[.D88];[.E8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8]+0.01" office:value-type="float" office:value="0.87" calcext:value-type="float">
            <text:p>0.87</text:p>
          </table:table-cell>
          <table:table-cell table:formula="of:=(1-[.$A$3])*(1-[.B89])" office:value-type="float" office:value="0.0926899999999996" calcext:value-type="float">
            <text:p>0.09269</text:p>
          </table:table-cell>
          <table:table-cell table:formula="of:=MAX([.$A$3];[.B89])*(1-MIN([.$A$3];[.B89]))/(1-(1-MAX([.$A$3];[.B89]))*(1-MAX([.$A$3];[.B89]))*(1-MIN([.$A$3];[.B89])))" office:value-type="float" office:value="0.627875713990876" calcext:value-type="float">
            <text:p>0.627875713990876</text:p>
          </table:table-cell>
          <table:table-cell table:formula="of:=MIN([.$A$3];[.B89])/(1-(1-MAX([.$A$3];[.B89]))*(1-MIN([.$A$3];[.B89]))*(1-MIN([.$A$3];[.B89])))" office:value-type="float" office:value="0.307309458258076" calcext:value-type="float">
            <text:p>0.307309458258076</text:p>
          </table:table-cell>
          <table:table-cell table:formula="of:=IF([.C89]&gt;[.D89];IF([.E89]&gt;[.C89];MIN([.B89];[.$A$3]);1);IF([.D89]&gt;[.E89];MAX([.$A$3];[.B89]);MIN([.$A$3];[.B89])))" office:value-type="float" office:value="0.87" calcext:value-type="float">
            <text:p>0.87</text:p>
          </table:table-cell>
          <table:table-cell table:formula="of:=IF([.B89]&lt;MIN([.F89];[.$A$3]);[.B89]/(1-(1-[.$A$3])*(1-[.B89])*(1-[.F89]));IF([.B89]&gt;=MAX([.F89];[.$A$3]);[.B89]*(1-[.$A$3])*(1-[.F89])/(1-(1-[.$A$3])*(1-[.B89])*(1-[.F89]));IF([.B89]=MIN([.F89];[.$A$3]);[.B89]*(1-[.F89])/(1-(1-[.$A$3])*(1-[.B89])*(1-[.F89]));[.B89]*(1-[.$A$3]))))" office:value-type="float" office:value="0.0816238428188136" calcext:value-type="float">
            <text:p>0.081623842818814</text:p>
          </table:table-cell>
          <table:table-cell/>
          <table:table-cell table:style-name="ce5" table:formula="of:=IF([.G89]=[.$G$102];[.G89];0)" office:value-type="float" office:value="0" calcext:value-type="float">
            <text:p>0</text:p>
          </table:table-cell>
          <table:table-cell table:formula="of:=IF([.I89]&gt;0;1-[.I89]-MAX([.C89];[.D89];[.E8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89]+0.01" office:value-type="float" office:value="0.88" calcext:value-type="float">
            <text:p>0.88</text:p>
          </table:table-cell>
          <table:table-cell table:formula="of:=(1-[.$A$3])*(1-[.B90])" office:value-type="float" office:value="0.0855599999999996" calcext:value-type="float">
            <text:p>0.08556</text:p>
          </table:table-cell>
          <table:table-cell table:formula="of:=MAX([.$A$3];[.B90])*(1-MIN([.$A$3];[.B90]))/(1-(1-MAX([.$A$3];[.B90]))*(1-MAX([.$A$3];[.B90]))*(1-MIN([.$A$3];[.B90])))" office:value-type="float" office:value="0.633948879940122" calcext:value-type="float">
            <text:p>0.633948879940122</text:p>
          </table:table-cell>
          <table:table-cell table:formula="of:=MIN([.$A$3];[.B90])/(1-(1-MAX([.$A$3];[.B90]))*(1-MIN([.$A$3];[.B90]))*(1-MIN([.$A$3];[.B90])))" office:value-type="float" office:value="0.305645695594864" calcext:value-type="float">
            <text:p>0.305645695594864</text:p>
          </table:table-cell>
          <table:table-cell table:formula="of:=IF([.C90]&gt;[.D90];IF([.E90]&gt;[.C90];MIN([.B90];[.$A$3]);1);IF([.D90]&gt;[.E90];MAX([.$A$3];[.B90]);MIN([.$A$3];[.B90])))" office:value-type="float" office:value="0.88" calcext:value-type="float">
            <text:p>0.88</text:p>
          </table:table-cell>
          <table:table-cell table:formula="of:=IF([.B90]&lt;MIN([.F90];[.$A$3]);[.B90]/(1-(1-[.$A$3])*(1-[.B90])*(1-[.F90]));IF([.B90]&gt;=MAX([.F90];[.$A$3]);[.B90]*(1-[.$A$3])*(1-[.F90])/(1-(1-[.$A$3])*(1-[.B90])*(1-[.F90]));IF([.B90]=MIN([.F90];[.$A$3]);[.B90]*(1-[.F90])/(1-(1-[.$A$3])*(1-[.B90])*(1-[.F90]));[.B90]*(1-[.$A$3]))))" office:value-type="float" office:value="0.0760738655928142" calcext:value-type="float">
            <text:p>0.076073865592814</text:p>
          </table:table-cell>
          <table:table-cell/>
          <table:table-cell table:style-name="ce5" table:formula="of:=IF([.G90]=[.$G$102];[.G90];0)" office:value-type="float" office:value="0" calcext:value-type="float">
            <text:p>0</text:p>
          </table:table-cell>
          <table:table-cell table:formula="of:=IF([.I90]&gt;0;1-[.I90]-MAX([.C90];[.D90];[.E9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0]+0.01" office:value-type="float" office:value="0.890000000000001" calcext:value-type="float">
            <text:p>0.890000000000001</text:p>
          </table:table-cell>
          <table:table-cell table:formula="of:=(1-[.$A$3])*(1-[.B91])" office:value-type="float" office:value="0.0784299999999996" calcext:value-type="float">
            <text:p>0.07843</text:p>
          </table:table-cell>
          <table:table-cell table:formula="of:=MAX([.$A$3];[.B91])*(1-MIN([.$A$3];[.B91]))/(1-(1-MAX([.$A$3];[.B91]))*(1-MAX([.$A$3];[.B91]))*(1-MIN([.$A$3];[.B91])))" office:value-type="float" office:value="0.640092268023923" calcext:value-type="float">
            <text:p>0.640092268023923</text:p>
          </table:table-cell>
          <table:table-cell table:formula="of:=MIN([.$A$3];[.B91])/(1-(1-MAX([.$A$3];[.B91]))*(1-MIN([.$A$3];[.B91]))*(1-MIN([.$A$3];[.B91])))" office:value-type="float" office:value="0.303999851029481" calcext:value-type="float">
            <text:p>0.303999851029481</text:p>
          </table:table-cell>
          <table:table-cell table:formula="of:=IF([.C91]&gt;[.D91];IF([.E91]&gt;[.C91];MIN([.B91];[.$A$3]);1);IF([.D91]&gt;[.E91];MAX([.$A$3];[.B91]);MIN([.$A$3];[.B91])))" office:value-type="float" office:value="0.890000000000001" calcext:value-type="float">
            <text:p>0.890000000000001</text:p>
          </table:table-cell>
          <table:table-cell table:formula="of:=IF([.B91]&lt;MIN([.F91];[.$A$3]);[.B91]/(1-(1-[.$A$3])*(1-[.B91])*(1-[.F91]));IF([.B91]&gt;=MAX([.F91];[.$A$3]);[.B91]*(1-[.$A$3])*(1-[.F91])/(1-(1-[.$A$3])*(1-[.B91])*(1-[.F91]));IF([.B91]=MIN([.F91];[.$A$3]);[.B91]*(1-[.F91])/(1-(1-[.$A$3])*(1-[.B91])*(1-[.F91]));[.B91]*(1-[.$A$3]))))" office:value-type="float" office:value="0.0704101494826312" calcext:value-type="float">
            <text:p>0.070410149482631</text:p>
          </table:table-cell>
          <table:table-cell/>
          <table:table-cell table:style-name="ce5" table:formula="of:=IF([.G91]=[.$G$102];[.G91];0)" office:value-type="float" office:value="0" calcext:value-type="float">
            <text:p>0</text:p>
          </table:table-cell>
          <table:table-cell table:formula="of:=IF([.I91]&gt;0;1-[.I91]-MAX([.C91];[.D91];[.E9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1]+0.01" office:value-type="float" office:value="0.900000000000001" calcext:value-type="float">
            <text:p>0.900000000000001</text:p>
          </table:table-cell>
          <table:table-cell table:formula="of:=(1-[.$A$3])*(1-[.B92])" office:value-type="float" office:value="0.0712999999999996" calcext:value-type="float">
            <text:p>0.0713</text:p>
          </table:table-cell>
          <table:table-cell table:formula="of:=MAX([.$A$3];[.B92])*(1-MIN([.$A$3];[.B92]))/(1-(1-MAX([.$A$3];[.B92]))*(1-MAX([.$A$3];[.B92]))*(1-MIN([.$A$3];[.B92])))" office:value-type="float" office:value="0.646308177304179" calcext:value-type="float">
            <text:p>0.646308177304179</text:p>
          </table:table-cell>
          <table:table-cell table:formula="of:=MIN([.$A$3];[.B92])/(1-(1-MAX([.$A$3];[.B92]))*(1-MIN([.$A$3];[.B92]))*(1-MIN([.$A$3];[.B92])))" office:value-type="float" office:value="0.302371636655491" calcext:value-type="float">
            <text:p>0.302371636655491</text:p>
          </table:table-cell>
          <table:table-cell table:formula="of:=IF([.C92]&gt;[.D92];IF([.E92]&gt;[.C92];MIN([.B92];[.$A$3]);1);IF([.D92]&gt;[.E92];MAX([.$A$3];[.B92]);MIN([.$A$3];[.B92])))" office:value-type="float" office:value="0.900000000000001" calcext:value-type="float">
            <text:p>0.900000000000001</text:p>
          </table:table-cell>
          <table:table-cell table:formula="of:=IF([.B92]&lt;MIN([.F92];[.$A$3]);[.B92]/(1-(1-[.$A$3])*(1-[.B92])*(1-[.F92]));IF([.B92]&gt;=MAX([.F92];[.$A$3]);[.B92]*(1-[.$A$3])*(1-[.F92])/(1-(1-[.$A$3])*(1-[.B92])*(1-[.F92]));IF([.B92]=MIN([.F92];[.$A$3]);[.B92]*(1-[.F92])/(1-(1-[.$A$3])*(1-[.B92])*(1-[.F92]));[.B92]*(1-[.$A$3]))))" office:value-type="float" office:value="0.0646308177304176" calcext:value-type="float">
            <text:p>0.064630817730418</text:p>
          </table:table-cell>
          <table:table-cell/>
          <table:table-cell table:style-name="ce5" table:formula="of:=IF([.G92]=[.$G$102];[.G92];0)" office:value-type="float" office:value="0" calcext:value-type="float">
            <text:p>0</text:p>
          </table:table-cell>
          <table:table-cell table:formula="of:=IF([.I92]&gt;0;1-[.I92]-MAX([.C92];[.D92];[.E92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2]+0.01" office:value-type="float" office:value="0.910000000000001" calcext:value-type="float">
            <text:p>0.910000000000001</text:p>
          </table:table-cell>
          <table:table-cell table:formula="of:=(1-[.$A$3])*(1-[.B93])" office:value-type="float" office:value="0.0641699999999996" calcext:value-type="float">
            <text:p>0.06417</text:p>
          </table:table-cell>
          <table:table-cell table:formula="of:=MAX([.$A$3];[.B93])*(1-MIN([.$A$3];[.B93]))/(1-(1-MAX([.$A$3];[.B93]))*(1-MAX([.$A$3];[.B93]))*(1-MIN([.$A$3];[.B93])))" office:value-type="float" office:value="0.65259895474333" calcext:value-type="float">
            <text:p>0.65259895474333</text:p>
          </table:table-cell>
          <table:table-cell table:formula="of:=MIN([.$A$3];[.B93])/(1-(1-MAX([.$A$3];[.B93]))*(1-MIN([.$A$3];[.B93]))*(1-MIN([.$A$3];[.B93])))" office:value-type="float" office:value="0.300760770701675" calcext:value-type="float">
            <text:p>0.300760770701675</text:p>
          </table:table-cell>
          <table:table-cell table:formula="of:=IF([.C93]&gt;[.D93];IF([.E93]&gt;[.C93];MIN([.B93];[.$A$3]);1);IF([.D93]&gt;[.E93];MAX([.$A$3];[.B93]);MIN([.$A$3];[.B93])))" office:value-type="float" office:value="0.910000000000001" calcext:value-type="float">
            <text:p>0.910000000000001</text:p>
          </table:table-cell>
          <table:table-cell table:formula="of:=IF([.B93]&lt;MIN([.F93];[.$A$3]);[.B93]/(1-(1-[.$A$3])*(1-[.B93])*(1-[.F93]));IF([.B93]&gt;=MAX([.F93];[.$A$3]);[.B93]*(1-[.$A$3])*(1-[.F93])/(1-(1-[.$A$3])*(1-[.B93])*(1-[.F93]));IF([.B93]=MIN([.F93];[.$A$3]);[.B93]*(1-[.F93])/(1-(1-[.$A$3])*(1-[.B93])*(1-[.F93]));[.B93]*(1-[.$A$3]))))" office:value-type="float" office:value="0.0587339059268993" calcext:value-type="float">
            <text:p>0.058733905926899</text:p>
          </table:table-cell>
          <table:table-cell/>
          <table:table-cell table:style-name="ce5" table:formula="of:=IF([.G93]=[.$G$102];[.G93];0)" office:value-type="float" office:value="0" calcext:value-type="float">
            <text:p>0</text:p>
          </table:table-cell>
          <table:table-cell table:formula="of:=IF([.I93]&gt;0;1-[.I93]-MAX([.C93];[.D93];[.E93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3]+0.01" office:value-type="float" office:value="0.92" calcext:value-type="float">
            <text:p>0.92</text:p>
          </table:table-cell>
          <table:table-cell table:formula="of:=(1-[.$A$3])*(1-[.B94])" office:value-type="float" office:value="0.0570399999999996" calcext:value-type="float">
            <text:p>0.05704</text:p>
          </table:table-cell>
          <table:table-cell table:formula="of:=MAX([.$A$3];[.B94])*(1-MIN([.$A$3];[.B94]))/(1-(1-MAX([.$A$3];[.B94]))*(1-MAX([.$A$3];[.B94]))*(1-MIN([.$A$3];[.B94])))" office:value-type="float" office:value="0.658966998206215" calcext:value-type="float">
            <text:p>0.658966998206215</text:p>
          </table:table-cell>
          <table:table-cell table:formula="of:=MIN([.$A$3];[.B94])/(1-(1-MAX([.$A$3];[.B94]))*(1-MIN([.$A$3];[.B94]))*(1-MIN([.$A$3];[.B94])))" office:value-type="float" office:value="0.299166977369467" calcext:value-type="float">
            <text:p>0.299166977369467</text:p>
          </table:table-cell>
          <table:table-cell table:formula="of:=IF([.C94]&gt;[.D94];IF([.E94]&gt;[.C94];MIN([.B94];[.$A$3]);1);IF([.D94]&gt;[.E94];MAX([.$A$3];[.B94]);MIN([.$A$3];[.B94])))" office:value-type="float" office:value="0.92" calcext:value-type="float">
            <text:p>0.92</text:p>
          </table:table-cell>
          <table:table-cell table:formula="of:=IF([.B94]&lt;MIN([.F94];[.$A$3]);[.B94]/(1-(1-[.$A$3])*(1-[.B94])*(1-[.F94]));IF([.B94]&gt;=MAX([.F94];[.$A$3]);[.B94]*(1-[.$A$3])*(1-[.F94])/(1-(1-[.$A$3])*(1-[.B94])*(1-[.F94]));IF([.B94]=MIN([.F94];[.$A$3]);[.B94]*(1-[.F94])/(1-(1-[.$A$3])*(1-[.B94])*(1-[.F94]));[.B94]*(1-[.$A$3]))))" office:value-type="float" office:value="0.0527173598564968" calcext:value-type="float">
            <text:p>0.052717359856497</text:p>
          </table:table-cell>
          <table:table-cell/>
          <table:table-cell table:style-name="ce5" table:formula="of:=IF([.G94]=[.$G$102];[.G94];0)" office:value-type="float" office:value="0" calcext:value-type="float">
            <text:p>0</text:p>
          </table:table-cell>
          <table:table-cell table:formula="of:=IF([.I94]&gt;0;1-[.I94]-MAX([.C94];[.D94];[.E94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4]+0.01" office:value-type="float" office:value="0.930000000000001" calcext:value-type="float">
            <text:p>0.930000000000001</text:p>
          </table:table-cell>
          <table:table-cell table:formula="of:=(1-[.$A$3])*(1-[.B95])" office:value-type="float" office:value="0.0499099999999996" calcext:value-type="float">
            <text:p>0.04991</text:p>
          </table:table-cell>
          <table:table-cell table:formula="of:=MAX([.$A$3];[.B95])*(1-MIN([.$A$3];[.B95]))/(1-(1-MAX([.$A$3];[.B95]))*(1-MAX([.$A$3];[.B95]))*(1-MIN([.$A$3];[.B95])))" office:value-type="float" office:value="0.665414759545424" calcext:value-type="float">
            <text:p>0.665414759545424</text:p>
          </table:table-cell>
          <table:table-cell table:formula="of:=MIN([.$A$3];[.B95])/(1-(1-MAX([.$A$3];[.B95]))*(1-MIN([.$A$3];[.B95]))*(1-MIN([.$A$3];[.B95])))" office:value-type="float" office:value="0.297589986675538" calcext:value-type="float">
            <text:p>0.297589986675538</text:p>
          </table:table-cell>
          <table:table-cell table:formula="of:=IF([.C95]&gt;[.D95];IF([.E95]&gt;[.C95];MIN([.B95];[.$A$3]);1);IF([.D95]&gt;[.E95];MAX([.$A$3];[.B95]);MIN([.$A$3];[.B95])))" office:value-type="float" office:value="0.930000000000001" calcext:value-type="float">
            <text:p>0.930000000000001</text:p>
          </table:table-cell>
          <table:table-cell table:formula="of:=IF([.B95]&lt;MIN([.F95];[.$A$3]);[.B95]/(1-(1-[.$A$3])*(1-[.B95])*(1-[.F95]));IF([.B95]&gt;=MAX([.F95];[.$A$3]);[.B95]*(1-[.$A$3])*(1-[.F95])/(1-(1-[.$A$3])*(1-[.B95])*(1-[.F95]));IF([.B95]=MIN([.F95];[.$A$3]);[.B95]*(1-[.F95])/(1-(1-[.$A$3])*(1-[.B95])*(1-[.F95]));[.B95]*(1-[.$A$3]))))" office:value-type="float" office:value="0.0465790331681793" calcext:value-type="float">
            <text:p>0.046579033168179</text:p>
          </table:table-cell>
          <table:table-cell/>
          <table:table-cell table:style-name="ce5" table:formula="of:=IF([.G95]=[.$G$102];[.G95];0)" office:value-type="float" office:value="0" calcext:value-type="float">
            <text:p>0</text:p>
          </table:table-cell>
          <table:table-cell table:formula="of:=IF([.I95]&gt;0;1-[.I95]-MAX([.C95];[.D95];[.E95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5]+0.01" office:value-type="float" office:value="0.940000000000001" calcext:value-type="float">
            <text:p>0.940000000000001</text:p>
          </table:table-cell>
          <table:table-cell table:formula="of:=(1-[.$A$3])*(1-[.B96])" office:value-type="float" office:value="0.0427799999999996" calcext:value-type="float">
            <text:p>0.04278</text:p>
          </table:table-cell>
          <table:table-cell table:formula="of:=MAX([.$A$3];[.B96])*(1-MIN([.$A$3];[.B96]))/(1-(1-MAX([.$A$3];[.B96]))*(1-MAX([.$A$3];[.B96]))*(1-MIN([.$A$3];[.B96])))" office:value-type="float" office:value="0.671944747778599" calcext:value-type="float">
            <text:p>0.671944747778599</text:p>
          </table:table-cell>
          <table:table-cell table:formula="of:=MIN([.$A$3];[.B96])/(1-(1-MAX([.$A$3];[.B96]))*(1-MIN([.$A$3];[.B96]))*(1-MIN([.$A$3];[.B96])))" office:value-type="float" office:value="0.296029534299333" calcext:value-type="float">
            <text:p>0.296029534299333</text:p>
          </table:table-cell>
          <table:table-cell table:formula="of:=IF([.C96]&gt;[.D96];IF([.E96]&gt;[.C96];MIN([.B96];[.$A$3]);1);IF([.D96]&gt;[.E96];MAX([.$A$3];[.B96]);MIN([.$A$3];[.B96])))" office:value-type="float" office:value="0.940000000000001" calcext:value-type="float">
            <text:p>0.940000000000001</text:p>
          </table:table-cell>
          <table:table-cell table:formula="of:=IF([.B96]&lt;MIN([.F96];[.$A$3]);[.B96]/(1-(1-[.$A$3])*(1-[.B96])*(1-[.F96]));IF([.B96]&gt;=MAX([.F96];[.$A$3]);[.B96]*(1-[.$A$3])*(1-[.F96])/(1-(1-[.$A$3])*(1-[.B96])*(1-[.F96]));IF([.B96]=MIN([.F96];[.$A$3]);[.B96]*(1-[.F96])/(1-(1-[.$A$3])*(1-[.B96])*(1-[.F96]));[.B96]*(1-[.$A$3]))))" office:value-type="float" office:value="0.0403166848667155" calcext:value-type="float">
            <text:p>0.040316684866716</text:p>
          </table:table-cell>
          <table:table-cell/>
          <table:table-cell table:style-name="ce5" table:formula="of:=IF([.G96]=[.$G$102];[.G96];0)" office:value-type="float" office:value="0" calcext:value-type="float">
            <text:p>0</text:p>
          </table:table-cell>
          <table:table-cell table:formula="of:=IF([.I96]&gt;0;1-[.I96]-MAX([.C96];[.D96];[.E96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6]+0.01" office:value-type="float" office:value="0.950000000000001" calcext:value-type="float">
            <text:p>0.950000000000001</text:p>
          </table:table-cell>
          <table:table-cell table:formula="of:=(1-[.$A$3])*(1-[.B97])" office:value-type="float" office:value="0.0356499999999996" calcext:value-type="float">
            <text:p>0.03565</text:p>
          </table:table-cell>
          <table:table-cell table:formula="of:=MAX([.$A$3];[.B97])*(1-MIN([.$A$3];[.B97]))/(1-(1-MAX([.$A$3];[.B97]))*(1-MAX([.$A$3];[.B97]))*(1-MIN([.$A$3];[.B97])))" office:value-type="float" office:value="0.678559532366444" calcext:value-type="float">
            <text:p>0.678559532366444</text:p>
          </table:table-cell>
          <table:table-cell table:formula="of:=MIN([.$A$3];[.B97])/(1-(1-MAX([.$A$3];[.B97]))*(1-MIN([.$A$3];[.B97]))*(1-MIN([.$A$3];[.B97])))" office:value-type="float" office:value="0.294485361435377" calcext:value-type="float">
            <text:p>0.294485361435377</text:p>
          </table:table-cell>
          <table:table-cell table:formula="of:=IF([.C97]&gt;[.D97];IF([.E97]&gt;[.C97];MIN([.B97];[.$A$3]);1);IF([.D97]&gt;[.E97];MAX([.$A$3];[.B97]);MIN([.$A$3];[.B97])))" office:value-type="float" office:value="0.950000000000001" calcext:value-type="float">
            <text:p>0.950000000000001</text:p>
          </table:table-cell>
          <table:table-cell table:formula="of:=IF([.B97]&lt;MIN([.F97];[.$A$3]);[.B97]/(1-(1-[.$A$3])*(1-[.B97])*(1-[.F97]));IF([.B97]&gt;=MAX([.F97];[.$A$3]);[.B97]*(1-[.$A$3])*(1-[.F97])/(1-(1-[.$A$3])*(1-[.B97])*(1-[.F97]));IF([.B97]=MIN([.F97];[.$A$3]);[.B97]*(1-[.F97])/(1-(1-[.$A$3])*(1-[.B97])*(1-[.F97]));[.B97]*(1-[.$A$3]))))" office:value-type="float" office:value="0.0339279766183218" calcext:value-type="float">
            <text:p>0.033927976618322</text:p>
          </table:table-cell>
          <table:table-cell/>
          <table:table-cell table:style-name="ce5" table:formula="of:=IF([.G97]=[.$G$102];[.G97];0)" office:value-type="float" office:value="0" calcext:value-type="float">
            <text:p>0</text:p>
          </table:table-cell>
          <table:table-cell table:formula="of:=IF([.I97]&gt;0;1-[.I97]-MAX([.C97];[.D97];[.E97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7]+0.01" office:value-type="float" office:value="0.960000000000001" calcext:value-type="float">
            <text:p>0.960000000000001</text:p>
          </table:table-cell>
          <table:table-cell table:formula="of:=(1-[.$A$3])*(1-[.B98])" office:value-type="float" office:value="0.0285199999999995" calcext:value-type="float">
            <text:p>0.02852</text:p>
          </table:table-cell>
          <table:table-cell table:formula="of:=MAX([.$A$3];[.B98])*(1-MIN([.$A$3];[.B98]))/(1-(1-MAX([.$A$3];[.B98]))*(1-MAX([.$A$3];[.B98]))*(1-MIN([.$A$3];[.B98])))" office:value-type="float" office:value="0.685261746600522" calcext:value-type="float">
            <text:p>0.685261746600522</text:p>
          </table:table-cell>
          <table:table-cell table:formula="of:=MIN([.$A$3];[.B98])/(1-(1-MAX([.$A$3];[.B98]))*(1-MIN([.$A$3];[.B98]))*(1-MIN([.$A$3];[.B98])))" office:value-type="float" office:value="0.29295721465018" calcext:value-type="float">
            <text:p>0.29295721465018</text:p>
          </table:table-cell>
          <table:table-cell table:formula="of:=IF([.C98]&gt;[.D98];IF([.E98]&gt;[.C98];MIN([.B98];[.$A$3]);1);IF([.D98]&gt;[.E98];MAX([.$A$3];[.B98]);MIN([.$A$3];[.B98])))" office:value-type="float" office:value="0.960000000000001" calcext:value-type="float">
            <text:p>0.960000000000001</text:p>
          </table:table-cell>
          <table:table-cell table:formula="of:=IF([.B98]&lt;MIN([.F98];[.$A$3]);[.B98]/(1-(1-[.$A$3])*(1-[.B98])*(1-[.F98]));IF([.B98]&gt;=MAX([.F98];[.$A$3]);[.B98]*(1-[.$A$3])*(1-[.F98])/(1-(1-[.$A$3])*(1-[.B98])*(1-[.F98]));IF([.B98]=MIN([.F98];[.$A$3]);[.B98]*(1-[.F98])/(1-(1-[.$A$3])*(1-[.B98])*(1-[.F98]));[.B98]*(1-[.$A$3]))))" office:value-type="float" office:value="0.0274104698640205" calcext:value-type="float">
            <text:p>0.027410469864021</text:p>
          </table:table-cell>
          <table:table-cell/>
          <table:table-cell table:style-name="ce5" table:formula="of:=IF([.G98]=[.$G$102];[.G98];0)" office:value-type="float" office:value="0" calcext:value-type="float">
            <text:p>0</text:p>
          </table:table-cell>
          <table:table-cell table:formula="of:=IF([.I98]&gt;0;1-[.I98]-MAX([.C98];[.D98];[.E98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8]+0.01" office:value-type="float" office:value="0.970000000000001" calcext:value-type="float">
            <text:p>0.970000000000001</text:p>
          </table:table-cell>
          <table:table-cell table:formula="of:=(1-[.$A$3])*(1-[.B99])" office:value-type="float" office:value="0.0213899999999995" calcext:value-type="float">
            <text:p>0.02139</text:p>
          </table:table-cell>
          <table:table-cell table:formula="of:=MAX([.$A$3];[.B99])*(1-MIN([.$A$3];[.B99]))/(1-(1-MAX([.$A$3];[.B99]))*(1-MAX([.$A$3];[.B99]))*(1-MIN([.$A$3];[.B99])))" office:value-type="float" office:value="0.692054091110266" calcext:value-type="float">
            <text:p>0.692054091110266</text:p>
          </table:table-cell>
          <table:table-cell table:formula="of:=MIN([.$A$3];[.B99])/(1-(1-MAX([.$A$3];[.B99]))*(1-MIN([.$A$3];[.B99]))*(1-MIN([.$A$3];[.B99])))" office:value-type="float" office:value="0.291444845743574" calcext:value-type="float">
            <text:p>0.291444845743574</text:p>
          </table:table-cell>
          <table:table-cell table:formula="of:=IF([.C99]&gt;[.D99];IF([.E99]&gt;[.C99];MIN([.B99];[.$A$3]);1);IF([.D99]&gt;[.E99];MAX([.$A$3];[.B99]);MIN([.$A$3];[.B99])))" office:value-type="float" office:value="0.970000000000001" calcext:value-type="float">
            <text:p>0.970000000000001</text:p>
          </table:table-cell>
          <table:table-cell table:formula="of:=IF([.B99]&lt;MIN([.F99];[.$A$3]);[.B99]/(1-(1-[.$A$3])*(1-[.B99])*(1-[.F99]));IF([.B99]&gt;=MAX([.F99];[.$A$3]);[.B99]*(1-[.$A$3])*(1-[.F99])/(1-(1-[.$A$3])*(1-[.B99])*(1-[.F99]));IF([.B99]=MIN([.F99];[.$A$3]);[.B99]*(1-[.F99])/(1-(1-[.$A$3])*(1-[.B99])*(1-[.F99]));[.B99]*(1-[.$A$3]))))" office:value-type="float" office:value="0.0207616227333075" calcext:value-type="float">
            <text:p>0.020761622733308</text:p>
          </table:table-cell>
          <table:table-cell/>
          <table:table-cell table:style-name="ce5" table:formula="of:=IF([.G99]=[.$G$102];[.G99];0)" office:value-type="float" office:value="0" calcext:value-type="float">
            <text:p>0</text:p>
          </table:table-cell>
          <table:table-cell table:formula="of:=IF([.I99]&gt;0;1-[.I99]-MAX([.C99];[.D99];[.E99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99]+0.01" office:value-type="float" office:value="0.980000000000001" calcext:value-type="float">
            <text:p>0.980000000000001</text:p>
          </table:table-cell>
          <table:table-cell table:formula="of:=(1-[.$A$3])*(1-[.B100])" office:value-type="float" office:value="0.0142599999999995" calcext:value-type="float">
            <text:p>0.01426</text:p>
          </table:table-cell>
          <table:table-cell table:formula="of:=MAX([.$A$3];[.B100])*(1-MIN([.$A$3];[.B100]))/(1-(1-MAX([.$A$3];[.B100]))*(1-MAX([.$A$3];[.B100]))*(1-MIN([.$A$3];[.B100])))" office:value-type="float" office:value="0.698939337499055" calcext:value-type="float">
            <text:p>0.698939337499055</text:p>
          </table:table-cell>
          <table:table-cell table:formula="of:=MIN([.$A$3];[.B100])/(1-(1-MAX([.$A$3];[.B100]))*(1-MIN([.$A$3];[.B100]))*(1-MIN([.$A$3];[.B100])))" office:value-type="float" office:value="0.289948011614327" calcext:value-type="float">
            <text:p>0.289948011614327</text:p>
          </table:table-cell>
          <table:table-cell table:formula="of:=IF([.C100]&gt;[.D100];IF([.E100]&gt;[.C100];MIN([.B100];[.$A$3]);1);IF([.D100]&gt;[.E100];MAX([.$A$3];[.B100]);MIN([.$A$3];[.B100])))" office:value-type="float" office:value="0.980000000000001" calcext:value-type="float">
            <text:p>0.980000000000001</text:p>
          </table:table-cell>
          <table:table-cell table:formula="of:=IF([.B100]&lt;MIN([.F100];[.$A$3]);[.B100]/(1-(1-[.$A$3])*(1-[.B100])*(1-[.F100]));IF([.B100]&gt;=MAX([.F100];[.$A$3]);[.B100]*(1-[.$A$3])*(1-[.F100])/(1-(1-[.$A$3])*(1-[.B100])*(1-[.F100]));IF([.B100]=MIN([.F100];[.$A$3]);[.B100]*(1-[.F100])/(1-(1-[.$A$3])*(1-[.B100])*(1-[.F100]));[.B100]*(1-[.$A$3]))))" office:value-type="float" office:value="0.0139787867499807" calcext:value-type="float">
            <text:p>0.013978786749981</text:p>
          </table:table-cell>
          <table:table-cell/>
          <table:table-cell table:style-name="ce5" table:formula="of:=IF([.G100]=[.$G$102];[.G100];0)" office:value-type="float" office:value="0" calcext:value-type="float">
            <text:p>0</text:p>
          </table:table-cell>
          <table:table-cell table:formula="of:=IF([.I100]&gt;0;1-[.I100]-MAX([.C100];[.D100];[.E100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.B100]+0.01" office:value-type="float" office:value="0.990000000000001" calcext:value-type="float">
            <text:p>0.990000000000001</text:p>
          </table:table-cell>
          <table:table-cell table:formula="of:=(1-[.$A$3])*(1-[.B101])" office:value-type="float" office:value="0.00712999999999953" calcext:value-type="float">
            <text:p>0.00713</text:p>
          </table:table-cell>
          <table:table-cell table:formula="of:=MAX([.$A$3];[.B101])*(1-MIN([.$A$3];[.B101]))/(1-(1-MAX([.$A$3];[.B101]))*(1-MAX([.$A$3];[.B101]))*(1-MIN([.$A$3];[.B101])))" office:value-type="float" office:value="0.705920332119681" calcext:value-type="float">
            <text:p>0.705920332119681</text:p>
          </table:table-cell>
          <table:table-cell table:formula="of:=MIN([.$A$3];[.B101])/(1-(1-MAX([.$A$3];[.B101]))*(1-MIN([.$A$3];[.B101]))*(1-MIN([.$A$3];[.B101])))" office:value-type="float" office:value="0.288466474129869" calcext:value-type="float">
            <text:p>0.288466474129869</text:p>
          </table:table-cell>
          <table:table-cell table:formula="of:=IF([.C101]&gt;[.D101];IF([.E101]&gt;[.C101];MIN([.B101];[.$A$3]);1);IF([.D101]&gt;[.E101];MAX([.$A$3];[.B101]);MIN([.$A$3];[.B101])))" office:value-type="float" office:value="0.990000000000001" calcext:value-type="float">
            <text:p>0.990000000000001</text:p>
          </table:table-cell>
          <table:table-cell table:formula="of:=IF([.B101]&lt;MIN([.F101];[.$A$3]);[.B101]/(1-(1-[.$A$3])*(1-[.B101])*(1-[.F101]));IF([.B101]&gt;=MAX([.F101];[.$A$3]);[.B101]*(1-[.$A$3])*(1-[.F101])/(1-(1-[.$A$3])*(1-[.B101])*(1-[.F101]));IF([.B101]=MIN([.F101];[.$A$3]);[.B101]*(1-[.F101])/(1-(1-[.$A$3])*(1-[.B101])*(1-[.F101]));[.B101]*(1-[.$A$3]))))" office:value-type="float" office:value="0.00705920332119634" calcext:value-type="float">
            <text:p>0.007059203321196</text:p>
          </table:table-cell>
          <table:table-cell/>
          <table:table-cell table:style-name="ce5" table:formula="of:=IF([.G101]=[.$G$102];[.G101];0)" office:value-type="float" office:value="0" calcext:value-type="float">
            <text:p>0</text:p>
          </table:table-cell>
          <table:table-cell table:formula="of:=IF([.I101]&gt;0;1-[.I101]-MAX([.C101];[.D101];[.E101]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table:formula="of:=MAX([.G3:.G101])" office:value-type="float" office:value="0.30659" calcext:value-type="float">
            <text:p>0.30659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^(best v)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p(u wins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 is 1</text:p>
          </table:table-cell>
          <table:table-cell office:value-type="string" calcext:value-type="string">
            <text:p>u is max(w,v)</text:p>
          </table:table-cell>
          <table:table-cell office:value-type="string" calcext:value-type="string">
            <text:p>u is min(w,v)</text:p>
          </table:table-cell>
          <table:table-cell office:value-type="string" calcext:value-type="string">
            <text:p>best u</text:p>
          </table:table-cell>
          <table:table-cell office:value-type="string" calcext:value-type="string">
            <text:p>p(v wins)</text:p>
          </table:table-cell>
          <table:table-cell office:value-type="string" calcext:value-type="string">
            <text:p>p(w wins)</text:p>
          </table:table-cell>
          <table:table-cell table:number-columns-repeated="1016"/>
        </table:table-row>
        <table:table-row table:style-name="ro1">
          <table:table-cell office:value-type="float" office:value="0.287" calcext:value-type="float">
            <text:p>0.287</text:p>
          </table:table-cell>
          <table:table-cell table:formula="of:=[.B4]" office:value-type="float" office:value="0.434471333" calcext:value-type="float">
            <text:p>0.434471333</text:p>
          </table:table-cell>
          <table:table-cell table:formula="of:=(1-[.A3])*(1-[.B3])" office:value-type="float" office:value="0.403221939571" calcext:value-type="float">
            <text:p>0.403221939571</text:p>
          </table:table-cell>
          <table:table-cell table:formula="of:=MAX([.A3];[.B3])*(1-MIN([.A3];[.B3]))/(1-(1-MAX([.A3];[.B3]))*(1-MAX([.A3];[.B3]))*(1-MIN([.A3];[.B3])))" office:value-type="float" office:value="0.401284365202445" calcext:value-type="float">
            <text:p>0.401284365202445</text:p>
          </table:table-cell>
          <table:table-cell table:formula="of:=MIN([.A3];[.B3])/(1-(1-MAX([.A3];[.B3]))*(1-MIN([.A3];[.B3]))*(1-MIN([.A3];[.B3])))" office:value-type="float" office:value="0.402805458850187" calcext:value-type="float">
            <text:p>0.402805458850187</text:p>
          </table:table-cell>
          <table:table-cell table:formula="of:=IF([.C3]&gt;[.D3];IF([.E3]&gt;[.C3];MIN([.B3];[.A3]);1);IF([.D3]&gt;[.E3];MAX([.A3];[.B3]);MIN([.A3];[.B3])))" office:value-type="float" office:value="1" calcext:value-type="float">
            <text:p>1</text:p>
          </table:table-cell>
          <table:table-cell table:formula="of:=IF([.B3]&lt;MIN([.F3];[.A3]);[.B3]/(1-(1-[.A3])*(1-[.B3])*(1-[.F3]));IF([.B3]&gt;=MAX([.F3];[.A3]);[.B3]*(1-[.A3])*(1-[.F3])/(1-(1-[.A3])*(1-[.B3])*(1-[.F3]));IF([.B3]=[.F3];[.B3]*(1-[.F3])/(1-(1-[.A3])*(1-[.B3])*(1-[.F3]));[.B3]*(1-[.A3]))))" office:value-type="float" office:value="0.309778060429" calcext:value-type="float">
            <text:p>0.309778060429</text:p>
          </table:table-cell>
          <table:table-cell table:formula="of:=1-[.G3]-MAX([.C3];[.D3];[.E3])" office:value-type="float" office:value="0.287" calcext:value-type="float">
            <text:p>0.287</text:p>
          </table:table-cell>
          <table:table-cell table:style-name="ce5"/>
          <table:table-cell table:number-columns-repeated="1015"/>
        </table:table-row>
        <table:table-row table:style-name="ro1">
          <table:table-cell table:formula="of:=[.$A$3]+([.$A$12]-[.$A$3])/3" office:value-type="float" office:value="0.288" calcext:value-type="float">
            <text:p>0.288</text:p>
          </table:table-cell>
          <table:table-cell office:value-type="float" office:value="0.434471333" calcext:value-type="float">
            <text:p>0.434471333</text:p>
          </table:table-cell>
          <table:table-cell table:formula="of:=(1-[.A4])*(1-[.B4])" office:value-type="float" office:value="0.402656410904" calcext:value-type="float">
            <text:p>0.402656410904</text:p>
          </table:table-cell>
          <table:table-cell table:formula="of:=MAX([.A4];[.B4])*(1-MIN([.A4];[.B4]))/(1-(1-MAX([.A4];[.B4]))*(1-MAX([.A4];[.B4]))*(1-MIN([.A4];[.B4])))" office:value-type="float" office:value="0.400555605410953" calcext:value-type="float">
            <text:p>0.400555605410953</text:p>
          </table:table-cell>
          <table:table-cell table:formula="of:=MIN([.A4];[.B4])/(1-(1-MAX([.A4];[.B4]))*(1-MIN([.A4];[.B4]))*(1-MIN([.A4];[.B4])))" office:value-type="float" office:value="0.40375229696164" calcext:value-type="float">
            <text:p>0.40375229696164</text:p>
          </table:table-cell>
          <table:table-cell table:formula="of:=IF([.C4]&gt;[.D4];IF([.E4]&gt;[.C4];MIN([.B4];[.A4]);1);IF([.D4]&gt;[.E4];MAX([.A4];[.B4]);MIN([.A4];[.B4])))" office:value-type="float" office:value="0.288" calcext:value-type="float">
            <text:p>0.288</text:p>
          </table:table-cell>
          <table:table-cell table:formula="of:=IF([.B4]&lt;MIN([.F4];[.A4]);[.B4]/(1-(1-[.A4])*(1-[.B4])*(1-[.F4]));IF([.B4]&gt;=MAX([.F4];[.A4]);[.B4]*(1-[.A4])*(1-[.F4])/(1-(1-[.A4])*(1-[.B4])*(1-[.F4]));IF([.B4]=[.F4];[.B4]*(1-[.F4])/(1-(1-[.A4])*(1-[.B4])*(1-[.F4]));[.B4]*(1-[.A4]))))" office:value-type="float" office:value="0.308776067601673" calcext:value-type="float">
            <text:p>0.308776067601673</text:p>
          </table:table-cell>
          <table:table-cell table:formula="of:=1-[.G4]-MAX([.C4];[.D4];[.E4])" office:value-type="float" office:value="0.287471635436687" calcext:value-type="float">
            <text:p>0.287471635436687</text:p>
          </table:table-cell>
          <table:table-cell table:style-name="ce5"/>
          <table:table-cell table:number-columns-repeated="1015"/>
        </table:table-row>
        <table:table-row table:style-name="ro1">
          <table:table-cell table:formula="of:=[.$A$3]+([.$A$12]-[.$A$3])/3" office:value-type="float" office:value="0.288" calcext:value-type="float">
            <text:p>0.288</text:p>
          </table:table-cell>
          <table:table-cell table:formula="of:=[.B4]+([.B7]-[.B4])/3" office:value-type="float" office:value="0.435980888666667" calcext:value-type="float">
            <text:p>0.435980888666667</text:p>
          </table:table-cell>
          <table:table-cell table:formula="of:=(1-[.A5])*(1-[.B5])" office:value-type="float" office:value="0.401581607269333" calcext:value-type="float">
            <text:p>0.401581607269333</text:p>
          </table:table-cell>
          <table:table-cell table:formula="of:=MAX([.A5];[.B5])*(1-MIN([.A5];[.B5]))/(1-(1-MAX([.A5];[.B5]))*(1-MAX([.A5];[.B5]))*(1-MIN([.A5];[.B5])))" office:value-type="float" office:value="0.401316448405087" calcext:value-type="float">
            <text:p>0.401316448405087</text:p>
          </table:table-cell>
          <table:table-cell table:formula="of:=MIN([.A5];[.B5])/(1-(1-MAX([.A5];[.B5]))*(1-MIN([.A5];[.B5]))*(1-MIN([.A5];[.B5])))" office:value-type="float" office:value="0.403319602865798" calcext:value-type="float">
            <text:p>0.403319602865798</text:p>
          </table:table-cell>
          <table:table-cell table:formula="of:=IF([.C5]&gt;[.D5];IF([.E5]&gt;[.C5];MIN([.B5];[.A5]);1);IF([.D5]&gt;[.E5];MAX([.A5];[.B5]);MIN([.A5];[.B5])))" office:value-type="float" office:value="0.288" calcext:value-type="float">
            <text:p>0.288</text:p>
          </table:table-cell>
          <table:table-cell table:formula="of:=IF([.B5]&lt;MIN([.F5];[.A5]);[.B5]/(1-(1-[.A5])*(1-[.B5])*(1-[.F5]));IF([.B5]&gt;=MAX([.F5];[.A5]);[.B5]*(1-[.A5])*(1-[.F5])/(1-(1-[.A5])*(1-[.B5])*(1-[.F5]));IF([.B5]=[.F5];[.B5]*(1-[.F5])/(1-(1-[.A5])*(1-[.B5])*(1-[.F5]));[.B5]*(1-[.A5]))))" office:value-type="float" office:value="0.309516839893753" calcext:value-type="float">
            <text:p>0.309516839893753</text:p>
          </table:table-cell>
          <table:table-cell table:formula="of:=1-[.G5]-MAX([.C5];[.D5];[.E5])" office:value-type="float" office:value="0.287163557240449" calcext:value-type="float">
            <text:p>0.287163557240449</text:p>
          </table:table-cell>
          <table:table-cell table:style-name="ce5"/>
          <table:table-cell table:number-columns-repeated="1015"/>
        </table:table-row>
        <table:table-row table:style-name="ro1">
          <table:table-cell table:formula="of:=[.$A$3]+([.$A$12]-[.$A$3])/3" office:value-type="float" office:value="0.288" calcext:value-type="float">
            <text:p>0.288</text:p>
          </table:table-cell>
          <table:table-cell table:formula="of:=[.B4]+2*([.B7]-[.B4])/3" office:value-type="float" office:value="0.437490444333333" calcext:value-type="float">
            <text:p>0.437490444333333</text:p>
          </table:table-cell>
          <table:table-cell table:formula="of:=(1-[.A6])*(1-[.B6])" office:value-type="float" office:value="0.400506803634667" calcext:value-type="float">
            <text:p>0.400506803634667</text:p>
          </table:table-cell>
          <table:table-cell table:formula="of:=MAX([.A6];[.B6])*(1-MIN([.A6];[.B6]))/(1-(1-MAX([.A6];[.B6]))*(1-MAX([.A6];[.B6]))*(1-MIN([.A6];[.B6])))" office:value-type="float" office:value="0.402076590919589" calcext:value-type="float">
            <text:p>0.402076590919589</text:p>
          </table:table-cell>
          <table:table-cell table:formula="of:=MIN([.A6];[.B6])/(1-(1-MAX([.A6];[.B6]))*(1-MIN([.A6];[.B6]))*(1-MIN([.A6];[.B6])))" office:value-type="float" office:value="0.402887835198126" calcext:value-type="float">
            <text:p>0.402887835198126</text:p>
          </table:table-cell>
          <table:table-cell table:formula="of:=IF([.C6]&gt;[.D6];IF([.E6]&gt;[.C6];MIN([.B6];[.A6]);1);IF([.D6]&gt;[.E6];MAX([.A6];[.B6]);MIN([.A6];[.B6])))" office:value-type="float" office:value="0.288" calcext:value-type="float">
            <text:p>0.288</text:p>
          </table:table-cell>
          <table:table-cell table:formula="of:=IF([.B6]&lt;MIN([.F6];[.A6]);[.B6]/(1-(1-[.A6])*(1-[.B6])*(1-[.F6]));IF([.B6]&gt;=MAX([.F6];[.A6]);[.B6]*(1-[.A6])*(1-[.F6])/(1-(1-[.A6])*(1-[.B6])*(1-[.F6]));IF([.B6]=[.F6];[.B6]*(1-[.F6])/(1-(1-[.A6])*(1-[.B6])*(1-[.F6]));[.B6]*(1-[.A6]))))" office:value-type="float" office:value="0.310256026140808" calcext:value-type="float">
            <text:p>0.310256026140808</text:p>
          </table:table-cell>
          <table:table-cell table:formula="of:=1-[.G6]-MAX([.C6];[.D6];[.E6])" office:value-type="float" office:value="0.286856138661066" calcext:value-type="float">
            <text:p>0.286856138661066</text:p>
          </table:table-cell>
          <table:table-cell table:style-name="ce5"/>
          <table:table-cell table:number-columns-repeated="1015"/>
        </table:table-row>
        <table:table-row table:style-name="ro1">
          <table:table-cell table:formula="of:=[.$A$3]+([.$A$12]-[.$A$3])/3" office:value-type="float" office:value="0.288" calcext:value-type="float">
            <text:p>0.288</text:p>
          </table:table-cell>
          <table:table-cell office:value-type="float" office:value="0.439" calcext:value-type="float">
            <text:p>0.439</text:p>
          </table:table-cell>
          <table:table-cell table:formula="of:=(1-[.A7])*(1-[.B7])" office:value-type="float" office:value="0.399432" calcext:value-type="float">
            <text:p>0.399432</text:p>
          </table:table-cell>
          <table:table-cell table:formula="of:=MAX([.A7];[.B7])*(1-MIN([.A7];[.B7]))/(1-(1-MAX([.A7];[.B7]))*(1-MAX([.A7];[.B7]))*(1-MIN([.A7];[.B7])))" office:value-type="float" office:value="0.402836045770613" calcext:value-type="float">
            <text:p>0.402836045770613</text:p>
          </table:table-cell>
          <table:table-cell table:formula="of:=MIN([.A7];[.B7])/(1-(1-MAX([.A7];[.B7]))*(1-MIN([.A7];[.B7]))*(1-MIN([.A7];[.B7])))" office:value-type="float" office:value="0.402456990986484" calcext:value-type="float">
            <text:p>0.402456990986484</text:p>
          </table:table-cell>
          <table:table-cell table:formula="of:=IF([.C7]&gt;[.D7];IF([.E7]&gt;[.C7];MIN([.B7];[.A7]);1);IF([.D7]&gt;[.E7];MAX([.A7];[.B7]);MIN([.A7];[.B7])))" office:value-type="float" office:value="0.439" calcext:value-type="float">
            <text:p>0.439</text:p>
          </table:table-cell>
          <table:table-cell table:formula="of:=IF([.B7]&lt;MIN([.F7];[.A7]);[.B7]/(1-(1-[.A7])*(1-[.B7])*(1-[.F7]));IF([.B7]&gt;=MAX([.F7];[.A7]);[.B7]*(1-[.A7])*(1-[.F7])/(1-(1-[.A7])*(1-[.B7])*(1-[.F7]));IF([.B7]=[.F7];[.B7]*(1-[.F7])/(1-(1-[.A7])*(1-[.B7])*(1-[.F7]));[.B7]*(1-[.A7]))))" office:value-type="float" office:value="0.225991021677314" calcext:value-type="float">
            <text:p>0.225991021677314</text:p>
          </table:table-cell>
          <table:table-cell table:formula="of:=1-[.G7]-MAX([.C7];[.D7];[.E7])" office:value-type="float" office:value="0.371172932552073" calcext:value-type="float">
            <text:p>0.371172932552073</text:p>
          </table:table-cell>
          <table:table-cell table:style-name="ce5"/>
          <table:table-cell table:number-columns-repeated="1015"/>
        </table:table-row>
        <table:table-row table:style-name="ro1">
          <table:table-cell table:formula="of:=[.$A$3]+2*([.$A$12]-[.$A$3])/3" office:value-type="float" office:value="0.289" calcext:value-type="float">
            <text:p>0.289</text:p>
          </table:table-cell>
          <table:table-cell table:formula="of:=[.B7]" office:value-type="float" office:value="0.439" calcext:value-type="float">
            <text:p>0.439</text:p>
          </table:table-cell>
          <table:table-cell table:formula="of:=(1-[.A8])*(1-[.B8])" office:value-type="float" office:value="0.398871" calcext:value-type="float">
            <text:p>0.398871</text:p>
          </table:table-cell>
          <table:table-cell table:formula="of:=MAX([.A8];[.B8])*(1-MIN([.A8];[.B8]))/(1-(1-MAX([.A8];[.B8]))*(1-MAX([.A8];[.B8]))*(1-MIN([.A8];[.B8])))" office:value-type="float" office:value="0.402107165789725" calcext:value-type="float">
            <text:p>0.402107165789725</text:p>
          </table:table-cell>
          <table:table-cell table:formula="of:=MIN([.A8];[.B8])/(1-(1-MAX([.A8];[.B8]))*(1-MIN([.A8];[.B8]))*(1-MIN([.A8];[.B8])))" office:value-type="float" office:value="0.403404387414113" calcext:value-type="float">
            <text:p>0.403404387414113</text:p>
          </table:table-cell>
          <table:table-cell table:formula="of:=IF([.C8]&gt;[.D8];IF([.E8]&gt;[.C8];MIN([.B8];[.A8]);1);IF([.D8]&gt;[.E8];MAX([.A8];[.B8]);MIN([.A8];[.B8])))" office:value-type="float" office:value="0.289" calcext:value-type="float">
            <text:p>0.289</text:p>
          </table:table-cell>
          <table:table-cell table:formula="of:=IF([.B8]&lt;MIN([.F8];[.A8]);[.B8]/(1-(1-[.A8])*(1-[.B8])*(1-[.F8]));IF([.B8]&gt;=MAX([.F8];[.A8]);[.B8]*(1-[.A8])*(1-[.F8])/(1-(1-[.A8])*(1-[.B8])*(1-[.F8]));IF([.B8]=[.F8];[.B8]*(1-[.F8])/(1-(1-[.A8])*(1-[.B8])*(1-[.F8]));[.B8]*(1-[.A8]))))" office:value-type="float" office:value="0.309775093134453" calcext:value-type="float">
            <text:p>0.309775093134453</text:p>
          </table:table-cell>
          <table:table-cell table:formula="of:=1-[.G8]-MAX([.C8];[.D8];[.E8])" office:value-type="float" office:value="0.286820519451434" calcext:value-type="float">
            <text:p>0.286820519451434</text:p>
          </table:table-cell>
          <table:table-cell table:style-name="ce5"/>
          <table:table-cell table:number-columns-repeated="1015"/>
        </table:table-row>
        <table:table-row table:style-name="ro1">
          <table:table-cell table:formula="of:=[.$A$3]+2*([.$A$12]-[.$A$3])/3" office:value-type="float" office:value="0.289" calcext:value-type="float">
            <text:p>0.289</text:p>
          </table:table-cell>
          <table:table-cell table:formula="of:=[.B8]+([.B11]-[.B8])/3" office:value-type="float" office:value="0.426" calcext:value-type="float">
            <text:p>0.426</text:p>
          </table:table-cell>
          <table:table-cell table:formula="of:=(1-[.A9])*(1-[.B9])" office:value-type="float" office:value="0.408114" calcext:value-type="float">
            <text:p>0.408114</text:p>
          </table:table-cell>
          <table:table-cell table:formula="of:=MAX([.A9];[.B9])*(1-MIN([.A9];[.B9]))/(1-(1-MAX([.A9];[.B9]))*(1-MAX([.A9];[.B9]))*(1-MIN([.A9];[.B9])))" office:value-type="float" office:value="0.395545466896627" calcext:value-type="float">
            <text:p>0.395545466896627</text:p>
          </table:table-cell>
          <table:table-cell table:formula="of:=MIN([.A9];[.B9])/(1-(1-MAX([.A9];[.B9]))*(1-MIN([.A9];[.B9]))*(1-MIN([.A9];[.B9])))" office:value-type="float" office:value="0.407139195083783" calcext:value-type="float">
            <text:p>0.407139195083783</text:p>
          </table:table-cell>
          <table:table-cell table:formula="of:=IF([.C9]&gt;[.D9];IF([.E9]&gt;[.C9];MIN([.B9];[.A9]);1);IF([.D9]&gt;[.E9];MAX([.A9];[.B9]);MIN([.A9];[.B9])))" office:value-type="float" office:value="1" calcext:value-type="float">
            <text:p>1</text:p>
          </table:table-cell>
          <table:table-cell table:formula="of:=IF([.B9]&lt;MIN([.F9];[.A9]);[.B9]/(1-(1-[.A9])*(1-[.B9])*(1-[.F9]));IF([.B9]&gt;=MAX([.F9];[.A9]);[.B9]*(1-[.A9])*(1-[.F9])/(1-(1-[.A9])*(1-[.B9])*(1-[.F9]));IF([.B9]=[.F9];[.B9]*(1-[.F9])/(1-(1-[.A9])*(1-[.B9])*(1-[.F9]));[.B9]*(1-[.A9]))))" office:value-type="float" office:value="0.302886" calcext:value-type="float">
            <text:p>0.302886</text:p>
          </table:table-cell>
          <table:table-cell table:formula="of:=1-[.G9]-MAX([.C9];[.D9];[.E9])" office:value-type="float" office:value="0.289" calcext:value-type="float">
            <text:p>0.289</text:p>
          </table:table-cell>
          <table:table-cell table:style-name="ce5"/>
          <table:table-cell table:number-columns-repeated="1015"/>
        </table:table-row>
        <table:table-row table:style-name="ro1">
          <table:table-cell table:formula="of:=[.$A$3]+2*([.$A$12]-[.$A$3])/3" office:value-type="float" office:value="0.289" calcext:value-type="float">
            <text:p>0.289</text:p>
          </table:table-cell>
          <table:table-cell table:formula="of:=[.B8]+2*([.B11]-[.B8])/3" office:value-type="float" office:value="0.413" calcext:value-type="float">
            <text:p>0.413</text:p>
          </table:table-cell>
          <table:table-cell table:formula="of:=(1-[.A10])*(1-[.B10])" office:value-type="float" office:value="0.417357" calcext:value-type="float">
            <text:p>0.417357</text:p>
          </table:table-cell>
          <table:table-cell table:formula="of:=MAX([.A10];[.B10])*(1-MIN([.A10];[.B10]))/(1-(1-MAX([.A10];[.B10]))*(1-MAX([.A10];[.B10]))*(1-MIN([.A10];[.B10])))" office:value-type="float" office:value="0.388925232193932" calcext:value-type="float">
            <text:p>0.388925232193932</text:p>
          </table:table-cell>
          <table:table-cell table:formula="of:=MIN([.A10];[.B10])/(1-(1-MAX([.A10];[.B10]))*(1-MIN([.A10];[.B10]))*(1-MIN([.A10];[.B10])))" office:value-type="float" office:value="0.410943804354757" calcext:value-type="float">
            <text:p>0.410943804354757</text:p>
          </table:table-cell>
          <table:table-cell table:formula="of:=IF([.C10]&gt;[.D10];IF([.E10]&gt;[.C10];MIN([.B10];[.A10]);1);IF([.D10]&gt;[.E10];MAX([.A10];[.B10]);MIN([.A10];[.B10])))" office:value-type="float" office:value="1" calcext:value-type="float">
            <text:p>1</text:p>
          </table:table-cell>
          <table:table-cell table:formula="of:=IF([.B10]&lt;MIN([.F10];[.A10]);[.B10]/(1-(1-[.A10])*(1-[.B10])*(1-[.F10]));IF([.B10]&gt;=MAX([.F10];[.A10]);[.B10]*(1-[.A10])*(1-[.F10])/(1-(1-[.A10])*(1-[.B10])*(1-[.F10]));IF([.B10]=[.F10];[.B10]*(1-[.F10])/(1-(1-[.A10])*(1-[.B10])*(1-[.F10]));[.B10]*(1-[.A10]))))" office:value-type="float" office:value="0.293643" calcext:value-type="float">
            <text:p>0.293643</text:p>
          </table:table-cell>
          <table:table-cell table:formula="of:=1-[.G10]-MAX([.C10];[.D10];[.E10])" office:value-type="float" office:value="0.289" calcext:value-type="float">
            <text:p>0.289</text:p>
          </table:table-cell>
          <table:table-cell table:style-name="ce5"/>
          <table:table-cell table:number-columns-repeated="1015"/>
        </table:table-row>
        <table:table-row table:style-name="ro1">
          <table:table-cell table:formula="of:=[.$A$3]+2*([.$A$12]-[.$A$3])/3" office:value-type="float" office:value="0.289" calcext:value-type="float">
            <text:p>0.289</text:p>
          </table:table-cell>
          <table:table-cell office:value-type="float" office:value="0.4" calcext:value-type="float">
            <text:p>0.4</text:p>
          </table:table-cell>
          <table:table-cell table:formula="of:=(1-[.A11])*(1-[.B11])" office:value-type="float" office:value="0.4266" calcext:value-type="float">
            <text:p>0.4266</text:p>
          </table:table-cell>
          <table:table-cell table:formula="of:=MAX([.A11];[.B11])*(1-MIN([.A11];[.B11]))/(1-(1-MAX([.A11];[.B11]))*(1-MAX([.A11];[.B11]))*(1-MIN([.A11];[.B11])))" office:value-type="float" office:value="0.382237514112145" calcext:value-type="float">
            <text:p>0.382237514112145</text:p>
          </table:table-cell>
          <table:table-cell table:formula="of:=MIN([.A11];[.B11])/(1-(1-MAX([.A11];[.B11]))*(1-MIN([.A11];[.B11]))*(1-MIN([.A11];[.B11])))" office:value-type="float" office:value="0.414820190518732" calcext:value-type="float">
            <text:p>0.414820190518732</text:p>
          </table:table-cell>
          <table:table-cell table:formula="of:=IF([.C11]&gt;[.D11];IF([.E11]&gt;[.C11];MIN([.B11];[.A11]);1);IF([.D11]&gt;[.E11];MAX([.A11];[.B11]);MIN([.A11];[.B11])))" office:value-type="float" office:value="1" calcext:value-type="float">
            <text:p>1</text:p>
          </table:table-cell>
          <table:table-cell table:formula="of:=IF([.B11]&lt;MIN([.F11];[.A11]);[.B11]/(1-(1-[.A11])*(1-[.B11])*(1-[.F11]));IF([.B11]&gt;=MAX([.F11];[.A11]);[.B11]*(1-[.A11])*(1-[.F11])/(1-(1-[.A11])*(1-[.B11])*(1-[.F11]));IF([.B11]=[.F11];[.B11]*(1-[.F11])/(1-(1-[.A11])*(1-[.B11])*(1-[.F11]));[.B11]*(1-[.A11]))))" office:value-type="float" office:value="0.2844" calcext:value-type="float">
            <text:p>0.2844</text:p>
          </table:table-cell>
          <table:table-cell table:formula="of:=1-[.G11]-MAX([.C11];[.D11];[.E11])" office:value-type="float" office:value="0.289" calcext:value-type="float">
            <text:p>0.289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[.B7]" office:value-type="float" office:value="0.439" calcext:value-type="float">
            <text:p>0.439</text:p>
          </table:table-cell>
          <table:table-cell table:formula="of:=(1-[.A12])*(1-[.B12])" office:value-type="float" office:value="0.39831" calcext:value-type="float">
            <text:p>0.39831</text:p>
          </table:table-cell>
          <table:table-cell table:formula="of:=MAX([.A12];[.B12])*(1-MIN([.A12];[.B12]))/(1-(1-MAX([.A12];[.B12]))*(1-MAX([.A12];[.B12]))*(1-MIN([.A12];[.B12])))" office:value-type="float" office:value="0.40137887661278" calcext:value-type="float">
            <text:p>0.40137887661278</text:p>
          </table:table-cell>
          <table:table-cell table:formula="of:=MIN([.A12];[.B12])/(1-(1-MAX([.A12];[.B12]))*(1-MIN([.A12];[.B12]))*(1-MIN([.A12];[.B12])))" office:value-type="float" office:value="0.404350307355035" calcext:value-type="float">
            <text:p>0.404350307355035</text:p>
          </table:table-cell>
          <table:table-cell table:formula="of:=IF([.C12]&gt;[.D12];IF([.E12]&gt;[.C12];MIN([.B12];[.A12]);1);IF([.D12]&gt;[.E12];MAX([.A12];[.B12]);MIN([.A12];[.B12])))" office:value-type="float" office:value="0.29" calcext:value-type="float">
            <text:p>0.29</text:p>
          </table:table-cell>
          <table:table-cell table:formula="of:=IF([.B12]&lt;MIN([.F12];[.A12]);[.B12]/(1-(1-[.A12])*(1-[.B12])*(1-[.F12]));IF([.B12]&gt;=MAX([.F12];[.A12]);[.B12]*(1-[.A12])*(1-[.F12])/(1-(1-[.A12])*(1-[.B12])*(1-[.F12]));IF([.B12]=[.F12];[.B12]*(1-[.F12])/(1-(1-[.A12])*(1-[.B12])*(1-[.F12]));[.B12]*(1-[.A12]))))" office:value-type="float" office:value="0.308560974422891" calcext:value-type="float">
            <text:p>0.308560974422891</text:p>
          </table:table-cell>
          <table:table-cell table:formula="of:=1-[.G12]-MAX([.C12];[.D12];[.E12])" office:value-type="float" office:value="0.287088718222075" calcext:value-type="float">
            <text:p>0.287088718222075</text:p>
          </table:table-cell>
          <table:table-cell table:style-name="ce5"/>
          <table:table-cell table:number-columns-repeated="1015"/>
        </table:table-row>
        <table:table-row table:style-name="ro1" table:number-rows-repeated="89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1" table:number-columns-repeated="64" table:default-cell-style-name="ce1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(u wins)</text:p>
          </table:table-cell>
          <table:table-cell office:value-type="string" calcext:value-type="string">
            <text:p>p(v wins)</text:p>
          </table:table-cell>
          <table:table-cell table:number-columns-repeated="60"/>
        </table:table-row>
        <table:table-row table:style-name="ro1">
          <table:table-cell table:formula="of:=[.A5]" office:value-type="float" office:value="0.382" calcext:value-type="float">
            <text:p>0.382</text:p>
          </table:table-cell>
          <table:table-cell table:formula="of:=[.A3]" office:value-type="float" office:value="0.382" calcext:value-type="float">
            <text:p>0.382</text:p>
          </table:table-cell>
          <table:table-cell table:style-name="ce5" table:formula="of:=1-[.D3]" office:value-type="float" office:value="0.381953028430161" calcext:value-type="float">
            <text:p>0.381953028430161</text:p>
          </table:table-cell>
          <table:table-cell table:style-name="ce5" table:formula="of:=IF([.B3]&gt;[.A3];[.B3]*(1-[.A3])/(1-(1-[.B3])*(1-[.A3]));[.B3]/(1-(1-[.B3])*(1-[.A3])))" office:value-type="float" office:value="0.618046971569839" calcext:value-type="float">
            <text:p>0.618046971569839</text:p>
          </table:table-cell>
          <table:table-cell table:number-columns-repeated="60"/>
        </table:table-row>
        <table:table-row table:style-name="ro1">
          <table:table-cell table:formula="of:=[.A3]" office:value-type="float" office:value="0.382" calcext:value-type="float">
            <text:p>0.382</text:p>
          </table:table-cell>
          <table:table-cell office:value-type="float" office:value="1" calcext:value-type="float">
            <text:p>1</text:p>
          </table:table-cell>
          <table:table-cell table:style-name="ce5" table:formula="of:=1-[.D4]" office:value-type="float" office:value="0.382" calcext:value-type="float">
            <text:p>0.382</text:p>
          </table:table-cell>
          <table:table-cell table:style-name="ce5" table:formula="of:=IF([.B4]&gt;[.A4];[.B4]*(1-[.A4])/(1-(1-[.B4])*(1-[.A4]));[.B4]/(1-(1-[.B4])*(1-[.A4])))" office:value-type="float" office:value="0.618" calcext:value-type="float">
            <text:p>0.618</text:p>
          </table:table-cell>
          <table:table-cell table:number-columns-repeated="60"/>
        </table:table-row>
        <table:table-row table:style-name="ro1">
          <table:table-cell office:value-type="float" office:value="0.382" calcext:value-type="float">
            <text:p>0.382</text:p>
          </table:table-cell>
          <table:table-cell/>
          <table:table-cell table:formula="of:=MIN([.C4];[.C3])" office:value-type="float" office:value="0.381953028430161" calcext:value-type="float">
            <text:p>0.381953028430161</text:p>
          </table:table-cell>
          <table:table-cell table:number-columns-repeated="61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8:47:55.3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22:07:23.599000000</meta:creation-date>
    <dc:date>2021-06-30T19:07:34.409000000</dc:date>
    <meta:editing-duration>PT44M6S</meta:editing-duration>
    <meta:editing-cycles>8</meta:editing-cycles>
    <meta:generator>LibreOffice/7.1.3.2$Windows_X86_64 LibreOffice_project/47f78053abe362b9384784d31a6e56f8511eb1c1</meta:generator>
    <meta:document-statistic meta:table-count="3" meta:cell-count="910" meta:object-count="0"/>
  </office:meta>
</office:document-meta>
</file>